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(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25" calcext:value-type="float">
            <text:p>0.812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75" calcext:value-type="float">
            <text:p>0.187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5" calcext:value-type="float">
            <text:p>0.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125" calcext:value-type="float">
            <text:p>0.8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1875" calcext:value-type="float">
            <text:p>0.1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23892535" calcext:value-type="float">
            <text:p>0.8123892535</text:p>
          </table:table-cell>
          <table:table-cell/>
          <table:table-cell office:value-type="float" office:value="0.5083189129" calcext:value-type="float">
            <text:p>0.5083189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20570924" calcext:value-type="float">
            <text:p>0.8120570924</text:p>
          </table:table-cell>
          <table:table-cell/>
          <table:table-cell office:value-type="float" office:value="0.5166319296" calcext:value-type="float">
            <text:p>0.5166319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15037522" calcext:value-type="float">
            <text:p>0.8115037522</text:p>
          </table:table-cell>
          <table:table-cell/>
          <table:table-cell office:value-type="float" office:value="0.524933158" calcext:value-type="float">
            <text:p>0.524933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07296251" calcext:value-type="float">
            <text:p>0.8107296251</text:p>
          </table:table-cell>
          <table:table-cell/>
          <table:table-cell office:value-type="float" office:value="0.5332167143" calcext:value-type="float">
            <text:p>0.5332167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97352597" calcext:value-type="float">
            <text:p>0.8097352597</text:p>
          </table:table-cell>
          <table:table-cell/>
          <table:table-cell office:value-type="float" office:value="0.5414767273" calcext:value-type="float">
            <text:p>0.5414767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85213609" calcext:value-type="float">
            <text:p>0.8085213609</text:p>
          </table:table-cell>
          <table:table-cell/>
          <table:table-cell office:value-type="float" office:value="0.5497073425" calcext:value-type="float">
            <text:p>0.5497073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70887889" calcext:value-type="float">
            <text:p>0.8070887889</text:p>
          </table:table-cell>
          <table:table-cell/>
          <table:table-cell office:value-type="float" office:value="0.5579027263" calcext:value-type="float">
            <text:p>0.55790272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54385593" calcext:value-type="float">
            <text:p>0.8054385593</text:p>
          </table:table-cell>
          <table:table-cell/>
          <table:table-cell office:value-type="float" office:value="0.5660570699" calcext:value-type="float">
            <text:p>0.5660570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35718416" calcext:value-type="float">
            <text:p>0.8035718416</text:p>
          </table:table-cell>
          <table:table-cell/>
          <table:table-cell office:value-type="float" office:value="0.5741645937" calcext:value-type="float">
            <text:p>0.57416459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1489959" calcext:value-type="float">
            <text:p>0.801489959</text:p>
          </table:table-cell>
          <table:table-cell/>
          <table:table-cell office:value-type="float" office:value="0.5822195513" calcext:value-type="float">
            <text:p>0.58221955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194387" calcext:value-type="float">
            <text:p>0.799194387</text:p>
          </table:table-cell>
          <table:table-cell/>
          <table:table-cell office:value-type="float" office:value="0.5902162335" calcext:value-type="float">
            <text:p>0.5902162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66867526" calcext:value-type="float">
            <text:p>0.7966867526</text:p>
          </table:table-cell>
          <table:table-cell/>
          <table:table-cell office:value-type="float" office:value="0.5981489725" calcext:value-type="float">
            <text:p>0.5981489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39688333" calcext:value-type="float">
            <text:p>0.7939688333</text:p>
          </table:table-cell>
          <table:table-cell/>
          <table:table-cell office:value-type="float" office:value="0.6060121457" calcext:value-type="float">
            <text:p>0.6060121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10425555" calcext:value-type="float">
            <text:p>0.7910425555</text:p>
          </table:table-cell>
          <table:table-cell/>
          <table:table-cell office:value-type="float" office:value="0.6138001798" calcext:value-type="float">
            <text:p>0.6138001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9099931" calcext:value-type="float">
            <text:p>0.7879099931</text:p>
          </table:table-cell>
          <table:table-cell/>
          <table:table-cell office:value-type="float" office:value="0.6215075548" calcext:value-type="float">
            <text:p>0.6215075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45733665" calcext:value-type="float">
            <text:p>0.7845733665</text:p>
          </table:table-cell>
          <table:table-cell/>
          <table:table-cell office:value-type="float" office:value="0.6291288081" calcext:value-type="float">
            <text:p>0.6291288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10350407" calcext:value-type="float">
            <text:p>0.7810350407</text:p>
          </table:table-cell>
          <table:table-cell/>
          <table:table-cell office:value-type="float" office:value="0.6366585376" calcext:value-type="float">
            <text:p>0.6366585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72975235" calcext:value-type="float">
            <text:p>0.7772975235</text:p>
          </table:table-cell>
          <table:table-cell/>
          <table:table-cell office:value-type="float" office:value="0.6440914067" calcext:value-type="float">
            <text:p>0.6440914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33634639" calcext:value-type="float">
            <text:p>0.7733634639</text:p>
          </table:table-cell>
          <table:table-cell/>
          <table:table-cell office:value-type="float" office:value="0.651422147" calcext:value-type="float">
            <text:p>0.651422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92356504" calcext:value-type="float">
            <text:p>0.7692356504</text:p>
          </table:table-cell>
          <table:table-cell/>
          <table:table-cell office:value-type="float" office:value="0.6586455626" calcext:value-type="float">
            <text:p>0.6586455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49170087" calcext:value-type="float">
            <text:p>0.7649170087</text:p>
          </table:table-cell>
          <table:table-cell/>
          <table:table-cell office:value-type="float" office:value="0.6657565338" calcext:value-type="float">
            <text:p>0.6657565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04105997" calcext:value-type="float">
            <text:p>0.7604105997</text:p>
          </table:table-cell>
          <table:table-cell/>
          <table:table-cell office:value-type="float" office:value="0.6727500204" calcext:value-type="float">
            <text:p>0.6727500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57196175" calcext:value-type="float">
            <text:p>0.7557196175</text:p>
          </table:table-cell>
          <table:table-cell/>
          <table:table-cell office:value-type="float" office:value="0.6796210657" calcext:value-type="float">
            <text:p>0.6796210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08473869" calcext:value-type="float">
            <text:p>0.7508473869</text:p>
          </table:table-cell>
          <table:table-cell/>
          <table:table-cell office:value-type="float" office:value="0.6863647995" calcext:value-type="float">
            <text:p>0.6863647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57973612" calcext:value-type="float">
            <text:p>0.7457973612</text:p>
          </table:table-cell>
          <table:table-cell/>
          <table:table-cell office:value-type="float" office:value="0.6929764422" calcext:value-type="float">
            <text:p>0.69297644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05731198" calcext:value-type="float">
            <text:p>0.7405731198</text:p>
          </table:table-cell>
          <table:table-cell/>
          <table:table-cell office:value-type="float" office:value="0.6994513074" calcext:value-type="float">
            <text:p>0.69945130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1783656" calcext:value-type="float">
            <text:p>0.7351783656</text:p>
          </table:table-cell>
          <table:table-cell/>
          <table:table-cell office:value-type="float" office:value="0.705784806" calcext:value-type="float">
            <text:p>0.705784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6169221" calcext:value-type="float">
            <text:p>0.7296169221</text:p>
          </table:table-cell>
          <table:table-cell/>
          <table:table-cell office:value-type="float" office:value="0.7119724488" calcext:value-type="float">
            <text:p>0.7119724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38927313" calcext:value-type="float">
            <text:p>0.7238927313</text:p>
          </table:table-cell>
          <table:table-cell/>
          <table:table-cell office:value-type="float" office:value="0.7180098504" calcext:value-type="float">
            <text:p>0.7180098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80098504" calcext:value-type="float">
            <text:p>0.7180098504</text:p>
          </table:table-cell>
          <table:table-cell/>
          <table:table-cell office:value-type="float" office:value="0.7238927313" calcext:value-type="float">
            <text:p>0.7238927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9724488" calcext:value-type="float">
            <text:p>0.7119724488</text:p>
          </table:table-cell>
          <table:table-cell/>
          <table:table-cell office:value-type="float" office:value="0.7296169221" calcext:value-type="float">
            <text:p>0.729616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5784806" calcext:value-type="float">
            <text:p>0.705784806</text:p>
          </table:table-cell>
          <table:table-cell/>
          <table:table-cell office:value-type="float" office:value="0.7351783656" calcext:value-type="float">
            <text:p>0.735178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94513074" calcext:value-type="float">
            <text:p>0.6994513074</text:p>
          </table:table-cell>
          <table:table-cell/>
          <table:table-cell office:value-type="float" office:value="0.7405731198" calcext:value-type="float">
            <text:p>0.7405731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29764422" calcext:value-type="float">
            <text:p>0.6929764422</text:p>
          </table:table-cell>
          <table:table-cell/>
          <table:table-cell office:value-type="float" office:value="0.7457973612" calcext:value-type="float">
            <text:p>0.7457973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63647995" calcext:value-type="float">
            <text:p>0.6863647995</text:p>
          </table:table-cell>
          <table:table-cell/>
          <table:table-cell office:value-type="float" office:value="0.7508473869" calcext:value-type="float">
            <text:p>0.7508473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96210657" calcext:value-type="float">
            <text:p>0.6796210657</text:p>
          </table:table-cell>
          <table:table-cell/>
          <table:table-cell office:value-type="float" office:value="0.7557196175" calcext:value-type="float">
            <text:p>0.7557196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27500204" calcext:value-type="float">
            <text:p>0.6727500204</text:p>
          </table:table-cell>
          <table:table-cell/>
          <table:table-cell office:value-type="float" office:value="0.7604105997" calcext:value-type="float">
            <text:p>0.7604105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57565338" calcext:value-type="float">
            <text:p>0.6657565338</text:p>
          </table:table-cell>
          <table:table-cell/>
          <table:table-cell office:value-type="float" office:value="0.7649170087" calcext:value-type="float">
            <text:p>0.7649170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86455626" calcext:value-type="float">
            <text:p>0.6586455626</text:p>
          </table:table-cell>
          <table:table-cell/>
          <table:table-cell office:value-type="float" office:value="0.7692356504" calcext:value-type="float">
            <text:p>0.7692356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1422147" calcext:value-type="float">
            <text:p>0.651422147</text:p>
          </table:table-cell>
          <table:table-cell/>
          <table:table-cell office:value-type="float" office:value="0.7733634639" calcext:value-type="float">
            <text:p>0.77336346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40914067" calcext:value-type="float">
            <text:p>0.6440914067</text:p>
          </table:table-cell>
          <table:table-cell/>
          <table:table-cell office:value-type="float" office:value="0.7772975235" calcext:value-type="float">
            <text:p>0.7772975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66585376" calcext:value-type="float">
            <text:p>0.6366585376</text:p>
          </table:table-cell>
          <table:table-cell/>
          <table:table-cell office:value-type="float" office:value="0.7810350407" calcext:value-type="float">
            <text:p>0.78103504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91288081" calcext:value-type="float">
            <text:p>0.6291288081</text:p>
          </table:table-cell>
          <table:table-cell/>
          <table:table-cell office:value-type="float" office:value="0.7845733665" calcext:value-type="float">
            <text:p>0.7845733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5075548" calcext:value-type="float">
            <text:p>0.6215075548</text:p>
          </table:table-cell>
          <table:table-cell/>
          <table:table-cell office:value-type="float" office:value="0.7879099931" calcext:value-type="float">
            <text:p>0.7879099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38001798" calcext:value-type="float">
            <text:p>0.6138001798</text:p>
          </table:table-cell>
          <table:table-cell/>
          <table:table-cell office:value-type="float" office:value="0.7910425555" calcext:value-type="float">
            <text:p>0.7910425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60121457" calcext:value-type="float">
            <text:p>0.6060121457</text:p>
          </table:table-cell>
          <table:table-cell/>
          <table:table-cell office:value-type="float" office:value="0.7939688333" calcext:value-type="float">
            <text:p>0.7939688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81489725" calcext:value-type="float">
            <text:p>0.5981489725</text:p>
          </table:table-cell>
          <table:table-cell/>
          <table:table-cell office:value-type="float" office:value="0.7966867526" calcext:value-type="float">
            <text:p>0.7966867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02162335" calcext:value-type="float">
            <text:p>0.5902162335</text:p>
          </table:table-cell>
          <table:table-cell/>
          <table:table-cell office:value-type="float" office:value="0.799194387" calcext:value-type="float">
            <text:p>0.799194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2195513" calcext:value-type="float">
            <text:p>0.5822195513</text:p>
          </table:table-cell>
          <table:table-cell/>
          <table:table-cell office:value-type="float" office:value="0.801489959" calcext:value-type="float">
            <text:p>0.801489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41645937" calcext:value-type="float">
            <text:p>0.5741645937</text:p>
          </table:table-cell>
          <table:table-cell/>
          <table:table-cell office:value-type="float" office:value="0.8035718416" calcext:value-type="float">
            <text:p>0.80357184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60570699" calcext:value-type="float">
            <text:p>0.5660570699</text:p>
          </table:table-cell>
          <table:table-cell/>
          <table:table-cell office:value-type="float" office:value="0.8054385593" calcext:value-type="float">
            <text:p>0.80543855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79027263" calcext:value-type="float">
            <text:p>0.5579027263</text:p>
          </table:table-cell>
          <table:table-cell/>
          <table:table-cell office:value-type="float" office:value="0.8070887889" calcext:value-type="float">
            <text:p>0.8070887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7073425" calcext:value-type="float">
            <text:p>0.5497073425</text:p>
          </table:table-cell>
          <table:table-cell/>
          <table:table-cell office:value-type="float" office:value="0.8085213609" calcext:value-type="float">
            <text:p>0.8085213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4767273" calcext:value-type="float">
            <text:p>0.5414767273</text:p>
          </table:table-cell>
          <table:table-cell/>
          <table:table-cell office:value-type="float" office:value="0.8097352597" calcext:value-type="float">
            <text:p>0.8097352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2167143" calcext:value-type="float">
            <text:p>0.5332167143</text:p>
          </table:table-cell>
          <table:table-cell/>
          <table:table-cell office:value-type="float" office:value="0.8107296251" calcext:value-type="float">
            <text:p>0.8107296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4933158" calcext:value-type="float">
            <text:p>0.524933158</text:p>
          </table:table-cell>
          <table:table-cell/>
          <table:table-cell office:value-type="float" office:value="0.8115037522" calcext:value-type="float">
            <text:p>0.81150375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66319296" calcext:value-type="float">
            <text:p>0.5166319296</text:p>
          </table:table-cell>
          <table:table-cell/>
          <table:table-cell office:value-type="float" office:value="0.8120570924" calcext:value-type="float">
            <text:p>0.8120570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83189129" calcext:value-type="float">
            <text:p>0.5083189129</text:p>
          </table:table-cell>
          <table:table-cell/>
          <table:table-cell office:value-type="float" office:value="0.8123892535" calcext:value-type="float">
            <text:p>0.8123892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16810871" calcext:value-type="float">
            <text:p>0.4916810871</text:p>
          </table:table-cell>
          <table:table-cell/>
          <table:table-cell office:value-type="float" office:value="0.8123892535" calcext:value-type="float">
            <text:p>0.81238925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3680704" calcext:value-type="float">
            <text:p>0.4833680704</text:p>
          </table:table-cell>
          <table:table-cell/>
          <table:table-cell office:value-type="float" office:value="0.8120570924" calcext:value-type="float">
            <text:p>0.8120570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5066842" calcext:value-type="float">
            <text:p>0.475066842</text:p>
          </table:table-cell>
          <table:table-cell/>
          <table:table-cell office:value-type="float" office:value="0.8115037522" calcext:value-type="float">
            <text:p>0.81150375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67832857" calcext:value-type="float">
            <text:p>0.4667832857</text:p>
          </table:table-cell>
          <table:table-cell/>
          <table:table-cell office:value-type="float" office:value="0.8107296251" calcext:value-type="float">
            <text:p>0.81072962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85232727" calcext:value-type="float">
            <text:p>0.4585232727</text:p>
          </table:table-cell>
          <table:table-cell/>
          <table:table-cell office:value-type="float" office:value="0.8097352597" calcext:value-type="float">
            <text:p>0.80973525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02926575" calcext:value-type="float">
            <text:p>0.4502926575</text:p>
          </table:table-cell>
          <table:table-cell/>
          <table:table-cell office:value-type="float" office:value="0.8085213609" calcext:value-type="float">
            <text:p>0.8085213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20972737" calcext:value-type="float">
            <text:p>0.4420972737</text:p>
          </table:table-cell>
          <table:table-cell/>
          <table:table-cell office:value-type="float" office:value="0.8070887889" calcext:value-type="float">
            <text:p>0.8070887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39429301" calcext:value-type="float">
            <text:p>0.4339429301</text:p>
          </table:table-cell>
          <table:table-cell/>
          <table:table-cell office:value-type="float" office:value="0.8054385593" calcext:value-type="float">
            <text:p>0.80543855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58354063" calcext:value-type="float">
            <text:p>0.4258354063</text:p>
          </table:table-cell>
          <table:table-cell/>
          <table:table-cell office:value-type="float" office:value="0.8035718416" calcext:value-type="float">
            <text:p>0.80357184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7804487" calcext:value-type="float">
            <text:p>0.4177804487</text:p>
          </table:table-cell>
          <table:table-cell/>
          <table:table-cell office:value-type="float" office:value="0.801489959" calcext:value-type="float">
            <text:p>0.801489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97837665" calcext:value-type="float">
            <text:p>0.4097837665</text:p>
          </table:table-cell>
          <table:table-cell/>
          <table:table-cell office:value-type="float" office:value="0.799194387" calcext:value-type="float">
            <text:p>0.799194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18510275" calcext:value-type="float">
            <text:p>0.4018510275</text:p>
          </table:table-cell>
          <table:table-cell/>
          <table:table-cell office:value-type="float" office:value="0.7966867526" calcext:value-type="float">
            <text:p>0.7966867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39878543" calcext:value-type="float">
            <text:p>0.3939878543</text:p>
          </table:table-cell>
          <table:table-cell/>
          <table:table-cell office:value-type="float" office:value="0.7939688333" calcext:value-type="float">
            <text:p>0.7939688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61998202" calcext:value-type="float">
            <text:p>0.3861998202</text:p>
          </table:table-cell>
          <table:table-cell/>
          <table:table-cell office:value-type="float" office:value="0.7910425555" calcext:value-type="float">
            <text:p>0.79104255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84924452" calcext:value-type="float">
            <text:p>0.3784924452</text:p>
          </table:table-cell>
          <table:table-cell/>
          <table:table-cell office:value-type="float" office:value="0.7879099931" calcext:value-type="float">
            <text:p>0.78790999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08711919" calcext:value-type="float">
            <text:p>0.3708711919</text:p>
          </table:table-cell>
          <table:table-cell/>
          <table:table-cell office:value-type="float" office:value="0.7845733665" calcext:value-type="float">
            <text:p>0.7845733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33414624" calcext:value-type="float">
            <text:p>0.3633414624</text:p>
          </table:table-cell>
          <table:table-cell/>
          <table:table-cell office:value-type="float" office:value="0.7810350407" calcext:value-type="float">
            <text:p>0.78103504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59085933" calcext:value-type="float">
            <text:p>0.3559085933</text:p>
          </table:table-cell>
          <table:table-cell/>
          <table:table-cell office:value-type="float" office:value="0.7772975235" calcext:value-type="float">
            <text:p>0.7772975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8577853" calcext:value-type="float">
            <text:p>0.348577853</text:p>
          </table:table-cell>
          <table:table-cell/>
          <table:table-cell office:value-type="float" office:value="0.7733634639" calcext:value-type="float">
            <text:p>0.77336346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13544374" calcext:value-type="float">
            <text:p>0.3413544374</text:p>
          </table:table-cell>
          <table:table-cell/>
          <table:table-cell office:value-type="float" office:value="0.7692356504" calcext:value-type="float">
            <text:p>0.7692356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42434662" calcext:value-type="float">
            <text:p>0.3342434662</text:p>
          </table:table-cell>
          <table:table-cell/>
          <table:table-cell office:value-type="float" office:value="0.7649170087" calcext:value-type="float">
            <text:p>0.7649170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72499796" calcext:value-type="float">
            <text:p>0.3272499796</text:p>
          </table:table-cell>
          <table:table-cell/>
          <table:table-cell office:value-type="float" office:value="0.7604105997" calcext:value-type="float">
            <text:p>0.7604105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03789343" calcext:value-type="float">
            <text:p>0.3203789343</text:p>
          </table:table-cell>
          <table:table-cell/>
          <table:table-cell office:value-type="float" office:value="0.7557196175" calcext:value-type="float">
            <text:p>0.7557196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36352005" calcext:value-type="float">
            <text:p>0.3136352005</text:p>
          </table:table-cell>
          <table:table-cell/>
          <table:table-cell office:value-type="float" office:value="0.7508473869" calcext:value-type="float">
            <text:p>0.7508473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70235578" calcext:value-type="float">
            <text:p>0.3070235578</text:p>
          </table:table-cell>
          <table:table-cell/>
          <table:table-cell office:value-type="float" office:value="0.7457973612" calcext:value-type="float">
            <text:p>0.74579736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05486926" calcext:value-type="float">
            <text:p>0.3005486926</text:p>
          </table:table-cell>
          <table:table-cell/>
          <table:table-cell office:value-type="float" office:value="0.7405731198" calcext:value-type="float">
            <text:p>0.74057311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4215194" calcext:value-type="float">
            <text:p>0.294215194</text:p>
          </table:table-cell>
          <table:table-cell/>
          <table:table-cell office:value-type="float" office:value="0.7351783656" calcext:value-type="float">
            <text:p>0.7351783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0275512" calcext:value-type="float">
            <text:p>0.2880275512</text:p>
          </table:table-cell>
          <table:table-cell/>
          <table:table-cell office:value-type="float" office:value="0.7296169221" calcext:value-type="float">
            <text:p>0.7296169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19901496" calcext:value-type="float">
            <text:p>0.2819901496</text:p>
          </table:table-cell>
          <table:table-cell/>
          <table:table-cell office:value-type="float" office:value="0.7238927313" calcext:value-type="float">
            <text:p>0.72389273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61072687" calcext:value-type="float">
            <text:p>0.2761072687</text:p>
          </table:table-cell>
          <table:table-cell/>
          <table:table-cell office:value-type="float" office:value="0.7180098504" calcext:value-type="float">
            <text:p>0.7180098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03830779" calcext:value-type="float">
            <text:p>0.2703830779</text:p>
          </table:table-cell>
          <table:table-cell/>
          <table:table-cell office:value-type="float" office:value="0.7119724488" calcext:value-type="float">
            <text:p>0.7119724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8216344" calcext:value-type="float">
            <text:p>0.2648216344</text:p>
          </table:table-cell>
          <table:table-cell/>
          <table:table-cell office:value-type="float" office:value="0.705784806" calcext:value-type="float">
            <text:p>0.7057848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94268802" calcext:value-type="float">
            <text:p>0.2594268802</text:p>
          </table:table-cell>
          <table:table-cell/>
          <table:table-cell office:value-type="float" office:value="0.6994513074" calcext:value-type="float">
            <text:p>0.69945130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42026388" calcext:value-type="float">
            <text:p>0.2542026388</text:p>
          </table:table-cell>
          <table:table-cell/>
          <table:table-cell office:value-type="float" office:value="0.6929764422" calcext:value-type="float">
            <text:p>0.69297644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91526131" calcext:value-type="float">
            <text:p>0.2491526131</text:p>
          </table:table-cell>
          <table:table-cell/>
          <table:table-cell office:value-type="float" office:value="0.6863647995" calcext:value-type="float">
            <text:p>0.68636479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42803825" calcext:value-type="float">
            <text:p>0.2442803825</text:p>
          </table:table-cell>
          <table:table-cell/>
          <table:table-cell office:value-type="float" office:value="0.6796210657" calcext:value-type="float">
            <text:p>0.6796210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95894003" calcext:value-type="float">
            <text:p>0.2395894003</text:p>
          </table:table-cell>
          <table:table-cell/>
          <table:table-cell office:value-type="float" office:value="0.6727500204" calcext:value-type="float">
            <text:p>0.6727500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50829913" calcext:value-type="float">
            <text:p>0.2350829913</text:p>
          </table:table-cell>
          <table:table-cell/>
          <table:table-cell office:value-type="float" office:value="0.6657565338" calcext:value-type="float">
            <text:p>0.66575653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07643496" calcext:value-type="float">
            <text:p>0.2307643496</text:p>
          </table:table-cell>
          <table:table-cell/>
          <table:table-cell office:value-type="float" office:value="0.6586455626" calcext:value-type="float">
            <text:p>0.6586455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66365361" calcext:value-type="float">
            <text:p>0.2266365361</text:p>
          </table:table-cell>
          <table:table-cell/>
          <table:table-cell office:value-type="float" office:value="0.651422147" calcext:value-type="float">
            <text:p>0.6514221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27024765" calcext:value-type="float">
            <text:p>0.2227024765</text:p>
          </table:table-cell>
          <table:table-cell/>
          <table:table-cell office:value-type="float" office:value="0.6440914067" calcext:value-type="float">
            <text:p>0.6440914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89649593" calcext:value-type="float">
            <text:p>0.2189649593</text:p>
          </table:table-cell>
          <table:table-cell/>
          <table:table-cell office:value-type="float" office:value="0.6366585376" calcext:value-type="float">
            <text:p>0.63665853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54266335" calcext:value-type="float">
            <text:p>0.2154266335</text:p>
          </table:table-cell>
          <table:table-cell/>
          <table:table-cell office:value-type="float" office:value="0.6291288081" calcext:value-type="float">
            <text:p>0.62912880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0900069" calcext:value-type="float">
            <text:p>0.2120900069</text:p>
          </table:table-cell>
          <table:table-cell/>
          <table:table-cell office:value-type="float" office:value="0.6215075548" calcext:value-type="float">
            <text:p>0.6215075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89574445" calcext:value-type="float">
            <text:p>0.2089574445</text:p>
          </table:table-cell>
          <table:table-cell/>
          <table:table-cell office:value-type="float" office:value="0.6138001798" calcext:value-type="float">
            <text:p>0.6138001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60311667" calcext:value-type="float">
            <text:p>0.2060311667</text:p>
          </table:table-cell>
          <table:table-cell/>
          <table:table-cell office:value-type="float" office:value="0.6060121457" calcext:value-type="float">
            <text:p>0.6060121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33132474" calcext:value-type="float">
            <text:p>0.2033132474</text:p>
          </table:table-cell>
          <table:table-cell/>
          <table:table-cell office:value-type="float" office:value="0.5981489725" calcext:value-type="float">
            <text:p>0.59814897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805613" calcext:value-type="float">
            <text:p>0.200805613</text:p>
          </table:table-cell>
          <table:table-cell/>
          <table:table-cell office:value-type="float" office:value="0.5902162335" calcext:value-type="float">
            <text:p>0.5902162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8510041" calcext:value-type="float">
            <text:p>0.198510041</text:p>
          </table:table-cell>
          <table:table-cell/>
          <table:table-cell office:value-type="float" office:value="0.5822195513" calcext:value-type="float">
            <text:p>0.58221955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64281584" calcext:value-type="float">
            <text:p>0.1964281584</text:p>
          </table:table-cell>
          <table:table-cell/>
          <table:table-cell office:value-type="float" office:value="0.5741645937" calcext:value-type="float">
            <text:p>0.57416459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45614407" calcext:value-type="float">
            <text:p>0.1945614407</text:p>
          </table:table-cell>
          <table:table-cell/>
          <table:table-cell office:value-type="float" office:value="0.5660570699" calcext:value-type="float">
            <text:p>0.5660570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29112111" calcext:value-type="float">
            <text:p>0.1929112111</text:p>
          </table:table-cell>
          <table:table-cell/>
          <table:table-cell office:value-type="float" office:value="0.5579027263" calcext:value-type="float">
            <text:p>0.55790272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14786391" calcext:value-type="float">
            <text:p>0.1914786391</text:p>
          </table:table-cell>
          <table:table-cell/>
          <table:table-cell office:value-type="float" office:value="0.5497073425" calcext:value-type="float">
            <text:p>0.5497073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02647403" calcext:value-type="float">
            <text:p>0.1902647403</text:p>
          </table:table-cell>
          <table:table-cell/>
          <table:table-cell office:value-type="float" office:value="0.5414767273" calcext:value-type="float">
            <text:p>0.54147672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92703749" calcext:value-type="float">
            <text:p>0.1892703749</text:p>
          </table:table-cell>
          <table:table-cell/>
          <table:table-cell office:value-type="float" office:value="0.5332167143" calcext:value-type="float">
            <text:p>0.5332167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84962478" calcext:value-type="float">
            <text:p>0.1884962478</text:p>
          </table:table-cell>
          <table:table-cell/>
          <table:table-cell office:value-type="float" office:value="0.524933158" calcext:value-type="float">
            <text:p>0.524933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79429076" calcext:value-type="float">
            <text:p>0.1879429076</text:p>
          </table:table-cell>
          <table:table-cell/>
          <table:table-cell office:value-type="float" office:value="0.5166319296" calcext:value-type="float">
            <text:p>0.51663192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76107465" calcext:value-type="float">
            <text:p>0.1876107465</text:p>
          </table:table-cell>
          <table:table-cell/>
          <table:table-cell office:value-type="float" office:value="0.5083189129" calcext:value-type="float">
            <text:p>0.5083189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76107465" calcext:value-type="float">
            <text:p>0.1876107465</text:p>
          </table:table-cell>
          <table:table-cell/>
          <table:table-cell office:value-type="float" office:value="0.4916810871" calcext:value-type="float">
            <text:p>0.4916810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79429076" calcext:value-type="float">
            <text:p>0.1879429076</text:p>
          </table:table-cell>
          <table:table-cell/>
          <table:table-cell office:value-type="float" office:value="0.4833680704" calcext:value-type="float">
            <text:p>0.4833680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84962478" calcext:value-type="float">
            <text:p>0.1884962478</text:p>
          </table:table-cell>
          <table:table-cell/>
          <table:table-cell office:value-type="float" office:value="0.475066842" calcext:value-type="float">
            <text:p>0.475066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892703749" calcext:value-type="float">
            <text:p>0.1892703749</text:p>
          </table:table-cell>
          <table:table-cell/>
          <table:table-cell office:value-type="float" office:value="0.4667832857" calcext:value-type="float">
            <text:p>0.4667832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02647403" calcext:value-type="float">
            <text:p>0.1902647403</text:p>
          </table:table-cell>
          <table:table-cell/>
          <table:table-cell office:value-type="float" office:value="0.4585232727" calcext:value-type="float">
            <text:p>0.4585232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14786391" calcext:value-type="float">
            <text:p>0.1914786391</text:p>
          </table:table-cell>
          <table:table-cell/>
          <table:table-cell office:value-type="float" office:value="0.4502926575" calcext:value-type="float">
            <text:p>0.4502926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29112111" calcext:value-type="float">
            <text:p>0.1929112111</text:p>
          </table:table-cell>
          <table:table-cell/>
          <table:table-cell office:value-type="float" office:value="0.4420972737" calcext:value-type="float">
            <text:p>0.4420972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45614407" calcext:value-type="float">
            <text:p>0.1945614407</text:p>
          </table:table-cell>
          <table:table-cell/>
          <table:table-cell office:value-type="float" office:value="0.4339429301" calcext:value-type="float">
            <text:p>0.4339429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64281584" calcext:value-type="float">
            <text:p>0.1964281584</text:p>
          </table:table-cell>
          <table:table-cell/>
          <table:table-cell office:value-type="float" office:value="0.4258354063" calcext:value-type="float">
            <text:p>0.4258354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198510041" calcext:value-type="float">
            <text:p>0.198510041</text:p>
          </table:table-cell>
          <table:table-cell/>
          <table:table-cell office:value-type="float" office:value="0.4177804487" calcext:value-type="float">
            <text:p>0.41778044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805613" calcext:value-type="float">
            <text:p>0.200805613</text:p>
          </table:table-cell>
          <table:table-cell/>
          <table:table-cell office:value-type="float" office:value="0.4097837665" calcext:value-type="float">
            <text:p>0.4097837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33132474" calcext:value-type="float">
            <text:p>0.2033132474</text:p>
          </table:table-cell>
          <table:table-cell/>
          <table:table-cell office:value-type="float" office:value="0.4018510275" calcext:value-type="float">
            <text:p>0.4018510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60311667" calcext:value-type="float">
            <text:p>0.2060311667</text:p>
          </table:table-cell>
          <table:table-cell/>
          <table:table-cell office:value-type="float" office:value="0.3939878543" calcext:value-type="float">
            <text:p>0.39398785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89574445" calcext:value-type="float">
            <text:p>0.2089574445</text:p>
          </table:table-cell>
          <table:table-cell/>
          <table:table-cell office:value-type="float" office:value="0.3861998202" calcext:value-type="float">
            <text:p>0.3861998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0900069" calcext:value-type="float">
            <text:p>0.2120900069</text:p>
          </table:table-cell>
          <table:table-cell/>
          <table:table-cell office:value-type="float" office:value="0.3784924452" calcext:value-type="float">
            <text:p>0.3784924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54266335" calcext:value-type="float">
            <text:p>0.2154266335</text:p>
          </table:table-cell>
          <table:table-cell/>
          <table:table-cell office:value-type="float" office:value="0.3708711919" calcext:value-type="float">
            <text:p>0.3708711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89649593" calcext:value-type="float">
            <text:p>0.2189649593</text:p>
          </table:table-cell>
          <table:table-cell/>
          <table:table-cell office:value-type="float" office:value="0.3633414624" calcext:value-type="float">
            <text:p>0.3633414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27024765" calcext:value-type="float">
            <text:p>0.2227024765</text:p>
          </table:table-cell>
          <table:table-cell/>
          <table:table-cell office:value-type="float" office:value="0.3559085933" calcext:value-type="float">
            <text:p>0.35590859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66365361" calcext:value-type="float">
            <text:p>0.2266365361</text:p>
          </table:table-cell>
          <table:table-cell/>
          <table:table-cell office:value-type="float" office:value="0.348577853" calcext:value-type="float">
            <text:p>0.348577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07643496" calcext:value-type="float">
            <text:p>0.2307643496</text:p>
          </table:table-cell>
          <table:table-cell/>
          <table:table-cell office:value-type="float" office:value="0.3413544374" calcext:value-type="float">
            <text:p>0.3413544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50829913" calcext:value-type="float">
            <text:p>0.2350829913</text:p>
          </table:table-cell>
          <table:table-cell/>
          <table:table-cell office:value-type="float" office:value="0.3342434662" calcext:value-type="float">
            <text:p>0.3342434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95894003" calcext:value-type="float">
            <text:p>0.2395894003</text:p>
          </table:table-cell>
          <table:table-cell/>
          <table:table-cell office:value-type="float" office:value="0.3272499796" calcext:value-type="float">
            <text:p>0.3272499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42803825" calcext:value-type="float">
            <text:p>0.2442803825</text:p>
          </table:table-cell>
          <table:table-cell/>
          <table:table-cell office:value-type="float" office:value="0.3203789343" calcext:value-type="float">
            <text:p>0.3203789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91526131" calcext:value-type="float">
            <text:p>0.2491526131</text:p>
          </table:table-cell>
          <table:table-cell/>
          <table:table-cell office:value-type="float" office:value="0.3136352005" calcext:value-type="float">
            <text:p>0.3136352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42026388" calcext:value-type="float">
            <text:p>0.2542026388</text:p>
          </table:table-cell>
          <table:table-cell/>
          <table:table-cell office:value-type="float" office:value="0.3070235578" calcext:value-type="float">
            <text:p>0.30702355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94268802" calcext:value-type="float">
            <text:p>0.2594268802</text:p>
          </table:table-cell>
          <table:table-cell/>
          <table:table-cell office:value-type="float" office:value="0.3005486926" calcext:value-type="float">
            <text:p>0.30054869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8216344" calcext:value-type="float">
            <text:p>0.2648216344</text:p>
          </table:table-cell>
          <table:table-cell/>
          <table:table-cell office:value-type="float" office:value="0.294215194" calcext:value-type="float">
            <text:p>0.294215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03830779" calcext:value-type="float">
            <text:p>0.2703830779</text:p>
          </table:table-cell>
          <table:table-cell/>
          <table:table-cell office:value-type="float" office:value="0.2880275512" calcext:value-type="float">
            <text:p>0.2880275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61072687" calcext:value-type="float">
            <text:p>0.2761072687</text:p>
          </table:table-cell>
          <table:table-cell/>
          <table:table-cell office:value-type="float" office:value="0.2819901496" calcext:value-type="float">
            <text:p>0.2819901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19901496" calcext:value-type="float">
            <text:p>0.2819901496</text:p>
          </table:table-cell>
          <table:table-cell/>
          <table:table-cell office:value-type="float" office:value="0.2761072687" calcext:value-type="float">
            <text:p>0.2761072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0275512" calcext:value-type="float">
            <text:p>0.2880275512</text:p>
          </table:table-cell>
          <table:table-cell/>
          <table:table-cell office:value-type="float" office:value="0.2703830779" calcext:value-type="float">
            <text:p>0.2703830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4215194" calcext:value-type="float">
            <text:p>0.294215194</text:p>
          </table:table-cell>
          <table:table-cell/>
          <table:table-cell office:value-type="float" office:value="0.2648216344" calcext:value-type="float">
            <text:p>0.2648216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05486926" calcext:value-type="float">
            <text:p>0.3005486926</text:p>
          </table:table-cell>
          <table:table-cell/>
          <table:table-cell office:value-type="float" office:value="0.2594268802" calcext:value-type="float">
            <text:p>0.25942688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70235578" calcext:value-type="float">
            <text:p>0.3070235578</text:p>
          </table:table-cell>
          <table:table-cell/>
          <table:table-cell office:value-type="float" office:value="0.2542026388" calcext:value-type="float">
            <text:p>0.25420263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36352005" calcext:value-type="float">
            <text:p>0.3136352005</text:p>
          </table:table-cell>
          <table:table-cell/>
          <table:table-cell office:value-type="float" office:value="0.2491526131" calcext:value-type="float">
            <text:p>0.2491526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03789343" calcext:value-type="float">
            <text:p>0.3203789343</text:p>
          </table:table-cell>
          <table:table-cell/>
          <table:table-cell office:value-type="float" office:value="0.2442803825" calcext:value-type="float">
            <text:p>0.2442803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72499796" calcext:value-type="float">
            <text:p>0.3272499796</text:p>
          </table:table-cell>
          <table:table-cell/>
          <table:table-cell office:value-type="float" office:value="0.2395894003" calcext:value-type="float">
            <text:p>0.2395894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42434662" calcext:value-type="float">
            <text:p>0.3342434662</text:p>
          </table:table-cell>
          <table:table-cell/>
          <table:table-cell office:value-type="float" office:value="0.2350829913" calcext:value-type="float">
            <text:p>0.2350829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13544374" calcext:value-type="float">
            <text:p>0.3413544374</text:p>
          </table:table-cell>
          <table:table-cell/>
          <table:table-cell office:value-type="float" office:value="0.2307643496" calcext:value-type="float">
            <text:p>0.2307643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8577853" calcext:value-type="float">
            <text:p>0.348577853</text:p>
          </table:table-cell>
          <table:table-cell/>
          <table:table-cell office:value-type="float" office:value="0.2266365361" calcext:value-type="float">
            <text:p>0.2266365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59085933" calcext:value-type="float">
            <text:p>0.3559085933</text:p>
          </table:table-cell>
          <table:table-cell/>
          <table:table-cell office:value-type="float" office:value="0.2227024765" calcext:value-type="float">
            <text:p>0.2227024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33414624" calcext:value-type="float">
            <text:p>0.3633414624</text:p>
          </table:table-cell>
          <table:table-cell/>
          <table:table-cell office:value-type="float" office:value="0.2189649593" calcext:value-type="float">
            <text:p>0.21896495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08711919" calcext:value-type="float">
            <text:p>0.3708711919</text:p>
          </table:table-cell>
          <table:table-cell/>
          <table:table-cell office:value-type="float" office:value="0.2154266335" calcext:value-type="float">
            <text:p>0.2154266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84924452" calcext:value-type="float">
            <text:p>0.3784924452</text:p>
          </table:table-cell>
          <table:table-cell/>
          <table:table-cell office:value-type="float" office:value="0.2120900069" calcext:value-type="float">
            <text:p>0.21209000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61998202" calcext:value-type="float">
            <text:p>0.3861998202</text:p>
          </table:table-cell>
          <table:table-cell/>
          <table:table-cell office:value-type="float" office:value="0.2089574445" calcext:value-type="float">
            <text:p>0.2089574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39878543" calcext:value-type="float">
            <text:p>0.3939878543</text:p>
          </table:table-cell>
          <table:table-cell/>
          <table:table-cell office:value-type="float" office:value="0.2060311667" calcext:value-type="float">
            <text:p>0.2060311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18510275" calcext:value-type="float">
            <text:p>0.4018510275</text:p>
          </table:table-cell>
          <table:table-cell/>
          <table:table-cell office:value-type="float" office:value="0.2033132474" calcext:value-type="float">
            <text:p>0.2033132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97837665" calcext:value-type="float">
            <text:p>0.4097837665</text:p>
          </table:table-cell>
          <table:table-cell/>
          <table:table-cell office:value-type="float" office:value="0.200805613" calcext:value-type="float">
            <text:p>0.200805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7804487" calcext:value-type="float">
            <text:p>0.4177804487</text:p>
          </table:table-cell>
          <table:table-cell/>
          <table:table-cell office:value-type="float" office:value="0.198510041" calcext:value-type="float">
            <text:p>0.198510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58354063" calcext:value-type="float">
            <text:p>0.4258354063</text:p>
          </table:table-cell>
          <table:table-cell/>
          <table:table-cell office:value-type="float" office:value="0.1964281584" calcext:value-type="float">
            <text:p>0.19642815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39429301" calcext:value-type="float">
            <text:p>0.4339429301</text:p>
          </table:table-cell>
          <table:table-cell/>
          <table:table-cell office:value-type="float" office:value="0.1945614407" calcext:value-type="float">
            <text:p>0.19456144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20972737" calcext:value-type="float">
            <text:p>0.4420972737</text:p>
          </table:table-cell>
          <table:table-cell/>
          <table:table-cell office:value-type="float" office:value="0.1929112111" calcext:value-type="float">
            <text:p>0.1929112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02926575" calcext:value-type="float">
            <text:p>0.4502926575</text:p>
          </table:table-cell>
          <table:table-cell/>
          <table:table-cell office:value-type="float" office:value="0.1914786391" calcext:value-type="float">
            <text:p>0.1914786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85232727" calcext:value-type="float">
            <text:p>0.4585232727</text:p>
          </table:table-cell>
          <table:table-cell/>
          <table:table-cell office:value-type="float" office:value="0.1902647403" calcext:value-type="float">
            <text:p>0.1902647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67832857" calcext:value-type="float">
            <text:p>0.4667832857</text:p>
          </table:table-cell>
          <table:table-cell/>
          <table:table-cell office:value-type="float" office:value="0.1892703749" calcext:value-type="float">
            <text:p>0.18927037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5066842" calcext:value-type="float">
            <text:p>0.475066842</text:p>
          </table:table-cell>
          <table:table-cell/>
          <table:table-cell office:value-type="float" office:value="0.1884962478" calcext:value-type="float">
            <text:p>0.18849624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33680704" calcext:value-type="float">
            <text:p>0.4833680704</text:p>
          </table:table-cell>
          <table:table-cell/>
          <table:table-cell office:value-type="float" office:value="0.1879429076" calcext:value-type="float">
            <text:p>0.1879429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16810871" calcext:value-type="float">
            <text:p>0.4916810871</text:p>
          </table:table-cell>
          <table:table-cell/>
          <table:table-cell office:value-type="float" office:value="0.1876107465" calcext:value-type="float">
            <text:p>0.18761074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83189129" calcext:value-type="float">
            <text:p>0.5083189129</text:p>
          </table:table-cell>
          <table:table-cell/>
          <table:table-cell office:value-type="float" office:value="0.1876107465" calcext:value-type="float">
            <text:p>0.18761074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66319296" calcext:value-type="float">
            <text:p>0.5166319296</text:p>
          </table:table-cell>
          <table:table-cell/>
          <table:table-cell office:value-type="float" office:value="0.1879429076" calcext:value-type="float">
            <text:p>0.1879429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4933158" calcext:value-type="float">
            <text:p>0.524933158</text:p>
          </table:table-cell>
          <table:table-cell/>
          <table:table-cell office:value-type="float" office:value="0.1884962478" calcext:value-type="float">
            <text:p>0.18849624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2167143" calcext:value-type="float">
            <text:p>0.5332167143</text:p>
          </table:table-cell>
          <table:table-cell/>
          <table:table-cell office:value-type="float" office:value="0.1892703749" calcext:value-type="float">
            <text:p>0.18927037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4767273" calcext:value-type="float">
            <text:p>0.5414767273</text:p>
          </table:table-cell>
          <table:table-cell/>
          <table:table-cell office:value-type="float" office:value="0.1902647403" calcext:value-type="float">
            <text:p>0.19026474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97073425" calcext:value-type="float">
            <text:p>0.5497073425</text:p>
          </table:table-cell>
          <table:table-cell/>
          <table:table-cell office:value-type="float" office:value="0.1914786391" calcext:value-type="float">
            <text:p>0.1914786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79027263" calcext:value-type="float">
            <text:p>0.5579027263</text:p>
          </table:table-cell>
          <table:table-cell/>
          <table:table-cell office:value-type="float" office:value="0.1929112111" calcext:value-type="float">
            <text:p>0.1929112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60570699" calcext:value-type="float">
            <text:p>0.5660570699</text:p>
          </table:table-cell>
          <table:table-cell/>
          <table:table-cell office:value-type="float" office:value="0.1945614407" calcext:value-type="float">
            <text:p>0.19456144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41645937" calcext:value-type="float">
            <text:p>0.5741645937</text:p>
          </table:table-cell>
          <table:table-cell/>
          <table:table-cell office:value-type="float" office:value="0.1964281584" calcext:value-type="float">
            <text:p>0.19642815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2195513" calcext:value-type="float">
            <text:p>0.5822195513</text:p>
          </table:table-cell>
          <table:table-cell/>
          <table:table-cell office:value-type="float" office:value="0.198510041" calcext:value-type="float">
            <text:p>0.198510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02162335" calcext:value-type="float">
            <text:p>0.5902162335</text:p>
          </table:table-cell>
          <table:table-cell/>
          <table:table-cell office:value-type="float" office:value="0.200805613" calcext:value-type="float">
            <text:p>0.200805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81489725" calcext:value-type="float">
            <text:p>0.5981489725</text:p>
          </table:table-cell>
          <table:table-cell/>
          <table:table-cell office:value-type="float" office:value="0.2033132474" calcext:value-type="float">
            <text:p>0.2033132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60121457" calcext:value-type="float">
            <text:p>0.6060121457</text:p>
          </table:table-cell>
          <table:table-cell/>
          <table:table-cell office:value-type="float" office:value="0.2060311667" calcext:value-type="float">
            <text:p>0.2060311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38001798" calcext:value-type="float">
            <text:p>0.6138001798</text:p>
          </table:table-cell>
          <table:table-cell/>
          <table:table-cell office:value-type="float" office:value="0.2089574445" calcext:value-type="float">
            <text:p>0.20895744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5075548" calcext:value-type="float">
            <text:p>0.6215075548</text:p>
          </table:table-cell>
          <table:table-cell/>
          <table:table-cell office:value-type="float" office:value="0.2120900069" calcext:value-type="float">
            <text:p>0.21209000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91288081" calcext:value-type="float">
            <text:p>0.6291288081</text:p>
          </table:table-cell>
          <table:table-cell/>
          <table:table-cell office:value-type="float" office:value="0.2154266335" calcext:value-type="float">
            <text:p>0.21542663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66585376" calcext:value-type="float">
            <text:p>0.6366585376</text:p>
          </table:table-cell>
          <table:table-cell/>
          <table:table-cell office:value-type="float" office:value="0.2189649593" calcext:value-type="float">
            <text:p>0.21896495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40914067" calcext:value-type="float">
            <text:p>0.6440914067</text:p>
          </table:table-cell>
          <table:table-cell/>
          <table:table-cell office:value-type="float" office:value="0.2227024765" calcext:value-type="float">
            <text:p>0.22270247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1422147" calcext:value-type="float">
            <text:p>0.651422147</text:p>
          </table:table-cell>
          <table:table-cell/>
          <table:table-cell office:value-type="float" office:value="0.2266365361" calcext:value-type="float">
            <text:p>0.2266365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86455626" calcext:value-type="float">
            <text:p>0.6586455626</text:p>
          </table:table-cell>
          <table:table-cell/>
          <table:table-cell office:value-type="float" office:value="0.2307643496" calcext:value-type="float">
            <text:p>0.2307643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57565338" calcext:value-type="float">
            <text:p>0.6657565338</text:p>
          </table:table-cell>
          <table:table-cell/>
          <table:table-cell office:value-type="float" office:value="0.2350829913" calcext:value-type="float">
            <text:p>0.2350829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27500204" calcext:value-type="float">
            <text:p>0.6727500204</text:p>
          </table:table-cell>
          <table:table-cell/>
          <table:table-cell office:value-type="float" office:value="0.2395894003" calcext:value-type="float">
            <text:p>0.2395894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96210657" calcext:value-type="float">
            <text:p>0.6796210657</text:p>
          </table:table-cell>
          <table:table-cell/>
          <table:table-cell office:value-type="float" office:value="0.2442803825" calcext:value-type="float">
            <text:p>0.2442803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63647995" calcext:value-type="float">
            <text:p>0.6863647995</text:p>
          </table:table-cell>
          <table:table-cell/>
          <table:table-cell office:value-type="float" office:value="0.2491526131" calcext:value-type="float">
            <text:p>0.2491526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29764422" calcext:value-type="float">
            <text:p>0.6929764422</text:p>
          </table:table-cell>
          <table:table-cell/>
          <table:table-cell office:value-type="float" office:value="0.2542026388" calcext:value-type="float">
            <text:p>0.25420263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94513074" calcext:value-type="float">
            <text:p>0.6994513074</text:p>
          </table:table-cell>
          <table:table-cell/>
          <table:table-cell office:value-type="float" office:value="0.2594268802" calcext:value-type="float">
            <text:p>0.25942688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5784806" calcext:value-type="float">
            <text:p>0.705784806</text:p>
          </table:table-cell>
          <table:table-cell/>
          <table:table-cell office:value-type="float" office:value="0.2648216344" calcext:value-type="float">
            <text:p>0.2648216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9724488" calcext:value-type="float">
            <text:p>0.7119724488</text:p>
          </table:table-cell>
          <table:table-cell/>
          <table:table-cell office:value-type="float" office:value="0.2703830779" calcext:value-type="float">
            <text:p>0.2703830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80098504" calcext:value-type="float">
            <text:p>0.7180098504</text:p>
          </table:table-cell>
          <table:table-cell/>
          <table:table-cell office:value-type="float" office:value="0.2761072687" calcext:value-type="float">
            <text:p>0.27610726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38927313" calcext:value-type="float">
            <text:p>0.7238927313</text:p>
          </table:table-cell>
          <table:table-cell/>
          <table:table-cell office:value-type="float" office:value="0.2819901496" calcext:value-type="float">
            <text:p>0.2819901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6169221" calcext:value-type="float">
            <text:p>0.7296169221</text:p>
          </table:table-cell>
          <table:table-cell/>
          <table:table-cell office:value-type="float" office:value="0.2880275512" calcext:value-type="float">
            <text:p>0.2880275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1783656" calcext:value-type="float">
            <text:p>0.7351783656</text:p>
          </table:table-cell>
          <table:table-cell/>
          <table:table-cell office:value-type="float" office:value="0.294215194" calcext:value-type="float">
            <text:p>0.2942151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05731198" calcext:value-type="float">
            <text:p>0.7405731198</text:p>
          </table:table-cell>
          <table:table-cell/>
          <table:table-cell office:value-type="float" office:value="0.3005486926" calcext:value-type="float">
            <text:p>0.30054869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57973612" calcext:value-type="float">
            <text:p>0.7457973612</text:p>
          </table:table-cell>
          <table:table-cell/>
          <table:table-cell office:value-type="float" office:value="0.3070235578" calcext:value-type="float">
            <text:p>0.30702355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08473869" calcext:value-type="float">
            <text:p>0.7508473869</text:p>
          </table:table-cell>
          <table:table-cell/>
          <table:table-cell office:value-type="float" office:value="0.3136352005" calcext:value-type="float">
            <text:p>0.3136352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57196175" calcext:value-type="float">
            <text:p>0.7557196175</text:p>
          </table:table-cell>
          <table:table-cell/>
          <table:table-cell office:value-type="float" office:value="0.3203789343" calcext:value-type="float">
            <text:p>0.3203789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04105997" calcext:value-type="float">
            <text:p>0.7604105997</text:p>
          </table:table-cell>
          <table:table-cell/>
          <table:table-cell office:value-type="float" office:value="0.3272499796" calcext:value-type="float">
            <text:p>0.3272499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49170087" calcext:value-type="float">
            <text:p>0.7649170087</text:p>
          </table:table-cell>
          <table:table-cell/>
          <table:table-cell office:value-type="float" office:value="0.3342434662" calcext:value-type="float">
            <text:p>0.33424346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92356504" calcext:value-type="float">
            <text:p>0.7692356504</text:p>
          </table:table-cell>
          <table:table-cell/>
          <table:table-cell office:value-type="float" office:value="0.3413544374" calcext:value-type="float">
            <text:p>0.3413544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33634639" calcext:value-type="float">
            <text:p>0.7733634639</text:p>
          </table:table-cell>
          <table:table-cell/>
          <table:table-cell office:value-type="float" office:value="0.348577853" calcext:value-type="float">
            <text:p>0.348577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72975235" calcext:value-type="float">
            <text:p>0.7772975235</text:p>
          </table:table-cell>
          <table:table-cell/>
          <table:table-cell office:value-type="float" office:value="0.3559085933" calcext:value-type="float">
            <text:p>0.35590859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10350407" calcext:value-type="float">
            <text:p>0.7810350407</text:p>
          </table:table-cell>
          <table:table-cell/>
          <table:table-cell office:value-type="float" office:value="0.3633414624" calcext:value-type="float">
            <text:p>0.36334146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45733665" calcext:value-type="float">
            <text:p>0.7845733665</text:p>
          </table:table-cell>
          <table:table-cell/>
          <table:table-cell office:value-type="float" office:value="0.3708711919" calcext:value-type="float">
            <text:p>0.3708711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9099931" calcext:value-type="float">
            <text:p>0.7879099931</text:p>
          </table:table-cell>
          <table:table-cell/>
          <table:table-cell office:value-type="float" office:value="0.3784924452" calcext:value-type="float">
            <text:p>0.3784924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10425555" calcext:value-type="float">
            <text:p>0.7910425555</text:p>
          </table:table-cell>
          <table:table-cell/>
          <table:table-cell office:value-type="float" office:value="0.3861998202" calcext:value-type="float">
            <text:p>0.3861998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39688333" calcext:value-type="float">
            <text:p>0.7939688333</text:p>
          </table:table-cell>
          <table:table-cell/>
          <table:table-cell office:value-type="float" office:value="0.3939878543" calcext:value-type="float">
            <text:p>0.39398785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66867526" calcext:value-type="float">
            <text:p>0.7966867526</text:p>
          </table:table-cell>
          <table:table-cell/>
          <table:table-cell office:value-type="float" office:value="0.4018510275" calcext:value-type="float">
            <text:p>0.40185102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194387" calcext:value-type="float">
            <text:p>0.799194387</text:p>
          </table:table-cell>
          <table:table-cell/>
          <table:table-cell office:value-type="float" office:value="0.4097837665" calcext:value-type="float">
            <text:p>0.40978376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1489959" calcext:value-type="float">
            <text:p>0.801489959</text:p>
          </table:table-cell>
          <table:table-cell/>
          <table:table-cell office:value-type="float" office:value="0.4177804487" calcext:value-type="float">
            <text:p>0.41778044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35718416" calcext:value-type="float">
            <text:p>0.8035718416</text:p>
          </table:table-cell>
          <table:table-cell/>
          <table:table-cell office:value-type="float" office:value="0.4258354063" calcext:value-type="float">
            <text:p>0.42583540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54385593" calcext:value-type="float">
            <text:p>0.8054385593</text:p>
          </table:table-cell>
          <table:table-cell/>
          <table:table-cell office:value-type="float" office:value="0.4339429301" calcext:value-type="float">
            <text:p>0.4339429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70887889" calcext:value-type="float">
            <text:p>0.8070887889</text:p>
          </table:table-cell>
          <table:table-cell/>
          <table:table-cell office:value-type="float" office:value="0.4420972737" calcext:value-type="float">
            <text:p>0.44209727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85213609" calcext:value-type="float">
            <text:p>0.8085213609</text:p>
          </table:table-cell>
          <table:table-cell/>
          <table:table-cell office:value-type="float" office:value="0.4502926575" calcext:value-type="float">
            <text:p>0.4502926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097352597" calcext:value-type="float">
            <text:p>0.8097352597</text:p>
          </table:table-cell>
          <table:table-cell/>
          <table:table-cell office:value-type="float" office:value="0.4585232727" calcext:value-type="float">
            <text:p>0.45852327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07296251" calcext:value-type="float">
            <text:p>0.8107296251</text:p>
          </table:table-cell>
          <table:table-cell/>
          <table:table-cell office:value-type="float" office:value="0.4667832857" calcext:value-type="float">
            <text:p>0.4667832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15037522" calcext:value-type="float">
            <text:p>0.8115037522</text:p>
          </table:table-cell>
          <table:table-cell/>
          <table:table-cell office:value-type="float" office:value="0.475066842" calcext:value-type="float">
            <text:p>0.475066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20570924" calcext:value-type="float">
            <text:p>0.8120570924</text:p>
          </table:table-cell>
          <table:table-cell/>
          <table:table-cell office:value-type="float" office:value="0.4833680704" calcext:value-type="float">
            <text:p>0.48336807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123892535" calcext:value-type="float">
            <text:p>0.8123892535</text:p>
          </table:table-cell>
          <table:table-cell/>
          <table:table-cell office:value-type="float" office:value="0.4916810871" calcext:value-type="float">
            <text:p>0.4916810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9114028" calcext:value-type="float">
            <text:p>0.7499114028</text:p>
          </table:table-cell>
          <table:table-cell/>
          <table:table-cell office:value-type="float" office:value="0.5066551304" calcext:value-type="float">
            <text:p>0.5066551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6456739" calcext:value-type="float">
            <text:p>0.7496456739</text:p>
          </table:table-cell>
          <table:table-cell/>
          <table:table-cell office:value-type="float" office:value="0.5133055437" calcext:value-type="float">
            <text:p>0.5133055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2030018" calcext:value-type="float">
            <text:p>0.7492030018</text:p>
          </table:table-cell>
          <table:table-cell/>
          <table:table-cell office:value-type="float" office:value="0.5199465264" calcext:value-type="float">
            <text:p>0.5199465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85837001" calcext:value-type="float">
            <text:p>0.7485837001</text:p>
          </table:table-cell>
          <table:table-cell/>
          <table:table-cell office:value-type="float" office:value="0.5265733714" calcext:value-type="float">
            <text:p>0.52657337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77882078" calcext:value-type="float">
            <text:p>0.7477882078</text:p>
          </table:table-cell>
          <table:table-cell/>
          <table:table-cell office:value-type="float" office:value="0.5331813818" calcext:value-type="float">
            <text:p>0.53318138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68170887" calcext:value-type="float">
            <text:p>0.7468170887</text:p>
          </table:table-cell>
          <table:table-cell/>
          <table:table-cell office:value-type="float" office:value="0.539765874" calcext:value-type="float">
            <text:p>0.539765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56710311" calcext:value-type="float">
            <text:p>0.7456710311</text:p>
          </table:table-cell>
          <table:table-cell/>
          <table:table-cell office:value-type="float" office:value="0.546322181" calcext:value-type="float">
            <text:p>0.546322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43508475" calcext:value-type="float">
            <text:p>0.7443508475</text:p>
          </table:table-cell>
          <table:table-cell/>
          <table:table-cell office:value-type="float" office:value="0.5528456559" calcext:value-type="float">
            <text:p>0.55284565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28574733" calcext:value-type="float">
            <text:p>0.7428574733</text:p>
          </table:table-cell>
          <table:table-cell/>
          <table:table-cell office:value-type="float" office:value="0.559331675" calcext:value-type="float">
            <text:p>0.559331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11919672" calcext:value-type="float">
            <text:p>0.7411919672</text:p>
          </table:table-cell>
          <table:table-cell/>
          <table:table-cell office:value-type="float" office:value="0.5657756411" calcext:value-type="float">
            <text:p>0.5657756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93555096" calcext:value-type="float">
            <text:p>0.7393555096</text:p>
          </table:table-cell>
          <table:table-cell/>
          <table:table-cell office:value-type="float" office:value="0.5721729868" calcext:value-type="float">
            <text:p>0.5721729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73494021" calcext:value-type="float">
            <text:p>0.7373494021</text:p>
          </table:table-cell>
          <table:table-cell/>
          <table:table-cell office:value-type="float" office:value="0.578519178" calcext:value-type="float">
            <text:p>0.578519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1750667" calcext:value-type="float">
            <text:p>0.7351750667</text:p>
          </table:table-cell>
          <table:table-cell/>
          <table:table-cell office:value-type="float" office:value="0.5848097165" calcext:value-type="float">
            <text:p>0.5848097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28340444" calcext:value-type="float">
            <text:p>0.7328340444</text:p>
          </table:table-cell>
          <table:table-cell/>
          <table:table-cell office:value-type="float" office:value="0.5910401438" calcext:value-type="float">
            <text:p>0.59104014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03279945" calcext:value-type="float">
            <text:p>0.7303279945</text:p>
          </table:table-cell>
          <table:table-cell/>
          <table:table-cell office:value-type="float" office:value="0.5972060439" calcext:value-type="float">
            <text:p>0.5972060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76586932" calcext:value-type="float">
            <text:p>0.7276586932</text:p>
          </table:table-cell>
          <table:table-cell/>
          <table:table-cell office:value-type="float" office:value="0.6033030464" calcext:value-type="float">
            <text:p>0.6033030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48280325" calcext:value-type="float">
            <text:p>0.7248280325</text:p>
          </table:table-cell>
          <table:table-cell/>
          <table:table-cell office:value-type="float" office:value="0.6093268301" calcext:value-type="float">
            <text:p>0.6093268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18380188" calcext:value-type="float">
            <text:p>0.7218380188</text:p>
          </table:table-cell>
          <table:table-cell/>
          <table:table-cell office:value-type="float" office:value="0.6152731254" calcext:value-type="float">
            <text:p>0.6152731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86907711" calcext:value-type="float">
            <text:p>0.7186907711</text:p>
          </table:table-cell>
          <table:table-cell/>
          <table:table-cell office:value-type="float" office:value="0.6211377176" calcext:value-type="float">
            <text:p>0.6211377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53885203" calcext:value-type="float">
            <text:p>0.7153885203</text:p>
          </table:table-cell>
          <table:table-cell/>
          <table:table-cell office:value-type="float" office:value="0.6269164501" calcext:value-type="float">
            <text:p>0.6269164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933607" calcext:value-type="float">
            <text:p>0.711933607</text:p>
          </table:table-cell>
          <table:table-cell/>
          <table:table-cell office:value-type="float" office:value="0.632605227" calcext:value-type="float">
            <text:p>0.632605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83284798" calcext:value-type="float">
            <text:p>0.7083284798</text:p>
          </table:table-cell>
          <table:table-cell/>
          <table:table-cell office:value-type="float" office:value="0.6382000163" calcext:value-type="float">
            <text:p>0.6382000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4575694" calcext:value-type="float">
            <text:p>0.704575694</text:p>
          </table:table-cell>
          <table:table-cell/>
          <table:table-cell office:value-type="float" office:value="0.6436968526" calcext:value-type="float">
            <text:p>0.6436968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06779095" calcext:value-type="float">
            <text:p>0.7006779095</text:p>
          </table:table-cell>
          <table:table-cell/>
          <table:table-cell office:value-type="float" office:value="0.6490918396" calcext:value-type="float">
            <text:p>0.6490918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6637889" calcext:value-type="float">
            <text:p>0.696637889</text:p>
          </table:table-cell>
          <table:table-cell/>
          <table:table-cell office:value-type="float" office:value="0.6543811537" calcext:value-type="float">
            <text:p>0.6543811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24584959" calcext:value-type="float">
            <text:p>0.6924584959</text:p>
          </table:table-cell>
          <table:table-cell/>
          <table:table-cell office:value-type="float" office:value="0.6595610459" calcext:value-type="float">
            <text:p>0.65956104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81426925" calcext:value-type="float">
            <text:p>0.6881426925</text:p>
          </table:table-cell>
          <table:table-cell/>
          <table:table-cell office:value-type="float" office:value="0.6646278448" calcext:value-type="float">
            <text:p>0.66462784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36935377" calcext:value-type="float">
            <text:p>0.6836935377</text:p>
          </table:table-cell>
          <table:table-cell/>
          <table:table-cell office:value-type="float" office:value="0.6695779591" calcext:value-type="float">
            <text:p>0.6695779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91141851" calcext:value-type="float">
            <text:p>0.6791141851</text:p>
          </table:table-cell>
          <table:table-cell/>
          <table:table-cell office:value-type="float" office:value="0.6744078803" calcext:value-type="float">
            <text:p>0.6744078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44078803" calcext:value-type="float">
            <text:p>0.6744078803</text:p>
          </table:table-cell>
          <table:table-cell/>
          <table:table-cell office:value-type="float" office:value="0.6791141851" calcext:value-type="float">
            <text:p>0.6791141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95779591" calcext:value-type="float">
            <text:p>0.6695779591</text:p>
          </table:table-cell>
          <table:table-cell/>
          <table:table-cell office:value-type="float" office:value="0.6836935377" calcext:value-type="float">
            <text:p>0.6836935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46278448" calcext:value-type="float">
            <text:p>0.6646278448</text:p>
          </table:table-cell>
          <table:table-cell/>
          <table:table-cell office:value-type="float" office:value="0.6881426925" calcext:value-type="float">
            <text:p>0.6881426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95610459" calcext:value-type="float">
            <text:p>0.6595610459</text:p>
          </table:table-cell>
          <table:table-cell/>
          <table:table-cell office:value-type="float" office:value="0.6924584959" calcext:value-type="float">
            <text:p>0.6924584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43811537" calcext:value-type="float">
            <text:p>0.6543811537</text:p>
          </table:table-cell>
          <table:table-cell/>
          <table:table-cell office:value-type="float" office:value="0.696637889" calcext:value-type="float">
            <text:p>0.696637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90918396" calcext:value-type="float">
            <text:p>0.6490918396</text:p>
          </table:table-cell>
          <table:table-cell/>
          <table:table-cell office:value-type="float" office:value="0.7006779095" calcext:value-type="float">
            <text:p>0.70067790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36968526" calcext:value-type="float">
            <text:p>0.6436968526</text:p>
          </table:table-cell>
          <table:table-cell/>
          <table:table-cell office:value-type="float" office:value="0.704575694" calcext:value-type="float">
            <text:p>0.704575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82000163" calcext:value-type="float">
            <text:p>0.6382000163</text:p>
          </table:table-cell>
          <table:table-cell/>
          <table:table-cell office:value-type="float" office:value="0.7083284798" calcext:value-type="float">
            <text:p>0.7083284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2605227" calcext:value-type="float">
            <text:p>0.632605227</text:p>
          </table:table-cell>
          <table:table-cell/>
          <table:table-cell office:value-type="float" office:value="0.711933607" calcext:value-type="float">
            <text:p>0.711933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69164501" calcext:value-type="float">
            <text:p>0.6269164501</text:p>
          </table:table-cell>
          <table:table-cell/>
          <table:table-cell office:value-type="float" office:value="0.7153885203" calcext:value-type="float">
            <text:p>0.7153885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1377176" calcext:value-type="float">
            <text:p>0.6211377176</text:p>
          </table:table-cell>
          <table:table-cell/>
          <table:table-cell office:value-type="float" office:value="0.7186907711" calcext:value-type="float">
            <text:p>0.7186907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52731254" calcext:value-type="float">
            <text:p>0.6152731254</text:p>
          </table:table-cell>
          <table:table-cell/>
          <table:table-cell office:value-type="float" office:value="0.7218380188" calcext:value-type="float">
            <text:p>0.7218380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3268301" calcext:value-type="float">
            <text:p>0.6093268301</text:p>
          </table:table-cell>
          <table:table-cell/>
          <table:table-cell office:value-type="float" office:value="0.7248280325" calcext:value-type="float">
            <text:p>0.7248280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33030464" calcext:value-type="float">
            <text:p>0.6033030464</text:p>
          </table:table-cell>
          <table:table-cell/>
          <table:table-cell office:value-type="float" office:value="0.7276586932" calcext:value-type="float">
            <text:p>0.72765869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72060439" calcext:value-type="float">
            <text:p>0.5972060439</text:p>
          </table:table-cell>
          <table:table-cell/>
          <table:table-cell office:value-type="float" office:value="0.7303279945" calcext:value-type="float">
            <text:p>0.73032799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10401438" calcext:value-type="float">
            <text:p>0.5910401438</text:p>
          </table:table-cell>
          <table:table-cell/>
          <table:table-cell office:value-type="float" office:value="0.7328340444" calcext:value-type="float">
            <text:p>0.73283404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48097165" calcext:value-type="float">
            <text:p>0.5848097165</text:p>
          </table:table-cell>
          <table:table-cell/>
          <table:table-cell office:value-type="float" office:value="0.7351750667" calcext:value-type="float">
            <text:p>0.7351750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519178" calcext:value-type="float">
            <text:p>0.578519178</text:p>
          </table:table-cell>
          <table:table-cell/>
          <table:table-cell office:value-type="float" office:value="0.7373494021" calcext:value-type="float">
            <text:p>0.7373494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21729868" calcext:value-type="float">
            <text:p>0.5721729868</text:p>
          </table:table-cell>
          <table:table-cell/>
          <table:table-cell office:value-type="float" office:value="0.7393555096" calcext:value-type="float">
            <text:p>0.73935550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57756411" calcext:value-type="float">
            <text:p>0.5657756411</text:p>
          </table:table-cell>
          <table:table-cell/>
          <table:table-cell office:value-type="float" office:value="0.7411919672" calcext:value-type="float">
            <text:p>0.7411919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9331675" calcext:value-type="float">
            <text:p>0.559331675</text:p>
          </table:table-cell>
          <table:table-cell/>
          <table:table-cell office:value-type="float" office:value="0.7428574733" calcext:value-type="float">
            <text:p>0.7428574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28456559" calcext:value-type="float">
            <text:p>0.5528456559</text:p>
          </table:table-cell>
          <table:table-cell/>
          <table:table-cell office:value-type="float" office:value="0.7443508475" calcext:value-type="float">
            <text:p>0.7443508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6322181" calcext:value-type="float">
            <text:p>0.546322181</text:p>
          </table:table-cell>
          <table:table-cell/>
          <table:table-cell office:value-type="float" office:value="0.7456710311" calcext:value-type="float">
            <text:p>0.7456710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9765874" calcext:value-type="float">
            <text:p>0.539765874</text:p>
          </table:table-cell>
          <table:table-cell/>
          <table:table-cell office:value-type="float" office:value="0.7468170887" calcext:value-type="float">
            <text:p>0.7468170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1813818" calcext:value-type="float">
            <text:p>0.5331813818</text:p>
          </table:table-cell>
          <table:table-cell/>
          <table:table-cell office:value-type="float" office:value="0.7477882078" calcext:value-type="float">
            <text:p>0.7477882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65733714" calcext:value-type="float">
            <text:p>0.5265733714</text:p>
          </table:table-cell>
          <table:table-cell/>
          <table:table-cell office:value-type="float" office:value="0.7485837001" calcext:value-type="float">
            <text:p>0.7485837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99465264" calcext:value-type="float">
            <text:p>0.5199465264</text:p>
          </table:table-cell>
          <table:table-cell/>
          <table:table-cell office:value-type="float" office:value="0.7492030018" calcext:value-type="float">
            <text:p>0.7492030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33055437" calcext:value-type="float">
            <text:p>0.5133055437</text:p>
          </table:table-cell>
          <table:table-cell/>
          <table:table-cell office:value-type="float" office:value="0.7496456739" calcext:value-type="float">
            <text:p>0.74964567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66551304" calcext:value-type="float">
            <text:p>0.5066551304</text:p>
          </table:table-cell>
          <table:table-cell/>
          <table:table-cell office:value-type="float" office:value="0.7499114028" calcext:value-type="float">
            <text:p>0.7499114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33448696" calcext:value-type="float">
            <text:p>0.4933448696</text:p>
          </table:table-cell>
          <table:table-cell/>
          <table:table-cell office:value-type="float" office:value="0.7499114028" calcext:value-type="float">
            <text:p>0.7499114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66944563" calcext:value-type="float">
            <text:p>0.4866944563</text:p>
          </table:table-cell>
          <table:table-cell/>
          <table:table-cell office:value-type="float" office:value="0.7496456739" calcext:value-type="float">
            <text:p>0.74964567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00534736" calcext:value-type="float">
            <text:p>0.4800534736</text:p>
          </table:table-cell>
          <table:table-cell/>
          <table:table-cell office:value-type="float" office:value="0.7492030018" calcext:value-type="float">
            <text:p>0.7492030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34266286" calcext:value-type="float">
            <text:p>0.4734266286</text:p>
          </table:table-cell>
          <table:table-cell/>
          <table:table-cell office:value-type="float" office:value="0.7485837001" calcext:value-type="float">
            <text:p>0.7485837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68186182" calcext:value-type="float">
            <text:p>0.4668186182</text:p>
          </table:table-cell>
          <table:table-cell/>
          <table:table-cell office:value-type="float" office:value="0.7477882078" calcext:value-type="float">
            <text:p>0.74778820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0234126" calcext:value-type="float">
            <text:p>0.460234126</text:p>
          </table:table-cell>
          <table:table-cell/>
          <table:table-cell office:value-type="float" office:value="0.7468170887" calcext:value-type="float">
            <text:p>0.74681708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3677819" calcext:value-type="float">
            <text:p>0.453677819</text:p>
          </table:table-cell>
          <table:table-cell/>
          <table:table-cell office:value-type="float" office:value="0.7456710311" calcext:value-type="float">
            <text:p>0.74567103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71543441" calcext:value-type="float">
            <text:p>0.4471543441</text:p>
          </table:table-cell>
          <table:table-cell/>
          <table:table-cell office:value-type="float" office:value="0.7443508475" calcext:value-type="float">
            <text:p>0.7443508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0668325" calcext:value-type="float">
            <text:p>0.440668325</text:p>
          </table:table-cell>
          <table:table-cell/>
          <table:table-cell office:value-type="float" office:value="0.7428574733" calcext:value-type="float">
            <text:p>0.7428574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42243589" calcext:value-type="float">
            <text:p>0.4342243589</text:p>
          </table:table-cell>
          <table:table-cell/>
          <table:table-cell office:value-type="float" office:value="0.7411919672" calcext:value-type="float">
            <text:p>0.7411919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78270132" calcext:value-type="float">
            <text:p>0.4278270132</text:p>
          </table:table-cell>
          <table:table-cell/>
          <table:table-cell office:value-type="float" office:value="0.7393555096" calcext:value-type="float">
            <text:p>0.73935550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1480822" calcext:value-type="float">
            <text:p>0.421480822</text:p>
          </table:table-cell>
          <table:table-cell/>
          <table:table-cell office:value-type="float" office:value="0.7373494021" calcext:value-type="float">
            <text:p>0.7373494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51902835" calcext:value-type="float">
            <text:p>0.4151902835</text:p>
          </table:table-cell>
          <table:table-cell/>
          <table:table-cell office:value-type="float" office:value="0.7351750667" calcext:value-type="float">
            <text:p>0.7351750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89598562" calcext:value-type="float">
            <text:p>0.4089598562</text:p>
          </table:table-cell>
          <table:table-cell/>
          <table:table-cell office:value-type="float" office:value="0.7328340444" calcext:value-type="float">
            <text:p>0.73283404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27939561" calcext:value-type="float">
            <text:p>0.4027939561</text:p>
          </table:table-cell>
          <table:table-cell/>
          <table:table-cell office:value-type="float" office:value="0.7303279945" calcext:value-type="float">
            <text:p>0.73032799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66969536" calcext:value-type="float">
            <text:p>0.3966969536</text:p>
          </table:table-cell>
          <table:table-cell/>
          <table:table-cell office:value-type="float" office:value="0.7276586932" calcext:value-type="float">
            <text:p>0.72765869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06731699" calcext:value-type="float">
            <text:p>0.3906731699</text:p>
          </table:table-cell>
          <table:table-cell/>
          <table:table-cell office:value-type="float" office:value="0.7248280325" calcext:value-type="float">
            <text:p>0.7248280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47268746" calcext:value-type="float">
            <text:p>0.3847268746</text:p>
          </table:table-cell>
          <table:table-cell/>
          <table:table-cell office:value-type="float" office:value="0.7218380188" calcext:value-type="float">
            <text:p>0.7218380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88622824" calcext:value-type="float">
            <text:p>0.3788622824</text:p>
          </table:table-cell>
          <table:table-cell/>
          <table:table-cell office:value-type="float" office:value="0.7186907711" calcext:value-type="float">
            <text:p>0.71869077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30835499" calcext:value-type="float">
            <text:p>0.3730835499</text:p>
          </table:table-cell>
          <table:table-cell/>
          <table:table-cell office:value-type="float" office:value="0.7153885203" calcext:value-type="float">
            <text:p>0.71538852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7394773" calcext:value-type="float">
            <text:p>0.367394773</text:p>
          </table:table-cell>
          <table:table-cell/>
          <table:table-cell office:value-type="float" office:value="0.711933607" calcext:value-type="float">
            <text:p>0.7119336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17999837" calcext:value-type="float">
            <text:p>0.3617999837</text:p>
          </table:table-cell>
          <table:table-cell/>
          <table:table-cell office:value-type="float" office:value="0.7083284798" calcext:value-type="float">
            <text:p>0.70832847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63031474" calcext:value-type="float">
            <text:p>0.3563031474</text:p>
          </table:table-cell>
          <table:table-cell/>
          <table:table-cell office:value-type="float" office:value="0.704575694" calcext:value-type="float">
            <text:p>0.7045756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09081604" calcext:value-type="float">
            <text:p>0.3509081604</text:p>
          </table:table-cell>
          <table:table-cell/>
          <table:table-cell office:value-type="float" office:value="0.7006779095" calcext:value-type="float">
            <text:p>0.70067790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56188463" calcext:value-type="float">
            <text:p>0.3456188463</text:p>
          </table:table-cell>
          <table:table-cell/>
          <table:table-cell office:value-type="float" office:value="0.696637889" calcext:value-type="float">
            <text:p>0.696637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04389541" calcext:value-type="float">
            <text:p>0.3404389541</text:p>
          </table:table-cell>
          <table:table-cell/>
          <table:table-cell office:value-type="float" office:value="0.6924584959" calcext:value-type="float">
            <text:p>0.6924584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53721552" calcext:value-type="float">
            <text:p>0.3353721552</text:p>
          </table:table-cell>
          <table:table-cell/>
          <table:table-cell office:value-type="float" office:value="0.6881426925" calcext:value-type="float">
            <text:p>0.68814269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04220409" calcext:value-type="float">
            <text:p>0.3304220409</text:p>
          </table:table-cell>
          <table:table-cell/>
          <table:table-cell office:value-type="float" office:value="0.6836935377" calcext:value-type="float">
            <text:p>0.6836935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55921197" calcext:value-type="float">
            <text:p>0.3255921197</text:p>
          </table:table-cell>
          <table:table-cell/>
          <table:table-cell office:value-type="float" office:value="0.6791141851" calcext:value-type="float">
            <text:p>0.6791141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08858149" calcext:value-type="float">
            <text:p>0.3208858149</text:p>
          </table:table-cell>
          <table:table-cell/>
          <table:table-cell office:value-type="float" office:value="0.6744078803" calcext:value-type="float">
            <text:p>0.6744078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63064623" calcext:value-type="float">
            <text:p>0.3163064623</text:p>
          </table:table-cell>
          <table:table-cell/>
          <table:table-cell office:value-type="float" office:value="0.6695779591" calcext:value-type="float">
            <text:p>0.66957795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18573075" calcext:value-type="float">
            <text:p>0.3118573075</text:p>
          </table:table-cell>
          <table:table-cell/>
          <table:table-cell office:value-type="float" office:value="0.6646278448" calcext:value-type="float">
            <text:p>0.66462784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75415041" calcext:value-type="float">
            <text:p>0.3075415041</text:p>
          </table:table-cell>
          <table:table-cell/>
          <table:table-cell office:value-type="float" office:value="0.6595610459" calcext:value-type="float">
            <text:p>0.65956104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3362111" calcext:value-type="float">
            <text:p>0.303362111</text:p>
          </table:table-cell>
          <table:table-cell/>
          <table:table-cell office:value-type="float" office:value="0.6543811537" calcext:value-type="float">
            <text:p>0.65438115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93220905" calcext:value-type="float">
            <text:p>0.2993220905</text:p>
          </table:table-cell>
          <table:table-cell/>
          <table:table-cell office:value-type="float" office:value="0.6490918396" calcext:value-type="float">
            <text:p>0.64909183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5424306" calcext:value-type="float">
            <text:p>0.295424306</text:p>
          </table:table-cell>
          <table:table-cell/>
          <table:table-cell office:value-type="float" office:value="0.6436968526" calcext:value-type="float">
            <text:p>0.6436968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16715202" calcext:value-type="float">
            <text:p>0.2916715202</text:p>
          </table:table-cell>
          <table:table-cell/>
          <table:table-cell office:value-type="float" office:value="0.6382000163" calcext:value-type="float">
            <text:p>0.63820001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066393" calcext:value-type="float">
            <text:p>0.288066393</text:p>
          </table:table-cell>
          <table:table-cell/>
          <table:table-cell office:value-type="float" office:value="0.632605227" calcext:value-type="float">
            <text:p>0.6326052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46114797" calcext:value-type="float">
            <text:p>0.2846114797</text:p>
          </table:table-cell>
          <table:table-cell/>
          <table:table-cell office:value-type="float" office:value="0.6269164501" calcext:value-type="float">
            <text:p>0.6269164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13092289" calcext:value-type="float">
            <text:p>0.2813092289</text:p>
          </table:table-cell>
          <table:table-cell/>
          <table:table-cell office:value-type="float" office:value="0.6211377176" calcext:value-type="float">
            <text:p>0.6211377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81619812" calcext:value-type="float">
            <text:p>0.2781619812</text:p>
          </table:table-cell>
          <table:table-cell/>
          <table:table-cell office:value-type="float" office:value="0.6152731254" calcext:value-type="float">
            <text:p>0.6152731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51719675" calcext:value-type="float">
            <text:p>0.2751719675</text:p>
          </table:table-cell>
          <table:table-cell/>
          <table:table-cell office:value-type="float" office:value="0.6093268301" calcext:value-type="float">
            <text:p>0.60932683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23413068" calcext:value-type="float">
            <text:p>0.2723413068</text:p>
          </table:table-cell>
          <table:table-cell/>
          <table:table-cell office:value-type="float" office:value="0.6033030464" calcext:value-type="float">
            <text:p>0.6033030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96720055" calcext:value-type="float">
            <text:p>0.2696720055</text:p>
          </table:table-cell>
          <table:table-cell/>
          <table:table-cell office:value-type="float" office:value="0.5972060439" calcext:value-type="float">
            <text:p>0.59720604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71659556" calcext:value-type="float">
            <text:p>0.2671659556</text:p>
          </table:table-cell>
          <table:table-cell/>
          <table:table-cell office:value-type="float" office:value="0.5910401438" calcext:value-type="float">
            <text:p>0.59104014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8249333" calcext:value-type="float">
            <text:p>0.2648249333</text:p>
          </table:table-cell>
          <table:table-cell/>
          <table:table-cell office:value-type="float" office:value="0.5848097165" calcext:value-type="float">
            <text:p>0.5848097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26505979" calcext:value-type="float">
            <text:p>0.2626505979</text:p>
          </table:table-cell>
          <table:table-cell/>
          <table:table-cell office:value-type="float" office:value="0.578519178" calcext:value-type="float">
            <text:p>0.5785191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06444904" calcext:value-type="float">
            <text:p>0.2606444904</text:p>
          </table:table-cell>
          <table:table-cell/>
          <table:table-cell office:value-type="float" office:value="0.5721729868" calcext:value-type="float">
            <text:p>0.5721729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88080328" calcext:value-type="float">
            <text:p>0.2588080328</text:p>
          </table:table-cell>
          <table:table-cell/>
          <table:table-cell office:value-type="float" office:value="0.5657756411" calcext:value-type="float">
            <text:p>0.56577564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71425267" calcext:value-type="float">
            <text:p>0.2571425267</text:p>
          </table:table-cell>
          <table:table-cell/>
          <table:table-cell office:value-type="float" office:value="0.559331675" calcext:value-type="float">
            <text:p>0.559331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56491525" calcext:value-type="float">
            <text:p>0.2556491525</text:p>
          </table:table-cell>
          <table:table-cell/>
          <table:table-cell office:value-type="float" office:value="0.5528456559" calcext:value-type="float">
            <text:p>0.55284565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43289689" calcext:value-type="float">
            <text:p>0.2543289689</text:p>
          </table:table-cell>
          <table:table-cell/>
          <table:table-cell office:value-type="float" office:value="0.546322181" calcext:value-type="float">
            <text:p>0.546322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31829113" calcext:value-type="float">
            <text:p>0.2531829113</text:p>
          </table:table-cell>
          <table:table-cell/>
          <table:table-cell office:value-type="float" office:value="0.539765874" calcext:value-type="float">
            <text:p>0.5397658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22117922" calcext:value-type="float">
            <text:p>0.2522117922</text:p>
          </table:table-cell>
          <table:table-cell/>
          <table:table-cell office:value-type="float" office:value="0.5331813818" calcext:value-type="float">
            <text:p>0.53318138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14162999" calcext:value-type="float">
            <text:p>0.2514162999</text:p>
          </table:table-cell>
          <table:table-cell/>
          <table:table-cell office:value-type="float" office:value="0.5265733714" calcext:value-type="float">
            <text:p>0.52657337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7969982" calcext:value-type="float">
            <text:p>0.2507969982</text:p>
          </table:table-cell>
          <table:table-cell/>
          <table:table-cell office:value-type="float" office:value="0.5199465264" calcext:value-type="float">
            <text:p>0.51994652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3543261" calcext:value-type="float">
            <text:p>0.2503543261</text:p>
          </table:table-cell>
          <table:table-cell/>
          <table:table-cell office:value-type="float" office:value="0.5133055437" calcext:value-type="float">
            <text:p>0.5133055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0885972" calcext:value-type="float">
            <text:p>0.2500885972</text:p>
          </table:table-cell>
          <table:table-cell/>
          <table:table-cell office:value-type="float" office:value="0.5066551304" calcext:value-type="float">
            <text:p>0.5066551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0885972" calcext:value-type="float">
            <text:p>0.2500885972</text:p>
          </table:table-cell>
          <table:table-cell/>
          <table:table-cell office:value-type="float" office:value="0.4933448696" calcext:value-type="float">
            <text:p>0.4933448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3543261" calcext:value-type="float">
            <text:p>0.2503543261</text:p>
          </table:table-cell>
          <table:table-cell/>
          <table:table-cell office:value-type="float" office:value="0.4866944563" calcext:value-type="float">
            <text:p>0.48669445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7969982" calcext:value-type="float">
            <text:p>0.2507969982</text:p>
          </table:table-cell>
          <table:table-cell/>
          <table:table-cell office:value-type="float" office:value="0.4800534736" calcext:value-type="float">
            <text:p>0.48005347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14162999" calcext:value-type="float">
            <text:p>0.2514162999</text:p>
          </table:table-cell>
          <table:table-cell/>
          <table:table-cell office:value-type="float" office:value="0.4734266286" calcext:value-type="float">
            <text:p>0.4734266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22117922" calcext:value-type="float">
            <text:p>0.2522117922</text:p>
          </table:table-cell>
          <table:table-cell/>
          <table:table-cell office:value-type="float" office:value="0.4668186182" calcext:value-type="float">
            <text:p>0.4668186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31829113" calcext:value-type="float">
            <text:p>0.2531829113</text:p>
          </table:table-cell>
          <table:table-cell/>
          <table:table-cell office:value-type="float" office:value="0.460234126" calcext:value-type="float">
            <text:p>0.460234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43289689" calcext:value-type="float">
            <text:p>0.2543289689</text:p>
          </table:table-cell>
          <table:table-cell/>
          <table:table-cell office:value-type="float" office:value="0.453677819" calcext:value-type="float">
            <text:p>0.453677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56491525" calcext:value-type="float">
            <text:p>0.2556491525</text:p>
          </table:table-cell>
          <table:table-cell/>
          <table:table-cell office:value-type="float" office:value="0.4471543441" calcext:value-type="float">
            <text:p>0.44715434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71425267" calcext:value-type="float">
            <text:p>0.2571425267</text:p>
          </table:table-cell>
          <table:table-cell/>
          <table:table-cell office:value-type="float" office:value="0.440668325" calcext:value-type="float">
            <text:p>0.440668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88080328" calcext:value-type="float">
            <text:p>0.2588080328</text:p>
          </table:table-cell>
          <table:table-cell/>
          <table:table-cell office:value-type="float" office:value="0.4342243589" calcext:value-type="float">
            <text:p>0.43422435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06444904" calcext:value-type="float">
            <text:p>0.2606444904</text:p>
          </table:table-cell>
          <table:table-cell/>
          <table:table-cell office:value-type="float" office:value="0.4278270132" calcext:value-type="float">
            <text:p>0.4278270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26505979" calcext:value-type="float">
            <text:p>0.2626505979</text:p>
          </table:table-cell>
          <table:table-cell/>
          <table:table-cell office:value-type="float" office:value="0.421480822" calcext:value-type="float">
            <text:p>0.421480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8249333" calcext:value-type="float">
            <text:p>0.2648249333</text:p>
          </table:table-cell>
          <table:table-cell/>
          <table:table-cell office:value-type="float" office:value="0.4151902835" calcext:value-type="float">
            <text:p>0.4151902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71659556" calcext:value-type="float">
            <text:p>0.2671659556</text:p>
          </table:table-cell>
          <table:table-cell/>
          <table:table-cell office:value-type="float" office:value="0.4089598562" calcext:value-type="float">
            <text:p>0.4089598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96720055" calcext:value-type="float">
            <text:p>0.2696720055</text:p>
          </table:table-cell>
          <table:table-cell/>
          <table:table-cell office:value-type="float" office:value="0.4027939561" calcext:value-type="float">
            <text:p>0.40279395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23413068" calcext:value-type="float">
            <text:p>0.2723413068</text:p>
          </table:table-cell>
          <table:table-cell/>
          <table:table-cell office:value-type="float" office:value="0.3966969536" calcext:value-type="float">
            <text:p>0.3966969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51719675" calcext:value-type="float">
            <text:p>0.2751719675</text:p>
          </table:table-cell>
          <table:table-cell/>
          <table:table-cell office:value-type="float" office:value="0.3906731699" calcext:value-type="float">
            <text:p>0.39067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81619812" calcext:value-type="float">
            <text:p>0.2781619812</text:p>
          </table:table-cell>
          <table:table-cell/>
          <table:table-cell office:value-type="float" office:value="0.3847268746" calcext:value-type="float">
            <text:p>0.3847268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13092289" calcext:value-type="float">
            <text:p>0.2813092289</text:p>
          </table:table-cell>
          <table:table-cell/>
          <table:table-cell office:value-type="float" office:value="0.3788622824" calcext:value-type="float">
            <text:p>0.3788622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46114797" calcext:value-type="float">
            <text:p>0.2846114797</text:p>
          </table:table-cell>
          <table:table-cell/>
          <table:table-cell office:value-type="float" office:value="0.3730835499" calcext:value-type="float">
            <text:p>0.37308354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066393" calcext:value-type="float">
            <text:p>0.288066393</text:p>
          </table:table-cell>
          <table:table-cell/>
          <table:table-cell office:value-type="float" office:value="0.367394773" calcext:value-type="float">
            <text:p>0.3673947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16715202" calcext:value-type="float">
            <text:p>0.2916715202</text:p>
          </table:table-cell>
          <table:table-cell/>
          <table:table-cell office:value-type="float" office:value="0.3617999837" calcext:value-type="float">
            <text:p>0.3617999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5424306" calcext:value-type="float">
            <text:p>0.295424306</text:p>
          </table:table-cell>
          <table:table-cell/>
          <table:table-cell office:value-type="float" office:value="0.3563031474" calcext:value-type="float">
            <text:p>0.3563031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93220905" calcext:value-type="float">
            <text:p>0.2993220905</text:p>
          </table:table-cell>
          <table:table-cell/>
          <table:table-cell office:value-type="float" office:value="0.3509081604" calcext:value-type="float">
            <text:p>0.3509081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3362111" calcext:value-type="float">
            <text:p>0.303362111</text:p>
          </table:table-cell>
          <table:table-cell/>
          <table:table-cell office:value-type="float" office:value="0.3456188463" calcext:value-type="float">
            <text:p>0.3456188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75415041" calcext:value-type="float">
            <text:p>0.3075415041</text:p>
          </table:table-cell>
          <table:table-cell/>
          <table:table-cell office:value-type="float" office:value="0.3404389541" calcext:value-type="float">
            <text:p>0.34043895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18573075" calcext:value-type="float">
            <text:p>0.3118573075</text:p>
          </table:table-cell>
          <table:table-cell/>
          <table:table-cell office:value-type="float" office:value="0.3353721552" calcext:value-type="float">
            <text:p>0.33537215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63064623" calcext:value-type="float">
            <text:p>0.3163064623</text:p>
          </table:table-cell>
          <table:table-cell/>
          <table:table-cell office:value-type="float" office:value="0.3304220409" calcext:value-type="float">
            <text:p>0.33042204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08858149" calcext:value-type="float">
            <text:p>0.3208858149</text:p>
          </table:table-cell>
          <table:table-cell/>
          <table:table-cell office:value-type="float" office:value="0.3255921197" calcext:value-type="float">
            <text:p>0.3255921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55921197" calcext:value-type="float">
            <text:p>0.3255921197</text:p>
          </table:table-cell>
          <table:table-cell/>
          <table:table-cell office:value-type="float" office:value="0.3208858149" calcext:value-type="float">
            <text:p>0.3208858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04220409" calcext:value-type="float">
            <text:p>0.3304220409</text:p>
          </table:table-cell>
          <table:table-cell/>
          <table:table-cell office:value-type="float" office:value="0.3163064623" calcext:value-type="float">
            <text:p>0.3163064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53721552" calcext:value-type="float">
            <text:p>0.3353721552</text:p>
          </table:table-cell>
          <table:table-cell/>
          <table:table-cell office:value-type="float" office:value="0.3118573075" calcext:value-type="float">
            <text:p>0.3118573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04389541" calcext:value-type="float">
            <text:p>0.3404389541</text:p>
          </table:table-cell>
          <table:table-cell/>
          <table:table-cell office:value-type="float" office:value="0.3075415041" calcext:value-type="float">
            <text:p>0.3075415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56188463" calcext:value-type="float">
            <text:p>0.3456188463</text:p>
          </table:table-cell>
          <table:table-cell/>
          <table:table-cell office:value-type="float" office:value="0.303362111" calcext:value-type="float">
            <text:p>0.303362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09081604" calcext:value-type="float">
            <text:p>0.3509081604</text:p>
          </table:table-cell>
          <table:table-cell/>
          <table:table-cell office:value-type="float" office:value="0.2993220905" calcext:value-type="float">
            <text:p>0.29932209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63031474" calcext:value-type="float">
            <text:p>0.3563031474</text:p>
          </table:table-cell>
          <table:table-cell/>
          <table:table-cell office:value-type="float" office:value="0.295424306" calcext:value-type="float">
            <text:p>0.2954243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17999837" calcext:value-type="float">
            <text:p>0.3617999837</text:p>
          </table:table-cell>
          <table:table-cell/>
          <table:table-cell office:value-type="float" office:value="0.2916715202" calcext:value-type="float">
            <text:p>0.2916715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7394773" calcext:value-type="float">
            <text:p>0.367394773</text:p>
          </table:table-cell>
          <table:table-cell/>
          <table:table-cell office:value-type="float" office:value="0.288066393" calcext:value-type="float">
            <text:p>0.2880663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30835499" calcext:value-type="float">
            <text:p>0.3730835499</text:p>
          </table:table-cell>
          <table:table-cell/>
          <table:table-cell office:value-type="float" office:value="0.2846114797" calcext:value-type="float">
            <text:p>0.28461147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88622824" calcext:value-type="float">
            <text:p>0.3788622824</text:p>
          </table:table-cell>
          <table:table-cell/>
          <table:table-cell office:value-type="float" office:value="0.2813092289" calcext:value-type="float">
            <text:p>0.2813092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47268746" calcext:value-type="float">
            <text:p>0.3847268746</text:p>
          </table:table-cell>
          <table:table-cell/>
          <table:table-cell office:value-type="float" office:value="0.2781619812" calcext:value-type="float">
            <text:p>0.2781619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06731699" calcext:value-type="float">
            <text:p>0.3906731699</text:p>
          </table:table-cell>
          <table:table-cell/>
          <table:table-cell office:value-type="float" office:value="0.2751719675" calcext:value-type="float">
            <text:p>0.2751719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66969536" calcext:value-type="float">
            <text:p>0.3966969536</text:p>
          </table:table-cell>
          <table:table-cell/>
          <table:table-cell office:value-type="float" office:value="0.2723413068" calcext:value-type="float">
            <text:p>0.2723413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27939561" calcext:value-type="float">
            <text:p>0.4027939561</text:p>
          </table:table-cell>
          <table:table-cell/>
          <table:table-cell office:value-type="float" office:value="0.2696720055" calcext:value-type="float">
            <text:p>0.269672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89598562" calcext:value-type="float">
            <text:p>0.4089598562</text:p>
          </table:table-cell>
          <table:table-cell/>
          <table:table-cell office:value-type="float" office:value="0.2671659556" calcext:value-type="float">
            <text:p>0.2671659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51902835" calcext:value-type="float">
            <text:p>0.4151902835</text:p>
          </table:table-cell>
          <table:table-cell/>
          <table:table-cell office:value-type="float" office:value="0.2648249333" calcext:value-type="float">
            <text:p>0.2648249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1480822" calcext:value-type="float">
            <text:p>0.421480822</text:p>
          </table:table-cell>
          <table:table-cell/>
          <table:table-cell office:value-type="float" office:value="0.2626505979" calcext:value-type="float">
            <text:p>0.26265059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78270132" calcext:value-type="float">
            <text:p>0.4278270132</text:p>
          </table:table-cell>
          <table:table-cell/>
          <table:table-cell office:value-type="float" office:value="0.2606444904" calcext:value-type="float">
            <text:p>0.26064449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42243589" calcext:value-type="float">
            <text:p>0.4342243589</text:p>
          </table:table-cell>
          <table:table-cell/>
          <table:table-cell office:value-type="float" office:value="0.2588080328" calcext:value-type="float">
            <text:p>0.2588080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0668325" calcext:value-type="float">
            <text:p>0.440668325</text:p>
          </table:table-cell>
          <table:table-cell/>
          <table:table-cell office:value-type="float" office:value="0.2571425267" calcext:value-type="float">
            <text:p>0.2571425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71543441" calcext:value-type="float">
            <text:p>0.4471543441</text:p>
          </table:table-cell>
          <table:table-cell/>
          <table:table-cell office:value-type="float" office:value="0.2556491525" calcext:value-type="float">
            <text:p>0.2556491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3677819" calcext:value-type="float">
            <text:p>0.453677819</text:p>
          </table:table-cell>
          <table:table-cell/>
          <table:table-cell office:value-type="float" office:value="0.2543289689" calcext:value-type="float">
            <text:p>0.2543289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0234126" calcext:value-type="float">
            <text:p>0.460234126</text:p>
          </table:table-cell>
          <table:table-cell/>
          <table:table-cell office:value-type="float" office:value="0.2531829113" calcext:value-type="float">
            <text:p>0.2531829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68186182" calcext:value-type="float">
            <text:p>0.4668186182</text:p>
          </table:table-cell>
          <table:table-cell/>
          <table:table-cell office:value-type="float" office:value="0.2522117922" calcext:value-type="float">
            <text:p>0.2522117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34266286" calcext:value-type="float">
            <text:p>0.4734266286</text:p>
          </table:table-cell>
          <table:table-cell/>
          <table:table-cell office:value-type="float" office:value="0.2514162999" calcext:value-type="float">
            <text:p>0.2514162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00534736" calcext:value-type="float">
            <text:p>0.4800534736</text:p>
          </table:table-cell>
          <table:table-cell/>
          <table:table-cell office:value-type="float" office:value="0.2507969982" calcext:value-type="float">
            <text:p>0.2507969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66944563" calcext:value-type="float">
            <text:p>0.4866944563</text:p>
          </table:table-cell>
          <table:table-cell/>
          <table:table-cell office:value-type="float" office:value="0.2503543261" calcext:value-type="float">
            <text:p>0.2503543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33448696" calcext:value-type="float">
            <text:p>0.4933448696</text:p>
          </table:table-cell>
          <table:table-cell/>
          <table:table-cell office:value-type="float" office:value="0.2500885972" calcext:value-type="float">
            <text:p>0.2500885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66551304" calcext:value-type="float">
            <text:p>0.5066551304</text:p>
          </table:table-cell>
          <table:table-cell/>
          <table:table-cell office:value-type="float" office:value="0.2500885972" calcext:value-type="float">
            <text:p>0.2500885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33055437" calcext:value-type="float">
            <text:p>0.5133055437</text:p>
          </table:table-cell>
          <table:table-cell/>
          <table:table-cell office:value-type="float" office:value="0.2503543261" calcext:value-type="float">
            <text:p>0.25035432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99465264" calcext:value-type="float">
            <text:p>0.5199465264</text:p>
          </table:table-cell>
          <table:table-cell/>
          <table:table-cell office:value-type="float" office:value="0.2507969982" calcext:value-type="float">
            <text:p>0.2507969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65733714" calcext:value-type="float">
            <text:p>0.5265733714</text:p>
          </table:table-cell>
          <table:table-cell/>
          <table:table-cell office:value-type="float" office:value="0.2514162999" calcext:value-type="float">
            <text:p>0.2514162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31813818" calcext:value-type="float">
            <text:p>0.5331813818</text:p>
          </table:table-cell>
          <table:table-cell/>
          <table:table-cell office:value-type="float" office:value="0.2522117922" calcext:value-type="float">
            <text:p>0.2522117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9765874" calcext:value-type="float">
            <text:p>0.539765874</text:p>
          </table:table-cell>
          <table:table-cell/>
          <table:table-cell office:value-type="float" office:value="0.2531829113" calcext:value-type="float">
            <text:p>0.2531829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6322181" calcext:value-type="float">
            <text:p>0.546322181</text:p>
          </table:table-cell>
          <table:table-cell/>
          <table:table-cell office:value-type="float" office:value="0.2543289689" calcext:value-type="float">
            <text:p>0.25432896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28456559" calcext:value-type="float">
            <text:p>0.5528456559</text:p>
          </table:table-cell>
          <table:table-cell/>
          <table:table-cell office:value-type="float" office:value="0.2556491525" calcext:value-type="float">
            <text:p>0.2556491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9331675" calcext:value-type="float">
            <text:p>0.559331675</text:p>
          </table:table-cell>
          <table:table-cell/>
          <table:table-cell office:value-type="float" office:value="0.2571425267" calcext:value-type="float">
            <text:p>0.2571425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57756411" calcext:value-type="float">
            <text:p>0.5657756411</text:p>
          </table:table-cell>
          <table:table-cell/>
          <table:table-cell office:value-type="float" office:value="0.2588080328" calcext:value-type="float">
            <text:p>0.2588080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21729868" calcext:value-type="float">
            <text:p>0.5721729868</text:p>
          </table:table-cell>
          <table:table-cell/>
          <table:table-cell office:value-type="float" office:value="0.2606444904" calcext:value-type="float">
            <text:p>0.26064449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519178" calcext:value-type="float">
            <text:p>0.578519178</text:p>
          </table:table-cell>
          <table:table-cell/>
          <table:table-cell office:value-type="float" office:value="0.2626505979" calcext:value-type="float">
            <text:p>0.26265059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48097165" calcext:value-type="float">
            <text:p>0.5848097165</text:p>
          </table:table-cell>
          <table:table-cell/>
          <table:table-cell office:value-type="float" office:value="0.2648249333" calcext:value-type="float">
            <text:p>0.2648249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10401438" calcext:value-type="float">
            <text:p>0.5910401438</text:p>
          </table:table-cell>
          <table:table-cell/>
          <table:table-cell office:value-type="float" office:value="0.2671659556" calcext:value-type="float">
            <text:p>0.26716595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72060439" calcext:value-type="float">
            <text:p>0.5972060439</text:p>
          </table:table-cell>
          <table:table-cell/>
          <table:table-cell office:value-type="float" office:value="0.2696720055" calcext:value-type="float">
            <text:p>0.269672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33030464" calcext:value-type="float">
            <text:p>0.6033030464</text:p>
          </table:table-cell>
          <table:table-cell/>
          <table:table-cell office:value-type="float" office:value="0.2723413068" calcext:value-type="float">
            <text:p>0.27234130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3268301" calcext:value-type="float">
            <text:p>0.6093268301</text:p>
          </table:table-cell>
          <table:table-cell/>
          <table:table-cell office:value-type="float" office:value="0.2751719675" calcext:value-type="float">
            <text:p>0.27517196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52731254" calcext:value-type="float">
            <text:p>0.6152731254</text:p>
          </table:table-cell>
          <table:table-cell/>
          <table:table-cell office:value-type="float" office:value="0.2781619812" calcext:value-type="float">
            <text:p>0.2781619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1377176" calcext:value-type="float">
            <text:p>0.6211377176</text:p>
          </table:table-cell>
          <table:table-cell/>
          <table:table-cell office:value-type="float" office:value="0.2813092289" calcext:value-type="float">
            <text:p>0.28130922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69164501" calcext:value-type="float">
            <text:p>0.6269164501</text:p>
          </table:table-cell>
          <table:table-cell/>
          <table:table-cell office:value-type="float" office:value="0.2846114797" calcext:value-type="float">
            <text:p>0.28461147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2605227" calcext:value-type="float">
            <text:p>0.632605227</text:p>
          </table:table-cell>
          <table:table-cell/>
          <table:table-cell office:value-type="float" office:value="0.288066393" calcext:value-type="float">
            <text:p>0.2880663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82000163" calcext:value-type="float">
            <text:p>0.6382000163</text:p>
          </table:table-cell>
          <table:table-cell/>
          <table:table-cell office:value-type="float" office:value="0.2916715202" calcext:value-type="float">
            <text:p>0.29167152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36968526" calcext:value-type="float">
            <text:p>0.6436968526</text:p>
          </table:table-cell>
          <table:table-cell/>
          <table:table-cell office:value-type="float" office:value="0.295424306" calcext:value-type="float">
            <text:p>0.2954243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90918396" calcext:value-type="float">
            <text:p>0.6490918396</text:p>
          </table:table-cell>
          <table:table-cell/>
          <table:table-cell office:value-type="float" office:value="0.2993220905" calcext:value-type="float">
            <text:p>0.29932209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43811537" calcext:value-type="float">
            <text:p>0.6543811537</text:p>
          </table:table-cell>
          <table:table-cell/>
          <table:table-cell office:value-type="float" office:value="0.303362111" calcext:value-type="float">
            <text:p>0.303362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95610459" calcext:value-type="float">
            <text:p>0.6595610459</text:p>
          </table:table-cell>
          <table:table-cell/>
          <table:table-cell office:value-type="float" office:value="0.3075415041" calcext:value-type="float">
            <text:p>0.3075415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46278448" calcext:value-type="float">
            <text:p>0.6646278448</text:p>
          </table:table-cell>
          <table:table-cell/>
          <table:table-cell office:value-type="float" office:value="0.3118573075" calcext:value-type="float">
            <text:p>0.31185730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95779591" calcext:value-type="float">
            <text:p>0.6695779591</text:p>
          </table:table-cell>
          <table:table-cell/>
          <table:table-cell office:value-type="float" office:value="0.3163064623" calcext:value-type="float">
            <text:p>0.3163064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44078803" calcext:value-type="float">
            <text:p>0.6744078803</text:p>
          </table:table-cell>
          <table:table-cell/>
          <table:table-cell office:value-type="float" office:value="0.3208858149" calcext:value-type="float">
            <text:p>0.3208858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91141851" calcext:value-type="float">
            <text:p>0.6791141851</text:p>
          </table:table-cell>
          <table:table-cell/>
          <table:table-cell office:value-type="float" office:value="0.3255921197" calcext:value-type="float">
            <text:p>0.3255921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36935377" calcext:value-type="float">
            <text:p>0.6836935377</text:p>
          </table:table-cell>
          <table:table-cell/>
          <table:table-cell office:value-type="float" office:value="0.3304220409" calcext:value-type="float">
            <text:p>0.33042204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81426925" calcext:value-type="float">
            <text:p>0.6881426925</text:p>
          </table:table-cell>
          <table:table-cell/>
          <table:table-cell office:value-type="float" office:value="0.3353721552" calcext:value-type="float">
            <text:p>0.33537215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24584959" calcext:value-type="float">
            <text:p>0.6924584959</text:p>
          </table:table-cell>
          <table:table-cell/>
          <table:table-cell office:value-type="float" office:value="0.3404389541" calcext:value-type="float">
            <text:p>0.34043895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6637889" calcext:value-type="float">
            <text:p>0.696637889</text:p>
          </table:table-cell>
          <table:table-cell/>
          <table:table-cell office:value-type="float" office:value="0.3456188463" calcext:value-type="float">
            <text:p>0.34561884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06779095" calcext:value-type="float">
            <text:p>0.7006779095</text:p>
          </table:table-cell>
          <table:table-cell/>
          <table:table-cell office:value-type="float" office:value="0.3509081604" calcext:value-type="float">
            <text:p>0.35090816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4575694" calcext:value-type="float">
            <text:p>0.704575694</text:p>
          </table:table-cell>
          <table:table-cell/>
          <table:table-cell office:value-type="float" office:value="0.3563031474" calcext:value-type="float">
            <text:p>0.3563031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83284798" calcext:value-type="float">
            <text:p>0.7083284798</text:p>
          </table:table-cell>
          <table:table-cell/>
          <table:table-cell office:value-type="float" office:value="0.3617999837" calcext:value-type="float">
            <text:p>0.36179998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933607" calcext:value-type="float">
            <text:p>0.711933607</text:p>
          </table:table-cell>
          <table:table-cell/>
          <table:table-cell office:value-type="float" office:value="0.367394773" calcext:value-type="float">
            <text:p>0.3673947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53885203" calcext:value-type="float">
            <text:p>0.7153885203</text:p>
          </table:table-cell>
          <table:table-cell/>
          <table:table-cell office:value-type="float" office:value="0.3730835499" calcext:value-type="float">
            <text:p>0.37308354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86907711" calcext:value-type="float">
            <text:p>0.7186907711</text:p>
          </table:table-cell>
          <table:table-cell/>
          <table:table-cell office:value-type="float" office:value="0.3788622824" calcext:value-type="float">
            <text:p>0.3788622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18380188" calcext:value-type="float">
            <text:p>0.7218380188</text:p>
          </table:table-cell>
          <table:table-cell/>
          <table:table-cell office:value-type="float" office:value="0.3847268746" calcext:value-type="float">
            <text:p>0.3847268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48280325" calcext:value-type="float">
            <text:p>0.7248280325</text:p>
          </table:table-cell>
          <table:table-cell/>
          <table:table-cell office:value-type="float" office:value="0.3906731699" calcext:value-type="float">
            <text:p>0.39067316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76586932" calcext:value-type="float">
            <text:p>0.7276586932</text:p>
          </table:table-cell>
          <table:table-cell/>
          <table:table-cell office:value-type="float" office:value="0.3966969536" calcext:value-type="float">
            <text:p>0.3966969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03279945" calcext:value-type="float">
            <text:p>0.7303279945</text:p>
          </table:table-cell>
          <table:table-cell/>
          <table:table-cell office:value-type="float" office:value="0.4027939561" calcext:value-type="float">
            <text:p>0.40279395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28340444" calcext:value-type="float">
            <text:p>0.7328340444</text:p>
          </table:table-cell>
          <table:table-cell/>
          <table:table-cell office:value-type="float" office:value="0.4089598562" calcext:value-type="float">
            <text:p>0.40895985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1750667" calcext:value-type="float">
            <text:p>0.7351750667</text:p>
          </table:table-cell>
          <table:table-cell/>
          <table:table-cell office:value-type="float" office:value="0.4151902835" calcext:value-type="float">
            <text:p>0.41519028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73494021" calcext:value-type="float">
            <text:p>0.7373494021</text:p>
          </table:table-cell>
          <table:table-cell/>
          <table:table-cell office:value-type="float" office:value="0.421480822" calcext:value-type="float">
            <text:p>0.4214808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93555096" calcext:value-type="float">
            <text:p>0.7393555096</text:p>
          </table:table-cell>
          <table:table-cell/>
          <table:table-cell office:value-type="float" office:value="0.4278270132" calcext:value-type="float">
            <text:p>0.4278270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11919672" calcext:value-type="float">
            <text:p>0.7411919672</text:p>
          </table:table-cell>
          <table:table-cell/>
          <table:table-cell office:value-type="float" office:value="0.4342243589" calcext:value-type="float">
            <text:p>0.43422435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28574733" calcext:value-type="float">
            <text:p>0.7428574733</text:p>
          </table:table-cell>
          <table:table-cell/>
          <table:table-cell office:value-type="float" office:value="0.440668325" calcext:value-type="float">
            <text:p>0.4406683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43508475" calcext:value-type="float">
            <text:p>0.7443508475</text:p>
          </table:table-cell>
          <table:table-cell/>
          <table:table-cell office:value-type="float" office:value="0.4471543441" calcext:value-type="float">
            <text:p>0.44715434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56710311" calcext:value-type="float">
            <text:p>0.7456710311</text:p>
          </table:table-cell>
          <table:table-cell/>
          <table:table-cell office:value-type="float" office:value="0.453677819" calcext:value-type="float">
            <text:p>0.453677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68170887" calcext:value-type="float">
            <text:p>0.7468170887</text:p>
          </table:table-cell>
          <table:table-cell/>
          <table:table-cell office:value-type="float" office:value="0.460234126" calcext:value-type="float">
            <text:p>0.4602341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77882078" calcext:value-type="float">
            <text:p>0.7477882078</text:p>
          </table:table-cell>
          <table:table-cell/>
          <table:table-cell office:value-type="float" office:value="0.4668186182" calcext:value-type="float">
            <text:p>0.46681861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85837001" calcext:value-type="float">
            <text:p>0.7485837001</text:p>
          </table:table-cell>
          <table:table-cell/>
          <table:table-cell office:value-type="float" office:value="0.4734266286" calcext:value-type="float">
            <text:p>0.47342662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2030018" calcext:value-type="float">
            <text:p>0.7492030018</text:p>
          </table:table-cell>
          <table:table-cell/>
          <table:table-cell office:value-type="float" office:value="0.4800534736" calcext:value-type="float">
            <text:p>0.48005347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6456739" calcext:value-type="float">
            <text:p>0.7496456739</text:p>
          </table:table-cell>
          <table:table-cell/>
          <table:table-cell office:value-type="float" office:value="0.4866944563" calcext:value-type="float">
            <text:p>0.48669445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9114028" calcext:value-type="float">
            <text:p>0.7499114028</text:p>
          </table:table-cell>
          <table:table-cell/>
          <table:table-cell office:value-type="float" office:value="0.4933448696" calcext:value-type="float">
            <text:p>0.49334486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875" calcext:value-type="float">
            <text:p>0.78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75" calcext:value-type="float">
            <text:p>0.7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7625" calcext:value-type="float">
            <text:p>0.7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5" calcext:value-type="float">
            <text:p>0.762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5" calcext:value-type="float">
            <text:p>0.77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5" calcext:value-type="float">
            <text:p>0.787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375" calcext:value-type="float">
            <text:p>0.2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25" calcext:value-type="float">
            <text:p>0.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125" calcext:value-type="float">
            <text:p>0.21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5" calcext:value-type="float">
            <text:p>0.237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5" calcext:value-type="float">
            <text:p>0.212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20138436" calcext:value-type="float">
            <text:p>0.4920138436</text:p>
          </table:table-cell>
          <table:table-cell/>
          <table:table-cell office:value-type="float" office:value="0.7998936833" calcext:value-type="float">
            <text:p>0.79989368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23466001" calcext:value-type="float">
            <text:p>0.4923466001</text:p>
          </table:table-cell>
          <table:table-cell/>
          <table:table-cell office:value-type="float" office:value="0.7873981132" calcext:value-type="float">
            <text:p>0.7873981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26793566" calcext:value-type="float">
            <text:p>0.4926793566</text:p>
          </table:table-cell>
          <table:table-cell/>
          <table:table-cell office:value-type="float" office:value="0.7749025431" calcext:value-type="float">
            <text:p>0.7749025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30121131" calcext:value-type="float">
            <text:p>0.4930121131</text:p>
          </table:table-cell>
          <table:table-cell/>
          <table:table-cell office:value-type="float" office:value="0.7624069729" calcext:value-type="float">
            <text:p>0.7624069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40333475" calcext:value-type="float">
            <text:p>0.4840333475</text:p>
          </table:table-cell>
          <table:table-cell/>
          <table:table-cell office:value-type="float" office:value="0.7995748087" calcext:value-type="float">
            <text:p>0.7995748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46986247" calcext:value-type="float">
            <text:p>0.4846986247</text:p>
          </table:table-cell>
          <table:table-cell/>
          <table:table-cell office:value-type="float" office:value="0.787092525" calcext:value-type="float">
            <text:p>0.787092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53639019" calcext:value-type="float">
            <text:p>0.4853639019</text:p>
          </table:table-cell>
          <table:table-cell/>
          <table:table-cell office:value-type="float" office:value="0.7746102413" calcext:value-type="float">
            <text:p>0.7746102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60291791" calcext:value-type="float">
            <text:p>0.4860291791</text:p>
          </table:table-cell>
          <table:table-cell/>
          <table:table-cell office:value-type="float" office:value="0.7621279576" calcext:value-type="float">
            <text:p>0.76212795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60641683" calcext:value-type="float">
            <text:p>0.4760641683</text:p>
          </table:table-cell>
          <table:table-cell/>
          <table:table-cell office:value-type="float" office:value="0.7990436021" calcext:value-type="float">
            <text:p>0.7990436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70614947" calcext:value-type="float">
            <text:p>0.4770614947</text:p>
          </table:table-cell>
          <table:table-cell/>
          <table:table-cell office:value-type="float" office:value="0.786583452" calcext:value-type="float">
            <text:p>0.786583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8058821" calcext:value-type="float">
            <text:p>0.478058821</text:p>
          </table:table-cell>
          <table:table-cell/>
          <table:table-cell office:value-type="float" office:value="0.7741233019" calcext:value-type="float">
            <text:p>0.7741233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90561473" calcext:value-type="float">
            <text:p>0.4790561473</text:p>
          </table:table-cell>
          <table:table-cell/>
          <table:table-cell office:value-type="float" office:value="0.7616631518" calcext:value-type="float">
            <text:p>0.76166315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81119543" calcext:value-type="float">
            <text:p>0.4681119543</text:p>
          </table:table-cell>
          <table:table-cell/>
          <table:table-cell office:value-type="float" office:value="0.7983004401" calcext:value-type="float">
            <text:p>0.7983004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94406229" calcext:value-type="float">
            <text:p>0.4694406229</text:p>
          </table:table-cell>
          <table:table-cell/>
          <table:table-cell office:value-type="float" office:value="0.7858712551" calcext:value-type="float">
            <text:p>0.7858712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07692914" calcext:value-type="float">
            <text:p>0.4707692914</text:p>
          </table:table-cell>
          <table:table-cell/>
          <table:table-cell office:value-type="float" office:value="0.7734420701" calcext:value-type="float">
            <text:p>0.7734420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209796" calcext:value-type="float">
            <text:p>0.47209796</text:p>
          </table:table-cell>
          <table:table-cell/>
          <table:table-cell office:value-type="float" office:value="0.7610128851" calcext:value-type="float">
            <text:p>0.7610128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01823418" calcext:value-type="float">
            <text:p>0.4601823418</text:p>
          </table:table-cell>
          <table:table-cell/>
          <table:table-cell office:value-type="float" office:value="0.7973458493" calcext:value-type="float">
            <text:p>0.7973458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18414109" calcext:value-type="float">
            <text:p>0.4618414109</text:p>
          </table:table-cell>
          <table:table-cell/>
          <table:table-cell office:value-type="float" office:value="0.7849564389" calcext:value-type="float">
            <text:p>0.7849564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350048" calcext:value-type="float">
            <text:p>0.46350048</text:p>
          </table:table-cell>
          <table:table-cell/>
          <table:table-cell office:value-type="float" office:value="0.7725670285" calcext:value-type="float">
            <text:p>0.7725670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51595491" calcext:value-type="float">
            <text:p>0.4651595491</text:p>
          </table:table-cell>
          <table:table-cell/>
          <table:table-cell office:value-type="float" office:value="0.7601776181" calcext:value-type="float">
            <text:p>0.7601776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22809512" calcext:value-type="float">
            <text:p>0.4522809512</text:p>
          </table:table-cell>
          <table:table-cell/>
          <table:table-cell office:value-type="float" office:value="0.7961805064" calcext:value-type="float">
            <text:p>0.7961805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42692449" calcext:value-type="float">
            <text:p>0.4542692449</text:p>
          </table:table-cell>
          <table:table-cell/>
          <table:table-cell office:value-type="float" office:value="0.783839652" calcext:value-type="float">
            <text:p>0.7838396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62575386" calcext:value-type="float">
            <text:p>0.4562575386</text:p>
          </table:table-cell>
          <table:table-cell/>
          <table:table-cell office:value-type="float" office:value="0.7714987975" calcext:value-type="float">
            <text:p>0.7714987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82458323" calcext:value-type="float">
            <text:p>0.4582458323</text:p>
          </table:table-cell>
          <table:table-cell/>
          <table:table-cell office:value-type="float" office:value="0.7591579431" calcext:value-type="float">
            <text:p>0.7591579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44133828" calcext:value-type="float">
            <text:p>0.4444133828</text:p>
          </table:table-cell>
          <table:table-cell/>
          <table:table-cell office:value-type="float" office:value="0.7948052374" calcext:value-type="float">
            <text:p>0.7948052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67294918" calcext:value-type="float">
            <text:p>0.4467294918</text:p>
          </table:table-cell>
          <table:table-cell/>
          <table:table-cell office:value-type="float" office:value="0.7825216858" calcext:value-type="float">
            <text:p>0.78252168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90456009" calcext:value-type="float">
            <text:p>0.4490456009</text:p>
          </table:table-cell>
          <table:table-cell/>
          <table:table-cell office:value-type="float" office:value="0.7702381343" calcext:value-type="float">
            <text:p>0.7702381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13617099" calcext:value-type="float">
            <text:p>0.4513617099</text:p>
          </table:table-cell>
          <table:table-cell/>
          <table:table-cell office:value-type="float" office:value="0.7579545827" calcext:value-type="float">
            <text:p>0.75795458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65852129" calcext:value-type="float">
            <text:p>0.4365852129</text:p>
          </table:table-cell>
          <table:table-cell/>
          <table:table-cell office:value-type="float" office:value="0.7932210169" calcext:value-type="float">
            <text:p>0.7932210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92274957" calcext:value-type="float">
            <text:p>0.4392274957</text:p>
          </table:table-cell>
          <table:table-cell/>
          <table:table-cell office:value-type="float" office:value="0.7810034746" calcext:value-type="float">
            <text:p>0.7810034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18697785" calcext:value-type="float">
            <text:p>0.4418697785</text:p>
          </table:table-cell>
          <table:table-cell/>
          <table:table-cell office:value-type="float" office:value="0.7687859322" calcext:value-type="float">
            <text:p>0.7687859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45120613" calcext:value-type="float">
            <text:p>0.4445120613</text:p>
          </table:table-cell>
          <table:table-cell/>
          <table:table-cell office:value-type="float" office:value="0.7565683898" calcext:value-type="float">
            <text:p>0.7565683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880199" calcext:value-type="float">
            <text:p>0.42880199</text:p>
          </table:table-cell>
          <table:table-cell/>
          <table:table-cell office:value-type="float" office:value="0.791428968" calcext:value-type="float">
            <text:p>0.791428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17685738" calcext:value-type="float">
            <text:p>0.4317685738</text:p>
          </table:table-cell>
          <table:table-cell/>
          <table:table-cell office:value-type="float" office:value="0.7792860943" calcext:value-type="float">
            <text:p>0.77928609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47351575" calcext:value-type="float">
            <text:p>0.4347351575</text:p>
          </table:table-cell>
          <table:table-cell/>
          <table:table-cell office:value-type="float" office:value="0.7671432206" calcext:value-type="float">
            <text:p>0.7671432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77017413" calcext:value-type="float">
            <text:p>0.4377017413</text:p>
          </table:table-cell>
          <table:table-cell/>
          <table:table-cell office:value-type="float" office:value="0.755000347" calcext:value-type="float">
            <text:p>0.7550003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10692307" calcext:value-type="float">
            <text:p>0.4210692307</text:p>
          </table:table-cell>
          <table:table-cell/>
          <table:table-cell office:value-type="float" office:value="0.7894303606" calcext:value-type="float">
            <text:p>0.78943036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3580128" calcext:value-type="float">
            <text:p>0.4243580128</text:p>
          </table:table-cell>
          <table:table-cell/>
          <table:table-cell office:value-type="float" office:value="0.7773707623" calcext:value-type="float">
            <text:p>0.7773707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76467948" calcext:value-type="float">
            <text:p>0.4276467948</text:p>
          </table:table-cell>
          <table:table-cell/>
          <table:table-cell office:value-type="float" office:value="0.7653111639" calcext:value-type="float">
            <text:p>0.76531116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09355769" calcext:value-type="float">
            <text:p>0.4309355769</text:p>
          </table:table-cell>
          <table:table-cell/>
          <table:table-cell office:value-type="float" office:value="0.7532515656" calcext:value-type="float">
            <text:p>0.7532515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33924158" calcext:value-type="float">
            <text:p>0.4133924158</text:p>
          </table:table-cell>
          <table:table-cell/>
          <table:table-cell office:value-type="float" office:value="0.7872266115" calcext:value-type="float">
            <text:p>0.7872266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0010651" calcext:value-type="float">
            <text:p>0.4170010651</text:p>
          </table:table-cell>
          <table:table-cell/>
          <table:table-cell office:value-type="float" office:value="0.775258836" calcext:value-type="float">
            <text:p>0.7752588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06097145" calcext:value-type="float">
            <text:p>0.4206097145</text:p>
          </table:table-cell>
          <table:table-cell/>
          <table:table-cell office:value-type="float" office:value="0.7632910605" calcext:value-type="float">
            <text:p>0.76329106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2183638" calcext:value-type="float">
            <text:p>0.4242183638</text:p>
          </table:table-cell>
          <table:table-cell/>
          <table:table-cell office:value-type="float" office:value="0.7513232851" calcext:value-type="float">
            <text:p>0.7513232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57769864" calcext:value-type="float">
            <text:p>0.4057769864</text:p>
          </table:table-cell>
          <table:table-cell/>
          <table:table-cell office:value-type="float" office:value="0.7848192825" calcext:value-type="float">
            <text:p>0.7848192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97029453" calcext:value-type="float">
            <text:p>0.4097029453</text:p>
          </table:table-cell>
          <table:table-cell/>
          <table:table-cell office:value-type="float" office:value="0.7729518124" calcext:value-type="float">
            <text:p>0.7729518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36289042" calcext:value-type="float">
            <text:p>0.4136289042</text:p>
          </table:table-cell>
          <table:table-cell/>
          <table:table-cell office:value-type="float" office:value="0.7610843423" calcext:value-type="float">
            <text:p>0.76108434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5548631" calcext:value-type="float">
            <text:p>0.4175548631</text:p>
          </table:table-cell>
          <table:table-cell/>
          <table:table-cell office:value-type="float" office:value="0.7492168722" calcext:value-type="float">
            <text:p>0.7492168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82283402" calcext:value-type="float">
            <text:p>0.3982283402</text:p>
          </table:table-cell>
          <table:table-cell/>
          <table:table-cell office:value-type="float" office:value="0.78221008" calcext:value-type="float">
            <text:p>0.78221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2468826" calcext:value-type="float">
            <text:p>0.402468826</text:p>
          </table:table-cell>
          <table:table-cell/>
          <table:table-cell office:value-type="float" office:value="0.7704513267" calcext:value-type="float">
            <text:p>0.7704513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67093118" calcext:value-type="float">
            <text:p>0.4067093118</text:p>
          </table:table-cell>
          <table:table-cell/>
          <table:table-cell office:value-type="float" office:value="0.7586925733" calcext:value-type="float">
            <text:p>0.7586925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09497976" calcext:value-type="float">
            <text:p>0.4109497976</text:p>
          </table:table-cell>
          <table:table-cell/>
          <table:table-cell office:value-type="float" office:value="0.74693382" calcext:value-type="float">
            <text:p>0.74693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07518274" calcext:value-type="float">
            <text:p>0.3907518274</text:p>
          </table:table-cell>
          <table:table-cell/>
          <table:table-cell office:value-type="float" office:value="0.7794008532" calcext:value-type="float">
            <text:p>0.7794008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53038346" calcext:value-type="float">
            <text:p>0.3953038346</text:p>
          </table:table-cell>
          <table:table-cell/>
          <table:table-cell office:value-type="float" office:value="0.767759151" calcext:value-type="float">
            <text:p>0.767759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98558418" calcext:value-type="float">
            <text:p>0.3998558418</text:p>
          </table:table-cell>
          <table:table-cell/>
          <table:table-cell office:value-type="float" office:value="0.7561174488" calcext:value-type="float">
            <text:p>0.7561174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4407849" calcext:value-type="float">
            <text:p>0.404407849</text:p>
          </table:table-cell>
          <table:table-cell/>
          <table:table-cell office:value-type="float" office:value="0.7444757466" calcext:value-type="float">
            <text:p>0.74447574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33527474" calcext:value-type="float">
            <text:p>0.3833527474</text:p>
          </table:table-cell>
          <table:table-cell/>
          <table:table-cell office:value-type="float" office:value="0.7763935934" calcext:value-type="float">
            <text:p>0.77639359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82130496" calcext:value-type="float">
            <text:p>0.3882130496</text:p>
          </table:table-cell>
          <table:table-cell/>
          <table:table-cell office:value-type="float" office:value="0.7648771936" calcext:value-type="float">
            <text:p>0.7648771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30733517" calcext:value-type="float">
            <text:p>0.3930733517</text:p>
          </table:table-cell>
          <table:table-cell/>
          <table:table-cell office:value-type="float" office:value="0.7533607939" calcext:value-type="float">
            <text:p>0.75336079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79336539" calcext:value-type="float">
            <text:p>0.3979336539</text:p>
          </table:table-cell>
          <table:table-cell/>
          <table:table-cell office:value-type="float" office:value="0.7418443942" calcext:value-type="float">
            <text:p>0.7418443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60363443" calcext:value-type="float">
            <text:p>0.3760363443</text:p>
          </table:table-cell>
          <table:table-cell/>
          <table:table-cell office:value-type="float" office:value="0.7731904319" calcext:value-type="float">
            <text:p>0.7731904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12014966" calcext:value-type="float">
            <text:p>0.3812014966</text:p>
          </table:table-cell>
          <table:table-cell/>
          <table:table-cell office:value-type="float" office:value="0.7618074972" calcext:value-type="float">
            <text:p>0.7618074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63666489" calcext:value-type="float">
            <text:p>0.3863666489</text:p>
          </table:table-cell>
          <table:table-cell/>
          <table:table-cell office:value-type="float" office:value="0.7504245625" calcext:value-type="float">
            <text:p>0.7504245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15318012" calcext:value-type="float">
            <text:p>0.3915318012</text:p>
          </table:table-cell>
          <table:table-cell/>
          <table:table-cell office:value-type="float" office:value="0.7390416279" calcext:value-type="float">
            <text:p>0.7390416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88078039" calcext:value-type="float">
            <text:p>0.3688078039</text:p>
          </table:table-cell>
          <table:table-cell/>
          <table:table-cell office:value-type="float" office:value="0.7697936391" calcext:value-type="float">
            <text:p>0.7697936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42741454" calcext:value-type="float">
            <text:p>0.3742741454</text:p>
          </table:table-cell>
          <table:table-cell/>
          <table:table-cell office:value-type="float" office:value="0.7585522374" calcext:value-type="float">
            <text:p>0.7585522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97404869" calcext:value-type="float">
            <text:p>0.3797404869</text:p>
          </table:table-cell>
          <table:table-cell/>
          <table:table-cell office:value-type="float" office:value="0.7473108358" calcext:value-type="float">
            <text:p>0.7473108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52068284" calcext:value-type="float">
            <text:p>0.3852068284</text:p>
          </table:table-cell>
          <table:table-cell/>
          <table:table-cell office:value-type="float" office:value="0.7360694342" calcext:value-type="float">
            <text:p>0.7360694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16722496" calcext:value-type="float">
            <text:p>0.3616722496</text:p>
          </table:table-cell>
          <table:table-cell/>
          <table:table-cell office:value-type="float" office:value="0.7662056225" calcext:value-type="float">
            <text:p>0.7662056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74359058" calcext:value-type="float">
            <text:p>0.3674359058</text:p>
          </table:table-cell>
          <table:table-cell/>
          <table:table-cell office:value-type="float" office:value="0.7551137216" calcext:value-type="float">
            <text:p>0.7551137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31995621" calcext:value-type="float">
            <text:p>0.3731995621</text:p>
          </table:table-cell>
          <table:table-cell/>
          <table:table-cell office:value-type="float" office:value="0.7440218206" calcext:value-type="float">
            <text:p>0.7440218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89632184" calcext:value-type="float">
            <text:p>0.3789632184</text:p>
          </table:table-cell>
          <table:table-cell/>
          <table:table-cell office:value-type="float" office:value="0.7329299197" calcext:value-type="float">
            <text:p>0.7329299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6347389" calcext:value-type="float">
            <text:p>0.3546347389</text:p>
          </table:table-cell>
          <table:table-cell/>
          <table:table-cell office:value-type="float" office:value="0.7624289254" calcext:value-type="float">
            <text:p>0.7624289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06916248" calcext:value-type="float">
            <text:p>0.3606916248</text:p>
          </table:table-cell>
          <table:table-cell/>
          <table:table-cell office:value-type="float" office:value="0.7514943868" calcext:value-type="float">
            <text:p>0.7514943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67485107" calcext:value-type="float">
            <text:p>0.3667485107</text:p>
          </table:table-cell>
          <table:table-cell/>
          <table:table-cell office:value-type="float" office:value="0.7405598482" calcext:value-type="float">
            <text:p>0.7405598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28053965" calcext:value-type="float">
            <text:p>0.3728053965</text:p>
          </table:table-cell>
          <table:table-cell/>
          <table:table-cell office:value-type="float" office:value="0.7296253097" calcext:value-type="float">
            <text:p>0.72962530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77002599" calcext:value-type="float">
            <text:p>0.3477002599</text:p>
          </table:table-cell>
          <table:table-cell/>
          <table:table-cell office:value-type="float" office:value="0.7584662244" calcext:value-type="float">
            <text:p>0.7584662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0460824" calcext:value-type="float">
            <text:p>0.3540460824</text:p>
          </table:table-cell>
          <table:table-cell/>
          <table:table-cell office:value-type="float" office:value="0.7476967984" calcext:value-type="float">
            <text:p>0.74769679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03919049" calcext:value-type="float">
            <text:p>0.3603919049</text:p>
          </table:table-cell>
          <table:table-cell/>
          <table:table-cell office:value-type="float" office:value="0.7369273724" calcext:value-type="float">
            <text:p>0.7369273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67377274" calcext:value-type="float">
            <text:p>0.3667377274</text:p>
          </table:table-cell>
          <table:table-cell/>
          <table:table-cell office:value-type="float" office:value="0.7261579464" calcext:value-type="float">
            <text:p>0.7261579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08737276" calcext:value-type="float">
            <text:p>0.3408737276</text:p>
          </table:table-cell>
          <table:table-cell/>
          <table:table-cell office:value-type="float" office:value="0.7543203284" calcext:value-type="float">
            <text:p>0.7543203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75039889" calcext:value-type="float">
            <text:p>0.3475039889</text:p>
          </table:table-cell>
          <table:table-cell/>
          <table:table-cell office:value-type="float" office:value="0.743723648" calcext:value-type="float">
            <text:p>0.7437236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1342503" calcext:value-type="float">
            <text:p>0.3541342503</text:p>
          </table:table-cell>
          <table:table-cell/>
          <table:table-cell office:value-type="float" office:value="0.7331269677" calcext:value-type="float">
            <text:p>0.7331269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07645116" calcext:value-type="float">
            <text:p>0.3607645116</text:p>
          </table:table-cell>
          <table:table-cell/>
          <table:table-cell office:value-type="float" office:value="0.7225302873" calcext:value-type="float">
            <text:p>0.7225302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41599804" calcext:value-type="float">
            <text:p>0.3341599804</text:p>
          </table:table-cell>
          <table:table-cell/>
          <table:table-cell office:value-type="float" office:value="0.7499941757" calcext:value-type="float">
            <text:p>0.74999417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10699812" calcext:value-type="float">
            <text:p>0.3410699812</text:p>
          </table:table-cell>
          <table:table-cell/>
          <table:table-cell office:value-type="float" office:value="0.7395777517" calcext:value-type="float">
            <text:p>0.7395777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7979982" calcext:value-type="float">
            <text:p>0.347979982</text:p>
          </table:table-cell>
          <table:table-cell/>
          <table:table-cell office:value-type="float" office:value="0.7291613277" calcext:value-type="float">
            <text:p>0.7291613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8899828" calcext:value-type="float">
            <text:p>0.3548899828</text:p>
          </table:table-cell>
          <table:table-cell/>
          <table:table-cell office:value-type="float" office:value="0.7187449038" calcext:value-type="float">
            <text:p>0.7187449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75637769" calcext:value-type="float">
            <text:p>0.3275637769</text:p>
          </table:table-cell>
          <table:table-cell/>
          <table:table-cell office:value-type="float" office:value="0.7454908328" calcext:value-type="float">
            <text:p>0.7454908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47486196" calcext:value-type="float">
            <text:p>0.3347486196</text:p>
          </table:table-cell>
          <table:table-cell/>
          <table:table-cell office:value-type="float" office:value="0.7352620481" calcext:value-type="float">
            <text:p>0.7352620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19334622" calcext:value-type="float">
            <text:p>0.3419334622</text:p>
          </table:table-cell>
          <table:table-cell/>
          <table:table-cell office:value-type="float" office:value="0.7250332634" calcext:value-type="float">
            <text:p>0.72503326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91183048" calcext:value-type="float">
            <text:p>0.3491183048</text:p>
          </table:table-cell>
          <table:table-cell/>
          <table:table-cell office:value-type="float" office:value="0.7148044787" calcext:value-type="float">
            <text:p>0.7148044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10897924" calcext:value-type="float">
            <text:p>0.3210897924</text:p>
          </table:table-cell>
          <table:table-cell/>
          <table:table-cell office:value-type="float" office:value="0.7408134914" calcext:value-type="float">
            <text:p>0.7408134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85443844" calcext:value-type="float">
            <text:p>0.3285443844</text:p>
          </table:table-cell>
          <table:table-cell/>
          <table:table-cell office:value-type="float" office:value="0.7307795959" calcext:value-type="float">
            <text:p>0.7307795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59989764" calcext:value-type="float">
            <text:p>0.3359989764</text:p>
          </table:table-cell>
          <table:table-cell/>
          <table:table-cell office:value-type="float" office:value="0.7207457004" calcext:value-type="float">
            <text:p>0.7207457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34535684" calcext:value-type="float">
            <text:p>0.3434535684</text:p>
          </table:table-cell>
          <table:table-cell/>
          <table:table-cell office:value-type="float" office:value="0.710711805" calcext:value-type="float">
            <text:p>0.710711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47426155" calcext:value-type="float">
            <text:p>0.3147426155</text:p>
          </table:table-cell>
          <table:table-cell/>
          <table:table-cell office:value-type="float" office:value="0.7359654667" calcext:value-type="float">
            <text:p>0.7359654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24616732" calcext:value-type="float">
            <text:p>0.3224616732</text:p>
          </table:table-cell>
          <table:table-cell/>
          <table:table-cell office:value-type="float" office:value="0.7261335723" calcext:value-type="float">
            <text:p>0.7261335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01807309" calcext:value-type="float">
            <text:p>0.3301807309</text:p>
          </table:table-cell>
          <table:table-cell/>
          <table:table-cell office:value-type="float" office:value="0.7163016778" calcext:value-type="float">
            <text:p>0.71630167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78997886" calcext:value-type="float">
            <text:p>0.3378997886</text:p>
          </table:table-cell>
          <table:table-cell/>
          <table:table-cell office:value-type="float" office:value="0.7064697834" calcext:value-type="float">
            <text:p>0.70646978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85267449" calcext:value-type="float">
            <text:p>0.3085267449</text:p>
          </table:table-cell>
          <table:table-cell/>
          <table:table-cell office:value-type="float" office:value="0.730950195" calcext:value-type="float">
            <text:p>0.730950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65047972" calcext:value-type="float">
            <text:p>0.3165047972</text:p>
          </table:table-cell>
          <table:table-cell/>
          <table:table-cell office:value-type="float" office:value="0.7213272702" calcext:value-type="float">
            <text:p>0.72132727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44828495" calcext:value-type="float">
            <text:p>0.3244828495</text:p>
          </table:table-cell>
          <table:table-cell/>
          <table:table-cell office:value-type="float" office:value="0.7117043454" calcext:value-type="float">
            <text:p>0.7117043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24609018" calcext:value-type="float">
            <text:p>0.3324609018</text:p>
          </table:table-cell>
          <table:table-cell/>
          <table:table-cell office:value-type="float" office:value="0.7020814207" calcext:value-type="float">
            <text:p>0.7020814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24465863" calcext:value-type="float">
            <text:p>0.3024465863</text:p>
          </table:table-cell>
          <table:table-cell/>
          <table:table-cell office:value-type="float" office:value="0.725771231" calcext:value-type="float">
            <text:p>0.725771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06779785" calcext:value-type="float">
            <text:p>0.3106779785</text:p>
          </table:table-cell>
          <table:table-cell/>
          <table:table-cell office:value-type="float" office:value="0.7163640963" calcext:value-type="float">
            <text:p>0.7163640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89093708" calcext:value-type="float">
            <text:p>0.3189093708</text:p>
          </table:table-cell>
          <table:table-cell/>
          <table:table-cell office:value-type="float" office:value="0.7069569617" calcext:value-type="float">
            <text:p>0.7069569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7140763" calcext:value-type="float">
            <text:p>0.327140763</text:p>
          </table:table-cell>
          <table:table-cell/>
          <table:table-cell office:value-type="float" office:value="0.6975498271" calcext:value-type="float">
            <text:p>0.6975498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65064491" calcext:value-type="float">
            <text:p>0.2965064491</text:p>
          </table:table-cell>
          <table:table-cell/>
          <table:table-cell office:value-type="float" office:value="0.7204322453" calcext:value-type="float">
            <text:p>0.7204322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49853471" calcext:value-type="float">
            <text:p>0.3049853471</text:p>
          </table:table-cell>
          <table:table-cell/>
          <table:table-cell office:value-type="float" office:value="0.7112475684" calcext:value-type="float">
            <text:p>0.7112475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3464245" calcext:value-type="float">
            <text:p>0.313464245</text:p>
          </table:table-cell>
          <table:table-cell/>
          <table:table-cell office:value-type="float" office:value="0.7020628915" calcext:value-type="float">
            <text:p>0.7020628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1943143" calcext:value-type="float">
            <text:p>0.321943143</text:p>
          </table:table-cell>
          <table:table-cell/>
          <table:table-cell office:value-type="float" office:value="0.6928782146" calcext:value-type="float">
            <text:p>0.6928782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07105437" calcext:value-type="float">
            <text:p>0.2907105437</text:p>
          </table:table-cell>
          <table:table-cell/>
          <table:table-cell office:value-type="float" office:value="0.7149370221" calcext:value-type="float">
            <text:p>0.7149370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94309377" calcext:value-type="float">
            <text:p>0.2994309377</text:p>
          </table:table-cell>
          <table:table-cell/>
          <table:table-cell office:value-type="float" office:value="0.7059813128" calcext:value-type="float">
            <text:p>0.7059813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81513317" calcext:value-type="float">
            <text:p>0.3081513317</text:p>
          </table:table-cell>
          <table:table-cell/>
          <table:table-cell office:value-type="float" office:value="0.6970256036" calcext:value-type="float">
            <text:p>0.69702560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68717257" calcext:value-type="float">
            <text:p>0.3168717257</text:p>
          </table:table-cell>
          <table:table-cell/>
          <table:table-cell office:value-type="float" office:value="0.6880698943" calcext:value-type="float">
            <text:p>0.68806989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50629779" calcext:value-type="float">
            <text:p>0.2850629779</text:p>
          </table:table-cell>
          <table:table-cell/>
          <table:table-cell office:value-type="float" office:value="0.7092894563" calcext:value-type="float">
            <text:p>0.70928945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40186872" calcext:value-type="float">
            <text:p>0.2940186872</text:p>
          </table:table-cell>
          <table:table-cell/>
          <table:table-cell office:value-type="float" office:value="0.7005690623" calcext:value-type="float">
            <text:p>0.7005690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29743964" calcext:value-type="float">
            <text:p>0.3029743964</text:p>
          </table:table-cell>
          <table:table-cell/>
          <table:table-cell office:value-type="float" office:value="0.6918486683" calcext:value-type="float">
            <text:p>0.6918486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19301057" calcext:value-type="float">
            <text:p>0.3119301057</text:p>
          </table:table-cell>
          <table:table-cell/>
          <table:table-cell office:value-type="float" office:value="0.6831282743" calcext:value-type="float">
            <text:p>0.68312827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95677547" calcext:value-type="float">
            <text:p>0.2795677547</text:p>
          </table:table-cell>
          <table:table-cell/>
          <table:table-cell office:value-type="float" office:value="0.7034935509" calcext:value-type="float">
            <text:p>0.70349355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7524316" calcext:value-type="float">
            <text:p>0.2887524316</text:p>
          </table:table-cell>
          <table:table-cell/>
          <table:table-cell office:value-type="float" office:value="0.6950146529" calcext:value-type="float">
            <text:p>0.6950146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79371085" calcext:value-type="float">
            <text:p>0.2979371085</text:p>
          </table:table-cell>
          <table:table-cell/>
          <table:table-cell office:value-type="float" office:value="0.686535755" calcext:value-type="float">
            <text:p>0.6865357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71217854" calcext:value-type="float">
            <text:p>0.3071217854</text:p>
          </table:table-cell>
          <table:table-cell/>
          <table:table-cell office:value-type="float" office:value="0.678056857" calcext:value-type="float">
            <text:p>0.678056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4228769" calcext:value-type="float">
            <text:p>0.274228769</text:p>
          </table:table-cell>
          <table:table-cell/>
          <table:table-cell office:value-type="float" office:value="0.6975534137" calcext:value-type="float">
            <text:p>0.6975534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36359037" calcext:value-type="float">
            <text:p>0.2836359037</text:p>
          </table:table-cell>
          <table:table-cell/>
          <table:table-cell office:value-type="float" office:value="0.6893220215" calcext:value-type="float">
            <text:p>0.6893220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30430383" calcext:value-type="float">
            <text:p>0.2930430383</text:p>
          </table:table-cell>
          <table:table-cell/>
          <table:table-cell office:value-type="float" office:value="0.6810906292" calcext:value-type="float">
            <text:p>0.6810906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24501729" calcext:value-type="float">
            <text:p>0.3024501729</text:p>
          </table:table-cell>
          <table:table-cell/>
          <table:table-cell office:value-type="float" office:value="0.672859237" calcext:value-type="float">
            <text:p>0.672859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9049805" calcext:value-type="float">
            <text:p>0.269049805</text:p>
          </table:table-cell>
          <table:table-cell/>
          <table:table-cell office:value-type="float" office:value="0.6914732551" calcext:value-type="float">
            <text:p>0.6914732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86727298" calcext:value-type="float">
            <text:p>0.2786727298</text:p>
          </table:table-cell>
          <table:table-cell/>
          <table:table-cell office:value-type="float" office:value="0.6834952028" calcext:value-type="float">
            <text:p>0.6834952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2956546" calcext:value-type="float">
            <text:p>0.2882956546</text:p>
          </table:table-cell>
          <table:table-cell/>
          <table:table-cell office:value-type="float" office:value="0.6755171505" calcext:value-type="float">
            <text:p>0.6755171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79185793" calcext:value-type="float">
            <text:p>0.2979185793</text:p>
          </table:table-cell>
          <table:table-cell/>
          <table:table-cell office:value-type="float" office:value="0.6675390982" calcext:value-type="float">
            <text:p>0.6675390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0345333" calcext:value-type="float">
            <text:p>0.2640345333</text:p>
          </table:table-cell>
          <table:table-cell/>
          <table:table-cell office:value-type="float" office:value="0.6852573845" calcext:value-type="float">
            <text:p>0.68525738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38664277" calcext:value-type="float">
            <text:p>0.2738664277</text:p>
          </table:table-cell>
          <table:table-cell/>
          <table:table-cell office:value-type="float" office:value="0.6775383268" calcext:value-type="float">
            <text:p>0.67753832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36983222" calcext:value-type="float">
            <text:p>0.2836983222</text:p>
          </table:table-cell>
          <table:table-cell/>
          <table:table-cell office:value-type="float" office:value="0.6698192691" calcext:value-type="float">
            <text:p>0.6698192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35302166" calcext:value-type="float">
            <text:p>0.2935302166</text:p>
          </table:table-cell>
          <table:table-cell/>
          <table:table-cell office:value-type="float" office:value="0.6621002114" calcext:value-type="float">
            <text:p>0.6621002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91865086" calcext:value-type="float">
            <text:p>0.2591865086</text:p>
          </table:table-cell>
          <table:table-cell/>
          <table:table-cell office:value-type="float" office:value="0.6789102076" calcext:value-type="float">
            <text:p>0.6789102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92204041" calcext:value-type="float">
            <text:p>0.2692204041</text:p>
          </table:table-cell>
          <table:table-cell/>
          <table:table-cell office:value-type="float" office:value="0.6714556156" calcext:value-type="float">
            <text:p>0.6714556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92542996" calcext:value-type="float">
            <text:p>0.2792542996</text:p>
          </table:table-cell>
          <table:table-cell/>
          <table:table-cell office:value-type="float" office:value="0.6640010236" calcext:value-type="float">
            <text:p>0.6640010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9288195" calcext:value-type="float">
            <text:p>0.289288195</text:p>
          </table:table-cell>
          <table:table-cell/>
          <table:table-cell office:value-type="float" office:value="0.6565464316" calcext:value-type="float">
            <text:p>0.6565464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45091672" calcext:value-type="float">
            <text:p>0.2545091672</text:p>
          </table:table-cell>
          <table:table-cell/>
          <table:table-cell office:value-type="float" office:value="0.6724362231" calcext:value-type="float">
            <text:p>0.6724362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7379519" calcext:value-type="float">
            <text:p>0.2647379519</text:p>
          </table:table-cell>
          <table:table-cell/>
          <table:table-cell office:value-type="float" office:value="0.6652513804" calcext:value-type="float">
            <text:p>0.6652513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49667366" calcext:value-type="float">
            <text:p>0.2749667366</text:p>
          </table:table-cell>
          <table:table-cell/>
          <table:table-cell office:value-type="float" office:value="0.6580665378" calcext:value-type="float">
            <text:p>0.6580665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51955213" calcext:value-type="float">
            <text:p>0.2851955213</text:p>
          </table:table-cell>
          <table:table-cell/>
          <table:table-cell office:value-type="float" office:value="0.6508816952" calcext:value-type="float">
            <text:p>0.6508816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0058243" calcext:value-type="float">
            <text:p>0.2500058243</text:p>
          </table:table-cell>
          <table:table-cell/>
          <table:table-cell office:value-type="float" office:value="0.6658400196" calcext:value-type="float">
            <text:p>0.665840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04222483" calcext:value-type="float">
            <text:p>0.2604222483</text:p>
          </table:table-cell>
          <table:table-cell/>
          <table:table-cell office:value-type="float" office:value="0.6589300188" calcext:value-type="float">
            <text:p>0.6589300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08386723" calcext:value-type="float">
            <text:p>0.2708386723</text:p>
          </table:table-cell>
          <table:table-cell/>
          <table:table-cell office:value-type="float" office:value="0.652020018" calcext:value-type="float">
            <text:p>0.652020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12550962" calcext:value-type="float">
            <text:p>0.2812550962</text:p>
          </table:table-cell>
          <table:table-cell/>
          <table:table-cell office:value-type="float" office:value="0.6451100172" calcext:value-type="float">
            <text:p>0.6451100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56796716" calcext:value-type="float">
            <text:p>0.2456796716</text:p>
          </table:table-cell>
          <table:table-cell/>
          <table:table-cell office:value-type="float" office:value="0.6591262724" calcext:value-type="float">
            <text:p>0.6591262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6276352" calcext:value-type="float">
            <text:p>0.256276352</text:p>
          </table:table-cell>
          <table:table-cell/>
          <table:table-cell office:value-type="float" office:value="0.6524960111" calcext:value-type="float">
            <text:p>0.6524960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68730323" calcext:value-type="float">
            <text:p>0.2668730323</text:p>
          </table:table-cell>
          <table:table-cell/>
          <table:table-cell office:value-type="float" office:value="0.6458657497" calcext:value-type="float">
            <text:p>0.6458657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74697127" calcext:value-type="float">
            <text:p>0.2774697127</text:p>
          </table:table-cell>
          <table:table-cell/>
          <table:table-cell office:value-type="float" office:value="0.6392354884" calcext:value-type="float">
            <text:p>0.6392354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15337756" calcext:value-type="float">
            <text:p>0.2415337756</text:p>
          </table:table-cell>
          <table:table-cell/>
          <table:table-cell office:value-type="float" office:value="0.6522997401" calcext:value-type="float">
            <text:p>0.6522997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23032016" calcext:value-type="float">
            <text:p>0.2523032016</text:p>
          </table:table-cell>
          <table:table-cell/>
          <table:table-cell office:value-type="float" office:value="0.6459539176" calcext:value-type="float">
            <text:p>0.6459539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30726276" calcext:value-type="float">
            <text:p>0.2630726276</text:p>
          </table:table-cell>
          <table:table-cell/>
          <table:table-cell office:value-type="float" office:value="0.6396080951" calcext:value-type="float">
            <text:p>0.63960809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38420536" calcext:value-type="float">
            <text:p>0.2738420536</text:p>
          </table:table-cell>
          <table:table-cell/>
          <table:table-cell office:value-type="float" office:value="0.6332622726" calcext:value-type="float">
            <text:p>0.6332622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5710746" calcext:value-type="float">
            <text:p>0.2375710746</text:p>
          </table:table-cell>
          <table:table-cell/>
          <table:table-cell office:value-type="float" office:value="0.6453652611" calcext:value-type="float">
            <text:p>0.6453652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85056132" calcext:value-type="float">
            <text:p>0.2485056132</text:p>
          </table:table-cell>
          <table:table-cell/>
          <table:table-cell office:value-type="float" office:value="0.6393083752" calcext:value-type="float">
            <text:p>0.6393083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94401518" calcext:value-type="float">
            <text:p>0.2594401518</text:p>
          </table:table-cell>
          <table:table-cell/>
          <table:table-cell office:value-type="float" office:value="0.6332514893" calcext:value-type="float">
            <text:p>0.6332514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03746903" calcext:value-type="float">
            <text:p>0.2703746903</text:p>
          </table:table-cell>
          <table:table-cell/>
          <table:table-cell office:value-type="float" office:value="0.6271946035" calcext:value-type="float">
            <text:p>0.6271946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37943775" calcext:value-type="float">
            <text:p>0.2337943775</text:p>
          </table:table-cell>
          <table:table-cell/>
          <table:table-cell office:value-type="float" office:value="0.6383277504" calcext:value-type="float">
            <text:p>0.6383277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48862784" calcext:value-type="float">
            <text:p>0.2448862784</text:p>
          </table:table-cell>
          <table:table-cell/>
          <table:table-cell office:value-type="float" office:value="0.6325640942" calcext:value-type="float">
            <text:p>0.6325640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59781794" calcext:value-type="float">
            <text:p>0.2559781794</text:p>
          </table:table-cell>
          <table:table-cell/>
          <table:table-cell office:value-type="float" office:value="0.6268004379" calcext:value-type="float">
            <text:p>0.6268004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70700803" calcext:value-type="float">
            <text:p>0.2670700803</text:p>
          </table:table-cell>
          <table:table-cell/>
          <table:table-cell office:value-type="float" office:value="0.6210367816" calcext:value-type="float">
            <text:p>0.62103678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02063609" calcext:value-type="float">
            <text:p>0.2302063609</text:p>
          </table:table-cell>
          <table:table-cell/>
          <table:table-cell office:value-type="float" office:value="0.6311921961" calcext:value-type="float">
            <text:p>0.631192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14477626" calcext:value-type="float">
            <text:p>0.2414477626</text:p>
          </table:table-cell>
          <table:table-cell/>
          <table:table-cell office:value-type="float" office:value="0.6257258546" calcext:value-type="float">
            <text:p>0.6257258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26891642" calcext:value-type="float">
            <text:p>0.2526891642</text:p>
          </table:table-cell>
          <table:table-cell/>
          <table:table-cell office:value-type="float" office:value="0.6202595131" calcext:value-type="float">
            <text:p>0.6202595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39305658" calcext:value-type="float">
            <text:p>0.2639305658</text:p>
          </table:table-cell>
          <table:table-cell/>
          <table:table-cell office:value-type="float" office:value="0.6147931716" calcext:value-type="float">
            <text:p>0.6147931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68095681" calcext:value-type="float">
            <text:p>0.2268095681</text:p>
          </table:table-cell>
          <table:table-cell/>
          <table:table-cell office:value-type="float" office:value="0.6239636557" calcext:value-type="float">
            <text:p>0.6239636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1925028" calcext:value-type="float">
            <text:p>0.2381925028</text:p>
          </table:table-cell>
          <table:table-cell/>
          <table:table-cell office:value-type="float" office:value="0.6187985034" calcext:value-type="float">
            <text:p>0.6187985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95754375" calcext:value-type="float">
            <text:p>0.2495754375</text:p>
          </table:table-cell>
          <table:table-cell/>
          <table:table-cell office:value-type="float" office:value="0.6136333511" calcext:value-type="float">
            <text:p>0.6136333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09583721" calcext:value-type="float">
            <text:p>0.2609583721</text:p>
          </table:table-cell>
          <table:table-cell/>
          <table:table-cell office:value-type="float" office:value="0.6084681988" calcext:value-type="float">
            <text:p>0.6084681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36064066" calcext:value-type="float">
            <text:p>0.2236064066</text:p>
          </table:table-cell>
          <table:table-cell/>
          <table:table-cell office:value-type="float" office:value="0.6166472526" calcext:value-type="float">
            <text:p>0.6166472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51228064" calcext:value-type="float">
            <text:p>0.2351228064</text:p>
          </table:table-cell>
          <table:table-cell/>
          <table:table-cell office:value-type="float" office:value="0.6117869504" calcext:value-type="float">
            <text:p>0.6117869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66392061" calcext:value-type="float">
            <text:p>0.2466392061</text:p>
          </table:table-cell>
          <table:table-cell/>
          <table:table-cell office:value-type="float" office:value="0.6069266483" calcext:value-type="float">
            <text:p>0.6069266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81556058" calcext:value-type="float">
            <text:p>0.2581556058</text:p>
          </table:table-cell>
          <table:table-cell/>
          <table:table-cell office:value-type="float" office:value="0.6020663461" calcext:value-type="float">
            <text:p>0.6020663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05991468" calcext:value-type="float">
            <text:p>0.2205991468</text:p>
          </table:table-cell>
          <table:table-cell/>
          <table:table-cell office:value-type="float" office:value="0.6092481726" calcext:value-type="float">
            <text:p>0.6092481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2240849" calcext:value-type="float">
            <text:p>0.232240849</text:p>
          </table:table-cell>
          <table:table-cell/>
          <table:table-cell office:value-type="float" office:value="0.6046961654" calcext:value-type="float">
            <text:p>0.60469616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38825512" calcext:value-type="float">
            <text:p>0.2438825512</text:p>
          </table:table-cell>
          <table:table-cell/>
          <table:table-cell office:value-type="float" office:value="0.6001441582" calcext:value-type="float">
            <text:p>0.6001441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55242534" calcext:value-type="float">
            <text:p>0.2555242534</text:p>
          </table:table-cell>
          <table:table-cell/>
          <table:table-cell office:value-type="float" office:value="0.595592151" calcext:value-type="float">
            <text:p>0.595592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778992" calcext:value-type="float">
            <text:p>0.21778992</text:p>
          </table:table-cell>
          <table:table-cell/>
          <table:table-cell office:value-type="float" office:value="0.6017716598" calcext:value-type="float">
            <text:p>0.6017716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95486733" calcext:value-type="float">
            <text:p>0.2295486733</text:p>
          </table:table-cell>
          <table:table-cell/>
          <table:table-cell office:value-type="float" office:value="0.597531174" calcext:value-type="float">
            <text:p>0.597531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13074267" calcext:value-type="float">
            <text:p>0.2413074267</text:p>
          </table:table-cell>
          <table:table-cell/>
          <table:table-cell office:value-type="float" office:value="0.5932906882" calcext:value-type="float">
            <text:p>0.5932906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306618" calcext:value-type="float">
            <text:p>0.25306618</text:p>
          </table:table-cell>
          <table:table-cell/>
          <table:table-cell office:value-type="float" office:value="0.5890502024" calcext:value-type="float">
            <text:p>0.5890502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51807175" calcext:value-type="float">
            <text:p>0.2151807175</text:p>
          </table:table-cell>
          <table:table-cell/>
          <table:table-cell office:value-type="float" office:value="0.5942230136" calcext:value-type="float">
            <text:p>0.5942230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70481876" calcext:value-type="float">
            <text:p>0.2270481876</text:p>
          </table:table-cell>
          <table:table-cell/>
          <table:table-cell office:value-type="float" office:value="0.5902970547" calcext:value-type="float">
            <text:p>0.5902970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9156577" calcext:value-type="float">
            <text:p>0.2389156577</text:p>
          </table:table-cell>
          <table:table-cell/>
          <table:table-cell office:value-type="float" office:value="0.5863710958" calcext:value-type="float">
            <text:p>0.5863710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7831278" calcext:value-type="float">
            <text:p>0.2507831278</text:p>
          </table:table-cell>
          <table:table-cell/>
          <table:table-cell office:value-type="float" office:value="0.5824451369" calcext:value-type="float">
            <text:p>0.5824451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7733885" calcext:value-type="float">
            <text:p>0.2127733885</text:p>
          </table:table-cell>
          <table:table-cell/>
          <table:table-cell office:value-type="float" office:value="0.5866075842" calcext:value-type="float">
            <text:p>0.5866075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4741164" calcext:value-type="float">
            <text:p>0.224741164</text:p>
          </table:table-cell>
          <table:table-cell/>
          <table:table-cell office:value-type="float" office:value="0.5829989349" calcext:value-type="float">
            <text:p>0.58299893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67089395" calcext:value-type="float">
            <text:p>0.2367089395</text:p>
          </table:table-cell>
          <table:table-cell/>
          <table:table-cell office:value-type="float" office:value="0.5793902855" calcext:value-type="float">
            <text:p>0.5793902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86767149" calcext:value-type="float">
            <text:p>0.2486767149</text:p>
          </table:table-cell>
          <table:table-cell/>
          <table:table-cell office:value-type="float" office:value="0.5757816362" calcext:value-type="float">
            <text:p>0.5757816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05696394" calcext:value-type="float">
            <text:p>0.2105696394</text:p>
          </table:table-cell>
          <table:table-cell/>
          <table:table-cell office:value-type="float" office:value="0.5789307693" calcext:value-type="float">
            <text:p>0.5789307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26292377" calcext:value-type="float">
            <text:p>0.2226292377</text:p>
          </table:table-cell>
          <table:table-cell/>
          <table:table-cell office:value-type="float" office:value="0.5756419872" calcext:value-type="float">
            <text:p>0.57564198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46888361" calcext:value-type="float">
            <text:p>0.2346888361</text:p>
          </table:table-cell>
          <table:table-cell/>
          <table:table-cell office:value-type="float" office:value="0.5723532052" calcext:value-type="float">
            <text:p>0.5723532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67484344" calcext:value-type="float">
            <text:p>0.2467484344</text:p>
          </table:table-cell>
          <table:table-cell/>
          <table:table-cell office:value-type="float" office:value="0.5690644231" calcext:value-type="float">
            <text:p>0.5690644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8571032" calcext:value-type="float">
            <text:p>0.208571032</text:p>
          </table:table-cell>
          <table:table-cell/>
          <table:table-cell office:value-type="float" office:value="0.57119801" calcext:value-type="float">
            <text:p>0.57119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07139057" calcext:value-type="float">
            <text:p>0.2207139057</text:p>
          </table:table-cell>
          <table:table-cell/>
          <table:table-cell office:value-type="float" office:value="0.5682314262" calcext:value-type="float">
            <text:p>0.5682314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28567794" calcext:value-type="float">
            <text:p>0.2328567794</text:p>
          </table:table-cell>
          <table:table-cell/>
          <table:table-cell office:value-type="float" office:value="0.5652648425" calcext:value-type="float">
            <text:p>0.5652648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4999653" calcext:value-type="float">
            <text:p>0.244999653</text:p>
          </table:table-cell>
          <table:table-cell/>
          <table:table-cell office:value-type="float" office:value="0.5622982587" calcext:value-type="float">
            <text:p>0.5622982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67789831" calcext:value-type="float">
            <text:p>0.2067789831</text:p>
          </table:table-cell>
          <table:table-cell/>
          <table:table-cell office:value-type="float" office:value="0.5634147871" calcext:value-type="float">
            <text:p>0.5634147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89965254" calcext:value-type="float">
            <text:p>0.2189965254</text:p>
          </table:table-cell>
          <table:table-cell/>
          <table:table-cell office:value-type="float" office:value="0.5607725043" calcext:value-type="float">
            <text:p>0.5607725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12140678" calcext:value-type="float">
            <text:p>0.2312140678</text:p>
          </table:table-cell>
          <table:table-cell/>
          <table:table-cell office:value-type="float" office:value="0.5581302215" calcext:value-type="float">
            <text:p>0.5581302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34316102" calcext:value-type="float">
            <text:p>0.2434316102</text:p>
          </table:table-cell>
          <table:table-cell/>
          <table:table-cell office:value-type="float" office:value="0.5554879387" calcext:value-type="float">
            <text:p>0.5554879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51947626" calcext:value-type="float">
            <text:p>0.2051947626</text:p>
          </table:table-cell>
          <table:table-cell/>
          <table:table-cell office:value-type="float" office:value="0.5555866172" calcext:value-type="float">
            <text:p>0.5555866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74783142" calcext:value-type="float">
            <text:p>0.2174783142</text:p>
          </table:table-cell>
          <table:table-cell/>
          <table:table-cell office:value-type="float" office:value="0.5532705082" calcext:value-type="float">
            <text:p>0.55327050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97618657" calcext:value-type="float">
            <text:p>0.2297618657</text:p>
          </table:table-cell>
          <table:table-cell/>
          <table:table-cell office:value-type="float" office:value="0.5509543991" calcext:value-type="float">
            <text:p>0.5509543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20454173" calcext:value-type="float">
            <text:p>0.2420454173</text:p>
          </table:table-cell>
          <table:table-cell/>
          <table:table-cell office:value-type="float" office:value="0.5486382901" calcext:value-type="float">
            <text:p>0.54863829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38194936" calcext:value-type="float">
            <text:p>0.2038194936</text:p>
          </table:table-cell>
          <table:table-cell/>
          <table:table-cell office:value-type="float" office:value="0.5477190488" calcext:value-type="float">
            <text:p>0.5477190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6160348" calcext:value-type="float">
            <text:p>0.216160348</text:p>
          </table:table-cell>
          <table:table-cell/>
          <table:table-cell office:value-type="float" office:value="0.5457307551" calcext:value-type="float">
            <text:p>0.5457307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85012025" calcext:value-type="float">
            <text:p>0.2285012025</text:p>
          </table:table-cell>
          <table:table-cell/>
          <table:table-cell office:value-type="float" office:value="0.5437424614" calcext:value-type="float">
            <text:p>0.5437424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08420569" calcext:value-type="float">
            <text:p>0.2408420569</text:p>
          </table:table-cell>
          <table:table-cell/>
          <table:table-cell office:value-type="float" office:value="0.5417541677" calcext:value-type="float">
            <text:p>0.5417541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26541507" calcext:value-type="float">
            <text:p>0.2026541507</text:p>
          </table:table-cell>
          <table:table-cell/>
          <table:table-cell office:value-type="float" office:value="0.5398176582" calcext:value-type="float">
            <text:p>0.5398176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50435611" calcext:value-type="float">
            <text:p>0.2150435611</text:p>
          </table:table-cell>
          <table:table-cell/>
          <table:table-cell office:value-type="float" office:value="0.5381585891" calcext:value-type="float">
            <text:p>0.5381585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74329715" calcext:value-type="float">
            <text:p>0.2274329715</text:p>
          </table:table-cell>
          <table:table-cell/>
          <table:table-cell office:value-type="float" office:value="0.53649952" calcext:value-type="float">
            <text:p>0.53649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98223819" calcext:value-type="float">
            <text:p>0.2398223819</text:p>
          </table:table-cell>
          <table:table-cell/>
          <table:table-cell office:value-type="float" office:value="0.5348404509" calcext:value-type="float">
            <text:p>0.53484045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16995599" calcext:value-type="float">
            <text:p>0.2016995599</text:p>
          </table:table-cell>
          <table:table-cell/>
          <table:table-cell office:value-type="float" office:value="0.5318880457" calcext:value-type="float">
            <text:p>0.5318880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41287449" calcext:value-type="float">
            <text:p>0.2141287449</text:p>
          </table:table-cell>
          <table:table-cell/>
          <table:table-cell office:value-type="float" office:value="0.5305593771" calcext:value-type="float">
            <text:p>0.53055937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65579299" calcext:value-type="float">
            <text:p>0.2265579299</text:p>
          </table:table-cell>
          <table:table-cell/>
          <table:table-cell office:value-type="float" office:value="0.5292307086" calcext:value-type="float">
            <text:p>0.52923070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9871149" calcext:value-type="float">
            <text:p>0.2389871149</text:p>
          </table:table-cell>
          <table:table-cell/>
          <table:table-cell office:value-type="float" office:value="0.52790204" calcext:value-type="float">
            <text:p>0.52790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9563979" calcext:value-type="float">
            <text:p>0.2009563979</text:p>
          </table:table-cell>
          <table:table-cell/>
          <table:table-cell office:value-type="float" office:value="0.5239358317" calcext:value-type="float">
            <text:p>0.5239358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3416548" calcext:value-type="float">
            <text:p>0.213416548</text:p>
          </table:table-cell>
          <table:table-cell/>
          <table:table-cell office:value-type="float" office:value="0.5229385053" calcext:value-type="float">
            <text:p>0.5229385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8766981" calcext:value-type="float">
            <text:p>0.2258766981</text:p>
          </table:table-cell>
          <table:table-cell/>
          <table:table-cell office:value-type="float" office:value="0.521941179" calcext:value-type="float">
            <text:p>0.521941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3368482" calcext:value-type="float">
            <text:p>0.2383368482</text:p>
          </table:table-cell>
          <table:table-cell/>
          <table:table-cell office:value-type="float" office:value="0.5209438527" calcext:value-type="float">
            <text:p>0.5209438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4251913" calcext:value-type="float">
            <text:p>0.2004251913</text:p>
          </table:table-cell>
          <table:table-cell/>
          <table:table-cell office:value-type="float" office:value="0.5159666525" calcext:value-type="float">
            <text:p>0.5159666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907475" calcext:value-type="float">
            <text:p>0.212907475</text:p>
          </table:table-cell>
          <table:table-cell/>
          <table:table-cell office:value-type="float" office:value="0.5153013753" calcext:value-type="float">
            <text:p>0.5153013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3897587" calcext:value-type="float">
            <text:p>0.2253897587</text:p>
          </table:table-cell>
          <table:table-cell/>
          <table:table-cell office:value-type="float" office:value="0.5146360981" calcext:value-type="float">
            <text:p>0.5146360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8720424" calcext:value-type="float">
            <text:p>0.2378720424</text:p>
          </table:table-cell>
          <table:table-cell/>
          <table:table-cell office:value-type="float" office:value="0.5139708209" calcext:value-type="float">
            <text:p>0.5139708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1063167" calcext:value-type="float">
            <text:p>0.2001063167</text:p>
          </table:table-cell>
          <table:table-cell/>
          <table:table-cell office:value-type="float" office:value="0.5079861564" calcext:value-type="float">
            <text:p>0.5079861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6018868" calcext:value-type="float">
            <text:p>0.2126018868</text:p>
          </table:table-cell>
          <table:table-cell/>
          <table:table-cell office:value-type="float" office:value="0.5076533999" calcext:value-type="float">
            <text:p>0.5076533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0974569" calcext:value-type="float">
            <text:p>0.2250974569</text:p>
          </table:table-cell>
          <table:table-cell/>
          <table:table-cell office:value-type="float" office:value="0.5073206434" calcext:value-type="float">
            <text:p>0.5073206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5930271" calcext:value-type="float">
            <text:p>0.2375930271</text:p>
          </table:table-cell>
          <table:table-cell/>
          <table:table-cell office:value-type="float" office:value="0.5069878869" calcext:value-type="float">
            <text:p>0.5069878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5930271" calcext:value-type="float">
            <text:p>0.2375930271</text:p>
          </table:table-cell>
          <table:table-cell/>
          <table:table-cell office:value-type="float" office:value="0.4930121131" calcext:value-type="float">
            <text:p>0.493012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8720424" calcext:value-type="float">
            <text:p>0.2378720424</text:p>
          </table:table-cell>
          <table:table-cell/>
          <table:table-cell office:value-type="float" office:value="0.4860291791" calcext:value-type="float">
            <text:p>0.4860291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3368482" calcext:value-type="float">
            <text:p>0.2383368482</text:p>
          </table:table-cell>
          <table:table-cell/>
          <table:table-cell office:value-type="float" office:value="0.4790561473" calcext:value-type="float">
            <text:p>0.4790561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9871149" calcext:value-type="float">
            <text:p>0.2389871149</text:p>
          </table:table-cell>
          <table:table-cell/>
          <table:table-cell office:value-type="float" office:value="0.47209796" calcext:value-type="float">
            <text:p>0.47209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98223819" calcext:value-type="float">
            <text:p>0.2398223819</text:p>
          </table:table-cell>
          <table:table-cell/>
          <table:table-cell office:value-type="float" office:value="0.4651595491" calcext:value-type="float">
            <text:p>0.46515954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08420569" calcext:value-type="float">
            <text:p>0.2408420569</text:p>
          </table:table-cell>
          <table:table-cell/>
          <table:table-cell office:value-type="float" office:value="0.4582458323" calcext:value-type="float">
            <text:p>0.4582458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20454173" calcext:value-type="float">
            <text:p>0.2420454173</text:p>
          </table:table-cell>
          <table:table-cell/>
          <table:table-cell office:value-type="float" office:value="0.4513617099" calcext:value-type="float">
            <text:p>0.45136170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34316102" calcext:value-type="float">
            <text:p>0.2434316102</text:p>
          </table:table-cell>
          <table:table-cell/>
          <table:table-cell office:value-type="float" office:value="0.4445120613" calcext:value-type="float">
            <text:p>0.4445120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4999653" calcext:value-type="float">
            <text:p>0.244999653</text:p>
          </table:table-cell>
          <table:table-cell/>
          <table:table-cell office:value-type="float" office:value="0.4377017413" calcext:value-type="float">
            <text:p>0.4377017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67484344" calcext:value-type="float">
            <text:p>0.2467484344</text:p>
          </table:table-cell>
          <table:table-cell/>
          <table:table-cell office:value-type="float" office:value="0.4309355769" calcext:value-type="float">
            <text:p>0.4309355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86767149" calcext:value-type="float">
            <text:p>0.2486767149</text:p>
          </table:table-cell>
          <table:table-cell/>
          <table:table-cell office:value-type="float" office:value="0.4242183638" calcext:value-type="float">
            <text:p>0.4242183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7831278" calcext:value-type="float">
            <text:p>0.2507831278</text:p>
          </table:table-cell>
          <table:table-cell/>
          <table:table-cell office:value-type="float" office:value="0.4175548631" calcext:value-type="float">
            <text:p>0.4175548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306618" calcext:value-type="float">
            <text:p>0.25306618</text:p>
          </table:table-cell>
          <table:table-cell/>
          <table:table-cell office:value-type="float" office:value="0.4109497976" calcext:value-type="float">
            <text:p>0.4109497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55242534" calcext:value-type="float">
            <text:p>0.2555242534</text:p>
          </table:table-cell>
          <table:table-cell/>
          <table:table-cell office:value-type="float" office:value="0.404407849" calcext:value-type="float">
            <text:p>0.404407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81556058" calcext:value-type="float">
            <text:p>0.2581556058</text:p>
          </table:table-cell>
          <table:table-cell/>
          <table:table-cell office:value-type="float" office:value="0.3979336539" calcext:value-type="float">
            <text:p>0.39793365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09583721" calcext:value-type="float">
            <text:p>0.2609583721</text:p>
          </table:table-cell>
          <table:table-cell/>
          <table:table-cell office:value-type="float" office:value="0.3915318012" calcext:value-type="float">
            <text:p>0.3915318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39305658" calcext:value-type="float">
            <text:p>0.2639305658</text:p>
          </table:table-cell>
          <table:table-cell/>
          <table:table-cell office:value-type="float" office:value="0.3852068284" calcext:value-type="float">
            <text:p>0.3852068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70700803" calcext:value-type="float">
            <text:p>0.2670700803</text:p>
          </table:table-cell>
          <table:table-cell/>
          <table:table-cell office:value-type="float" office:value="0.3789632184" calcext:value-type="float">
            <text:p>0.3789632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03746903" calcext:value-type="float">
            <text:p>0.2703746903</text:p>
          </table:table-cell>
          <table:table-cell/>
          <table:table-cell office:value-type="float" office:value="0.3728053965" calcext:value-type="float">
            <text:p>0.3728053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38420536" calcext:value-type="float">
            <text:p>0.2738420536</text:p>
          </table:table-cell>
          <table:table-cell/>
          <table:table-cell office:value-type="float" office:value="0.3667377274" calcext:value-type="float">
            <text:p>0.3667377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74697127" calcext:value-type="float">
            <text:p>0.2774697127</text:p>
          </table:table-cell>
          <table:table-cell/>
          <table:table-cell office:value-type="float" office:value="0.3607645116" calcext:value-type="float">
            <text:p>0.3607645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12550962" calcext:value-type="float">
            <text:p>0.2812550962</text:p>
          </table:table-cell>
          <table:table-cell/>
          <table:table-cell office:value-type="float" office:value="0.3548899828" calcext:value-type="float">
            <text:p>0.3548899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51955213" calcext:value-type="float">
            <text:p>0.2851955213</text:p>
          </table:table-cell>
          <table:table-cell/>
          <table:table-cell office:value-type="float" office:value="0.3491183048" calcext:value-type="float">
            <text:p>0.349118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9288195" calcext:value-type="float">
            <text:p>0.289288195</text:p>
          </table:table-cell>
          <table:table-cell/>
          <table:table-cell office:value-type="float" office:value="0.3434535684" calcext:value-type="float">
            <text:p>0.3434535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35302166" calcext:value-type="float">
            <text:p>0.2935302166</text:p>
          </table:table-cell>
          <table:table-cell/>
          <table:table-cell office:value-type="float" office:value="0.3378997886" calcext:value-type="float">
            <text:p>0.3378997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79185793" calcext:value-type="float">
            <text:p>0.2979185793</text:p>
          </table:table-cell>
          <table:table-cell/>
          <table:table-cell office:value-type="float" office:value="0.3324609018" calcext:value-type="float">
            <text:p>0.3324609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24501729" calcext:value-type="float">
            <text:p>0.3024501729</text:p>
          </table:table-cell>
          <table:table-cell/>
          <table:table-cell office:value-type="float" office:value="0.327140763" calcext:value-type="float">
            <text:p>0.327140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71217854" calcext:value-type="float">
            <text:p>0.3071217854</text:p>
          </table:table-cell>
          <table:table-cell/>
          <table:table-cell office:value-type="float" office:value="0.321943143" calcext:value-type="float">
            <text:p>0.321943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19301057" calcext:value-type="float">
            <text:p>0.3119301057</text:p>
          </table:table-cell>
          <table:table-cell/>
          <table:table-cell office:value-type="float" office:value="0.3168717257" calcext:value-type="float">
            <text:p>0.3168717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68717257" calcext:value-type="float">
            <text:p>0.3168717257</text:p>
          </table:table-cell>
          <table:table-cell/>
          <table:table-cell office:value-type="float" office:value="0.3119301057" calcext:value-type="float">
            <text:p>0.3119301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1943143" calcext:value-type="float">
            <text:p>0.321943143</text:p>
          </table:table-cell>
          <table:table-cell/>
          <table:table-cell office:value-type="float" office:value="0.3071217854" calcext:value-type="float">
            <text:p>0.30712178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7140763" calcext:value-type="float">
            <text:p>0.327140763</text:p>
          </table:table-cell>
          <table:table-cell/>
          <table:table-cell office:value-type="float" office:value="0.3024501729" calcext:value-type="float">
            <text:p>0.3024501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24609018" calcext:value-type="float">
            <text:p>0.3324609018</text:p>
          </table:table-cell>
          <table:table-cell/>
          <table:table-cell office:value-type="float" office:value="0.2979185793" calcext:value-type="float">
            <text:p>0.2979185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78997886" calcext:value-type="float">
            <text:p>0.3378997886</text:p>
          </table:table-cell>
          <table:table-cell/>
          <table:table-cell office:value-type="float" office:value="0.2935302166" calcext:value-type="float">
            <text:p>0.2935302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34535684" calcext:value-type="float">
            <text:p>0.3434535684</text:p>
          </table:table-cell>
          <table:table-cell/>
          <table:table-cell office:value-type="float" office:value="0.289288195" calcext:value-type="float">
            <text:p>0.289288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91183048" calcext:value-type="float">
            <text:p>0.3491183048</text:p>
          </table:table-cell>
          <table:table-cell/>
          <table:table-cell office:value-type="float" office:value="0.2851955213" calcext:value-type="float">
            <text:p>0.2851955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8899828" calcext:value-type="float">
            <text:p>0.3548899828</text:p>
          </table:table-cell>
          <table:table-cell/>
          <table:table-cell office:value-type="float" office:value="0.2812550962" calcext:value-type="float">
            <text:p>0.2812550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07645116" calcext:value-type="float">
            <text:p>0.3607645116</text:p>
          </table:table-cell>
          <table:table-cell/>
          <table:table-cell office:value-type="float" office:value="0.2774697127" calcext:value-type="float">
            <text:p>0.2774697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67377274" calcext:value-type="float">
            <text:p>0.3667377274</text:p>
          </table:table-cell>
          <table:table-cell/>
          <table:table-cell office:value-type="float" office:value="0.2738420536" calcext:value-type="float">
            <text:p>0.2738420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28053965" calcext:value-type="float">
            <text:p>0.3728053965</text:p>
          </table:table-cell>
          <table:table-cell/>
          <table:table-cell office:value-type="float" office:value="0.2703746903" calcext:value-type="float">
            <text:p>0.2703746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89632184" calcext:value-type="float">
            <text:p>0.3789632184</text:p>
          </table:table-cell>
          <table:table-cell/>
          <table:table-cell office:value-type="float" office:value="0.2670700803" calcext:value-type="float">
            <text:p>0.2670700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52068284" calcext:value-type="float">
            <text:p>0.3852068284</text:p>
          </table:table-cell>
          <table:table-cell/>
          <table:table-cell office:value-type="float" office:value="0.2639305658" calcext:value-type="float">
            <text:p>0.26393056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15318012" calcext:value-type="float">
            <text:p>0.3915318012</text:p>
          </table:table-cell>
          <table:table-cell/>
          <table:table-cell office:value-type="float" office:value="0.2609583721" calcext:value-type="float">
            <text:p>0.2609583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79336539" calcext:value-type="float">
            <text:p>0.3979336539</text:p>
          </table:table-cell>
          <table:table-cell/>
          <table:table-cell office:value-type="float" office:value="0.2581556058" calcext:value-type="float">
            <text:p>0.2581556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4407849" calcext:value-type="float">
            <text:p>0.404407849</text:p>
          </table:table-cell>
          <table:table-cell/>
          <table:table-cell office:value-type="float" office:value="0.2555242534" calcext:value-type="float">
            <text:p>0.25552425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09497976" calcext:value-type="float">
            <text:p>0.4109497976</text:p>
          </table:table-cell>
          <table:table-cell/>
          <table:table-cell office:value-type="float" office:value="0.25306618" calcext:value-type="float">
            <text:p>0.25306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5548631" calcext:value-type="float">
            <text:p>0.4175548631</text:p>
          </table:table-cell>
          <table:table-cell/>
          <table:table-cell office:value-type="float" office:value="0.2507831278" calcext:value-type="float">
            <text:p>0.25078312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2183638" calcext:value-type="float">
            <text:p>0.4242183638</text:p>
          </table:table-cell>
          <table:table-cell/>
          <table:table-cell office:value-type="float" office:value="0.2486767149" calcext:value-type="float">
            <text:p>0.2486767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09355769" calcext:value-type="float">
            <text:p>0.4309355769</text:p>
          </table:table-cell>
          <table:table-cell/>
          <table:table-cell office:value-type="float" office:value="0.2467484344" calcext:value-type="float">
            <text:p>0.2467484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77017413" calcext:value-type="float">
            <text:p>0.4377017413</text:p>
          </table:table-cell>
          <table:table-cell/>
          <table:table-cell office:value-type="float" office:value="0.244999653" calcext:value-type="float">
            <text:p>0.244999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45120613" calcext:value-type="float">
            <text:p>0.4445120613</text:p>
          </table:table-cell>
          <table:table-cell/>
          <table:table-cell office:value-type="float" office:value="0.2434316102" calcext:value-type="float">
            <text:p>0.2434316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13617099" calcext:value-type="float">
            <text:p>0.4513617099</text:p>
          </table:table-cell>
          <table:table-cell/>
          <table:table-cell office:value-type="float" office:value="0.2420454173" calcext:value-type="float">
            <text:p>0.2420454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82458323" calcext:value-type="float">
            <text:p>0.4582458323</text:p>
          </table:table-cell>
          <table:table-cell/>
          <table:table-cell office:value-type="float" office:value="0.2408420569" calcext:value-type="float">
            <text:p>0.2408420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51595491" calcext:value-type="float">
            <text:p>0.4651595491</text:p>
          </table:table-cell>
          <table:table-cell/>
          <table:table-cell office:value-type="float" office:value="0.2398223819" calcext:value-type="float">
            <text:p>0.2398223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209796" calcext:value-type="float">
            <text:p>0.47209796</text:p>
          </table:table-cell>
          <table:table-cell/>
          <table:table-cell office:value-type="float" office:value="0.2389871149" calcext:value-type="float">
            <text:p>0.2389871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90561473" calcext:value-type="float">
            <text:p>0.4790561473</text:p>
          </table:table-cell>
          <table:table-cell/>
          <table:table-cell office:value-type="float" office:value="0.2383368482" calcext:value-type="float">
            <text:p>0.2383368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60291791" calcext:value-type="float">
            <text:p>0.4860291791</text:p>
          </table:table-cell>
          <table:table-cell/>
          <table:table-cell office:value-type="float" office:value="0.2378720424" calcext:value-type="float">
            <text:p>0.2378720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30121131" calcext:value-type="float">
            <text:p>0.4930121131</text:p>
          </table:table-cell>
          <table:table-cell/>
          <table:table-cell office:value-type="float" office:value="0.2375930271" calcext:value-type="float">
            <text:p>0.2375930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0974569" calcext:value-type="float">
            <text:p>0.2250974569</text:p>
          </table:table-cell>
          <table:table-cell/>
          <table:table-cell office:value-type="float" office:value="0.4926793566" calcext:value-type="float">
            <text:p>0.49267935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3897587" calcext:value-type="float">
            <text:p>0.2253897587</text:p>
          </table:table-cell>
          <table:table-cell/>
          <table:table-cell office:value-type="float" office:value="0.4853639019" calcext:value-type="float">
            <text:p>0.4853639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58766981" calcext:value-type="float">
            <text:p>0.2258766981</text:p>
          </table:table-cell>
          <table:table-cell/>
          <table:table-cell office:value-type="float" office:value="0.478058821" calcext:value-type="float">
            <text:p>0.4780588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65579299" calcext:value-type="float">
            <text:p>0.2265579299</text:p>
          </table:table-cell>
          <table:table-cell/>
          <table:table-cell office:value-type="float" office:value="0.4707692914" calcext:value-type="float">
            <text:p>0.4707692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74329715" calcext:value-type="float">
            <text:p>0.2274329715</text:p>
          </table:table-cell>
          <table:table-cell/>
          <table:table-cell office:value-type="float" office:value="0.46350048" calcext:value-type="float">
            <text:p>0.46350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85012025" calcext:value-type="float">
            <text:p>0.2285012025</text:p>
          </table:table-cell>
          <table:table-cell/>
          <table:table-cell office:value-type="float" office:value="0.4562575386" calcext:value-type="float">
            <text:p>0.4562575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97618657" calcext:value-type="float">
            <text:p>0.2297618657</text:p>
          </table:table-cell>
          <table:table-cell/>
          <table:table-cell office:value-type="float" office:value="0.4490456009" calcext:value-type="float">
            <text:p>0.4490456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12140678" calcext:value-type="float">
            <text:p>0.2312140678</text:p>
          </table:table-cell>
          <table:table-cell/>
          <table:table-cell office:value-type="float" office:value="0.4418697785" calcext:value-type="float">
            <text:p>0.4418697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28567794" calcext:value-type="float">
            <text:p>0.2328567794</text:p>
          </table:table-cell>
          <table:table-cell/>
          <table:table-cell office:value-type="float" office:value="0.4347351575" calcext:value-type="float">
            <text:p>0.4347351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46888361" calcext:value-type="float">
            <text:p>0.2346888361</text:p>
          </table:table-cell>
          <table:table-cell/>
          <table:table-cell office:value-type="float" office:value="0.4276467948" calcext:value-type="float">
            <text:p>0.4276467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67089395" calcext:value-type="float">
            <text:p>0.2367089395</text:p>
          </table:table-cell>
          <table:table-cell/>
          <table:table-cell office:value-type="float" office:value="0.4206097145" calcext:value-type="float">
            <text:p>0.4206097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9156577" calcext:value-type="float">
            <text:p>0.2389156577</text:p>
          </table:table-cell>
          <table:table-cell/>
          <table:table-cell office:value-type="float" office:value="0.4136289042" calcext:value-type="float">
            <text:p>0.4136289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13074267" calcext:value-type="float">
            <text:p>0.2413074267</text:p>
          </table:table-cell>
          <table:table-cell/>
          <table:table-cell office:value-type="float" office:value="0.4067093118" calcext:value-type="float">
            <text:p>0.4067093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38825512" calcext:value-type="float">
            <text:p>0.2438825512</text:p>
          </table:table-cell>
          <table:table-cell/>
          <table:table-cell office:value-type="float" office:value="0.3998558418" calcext:value-type="float">
            <text:p>0.3998558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66392061" calcext:value-type="float">
            <text:p>0.2466392061</text:p>
          </table:table-cell>
          <table:table-cell/>
          <table:table-cell office:value-type="float" office:value="0.3930733517" calcext:value-type="float">
            <text:p>0.3930733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95754375" calcext:value-type="float">
            <text:p>0.2495754375</text:p>
          </table:table-cell>
          <table:table-cell/>
          <table:table-cell office:value-type="float" office:value="0.3863666489" calcext:value-type="float">
            <text:p>0.38636664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26891642" calcext:value-type="float">
            <text:p>0.2526891642</text:p>
          </table:table-cell>
          <table:table-cell/>
          <table:table-cell office:value-type="float" office:value="0.3797404869" calcext:value-type="float">
            <text:p>0.3797404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59781794" calcext:value-type="float">
            <text:p>0.2559781794</text:p>
          </table:table-cell>
          <table:table-cell/>
          <table:table-cell office:value-type="float" office:value="0.3731995621" calcext:value-type="float">
            <text:p>0.37319956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94401518" calcext:value-type="float">
            <text:p>0.2594401518</text:p>
          </table:table-cell>
          <table:table-cell/>
          <table:table-cell office:value-type="float" office:value="0.3667485107" calcext:value-type="float">
            <text:p>0.3667485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30726276" calcext:value-type="float">
            <text:p>0.2630726276</text:p>
          </table:table-cell>
          <table:table-cell/>
          <table:table-cell office:value-type="float" office:value="0.3603919049" calcext:value-type="float">
            <text:p>0.3603919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68730323" calcext:value-type="float">
            <text:p>0.2668730323</text:p>
          </table:table-cell>
          <table:table-cell/>
          <table:table-cell office:value-type="float" office:value="0.3541342503" calcext:value-type="float">
            <text:p>0.35413425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08386723" calcext:value-type="float">
            <text:p>0.2708386723</text:p>
          </table:table-cell>
          <table:table-cell/>
          <table:table-cell office:value-type="float" office:value="0.347979982" calcext:value-type="float">
            <text:p>0.347979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49667366" calcext:value-type="float">
            <text:p>0.2749667366</text:p>
          </table:table-cell>
          <table:table-cell/>
          <table:table-cell office:value-type="float" office:value="0.3419334622" calcext:value-type="float">
            <text:p>0.3419334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92542996" calcext:value-type="float">
            <text:p>0.2792542996</text:p>
          </table:table-cell>
          <table:table-cell/>
          <table:table-cell office:value-type="float" office:value="0.3359989764" calcext:value-type="float">
            <text:p>0.33599897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36983222" calcext:value-type="float">
            <text:p>0.2836983222</text:p>
          </table:table-cell>
          <table:table-cell/>
          <table:table-cell office:value-type="float" office:value="0.3301807309" calcext:value-type="float">
            <text:p>0.33018073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2956546" calcext:value-type="float">
            <text:p>0.2882956546</text:p>
          </table:table-cell>
          <table:table-cell/>
          <table:table-cell office:value-type="float" office:value="0.3244828495" calcext:value-type="float">
            <text:p>0.3244828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30430383" calcext:value-type="float">
            <text:p>0.2930430383</text:p>
          </table:table-cell>
          <table:table-cell/>
          <table:table-cell office:value-type="float" office:value="0.3189093708" calcext:value-type="float">
            <text:p>0.3189093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79371085" calcext:value-type="float">
            <text:p>0.2979371085</text:p>
          </table:table-cell>
          <table:table-cell/>
          <table:table-cell office:value-type="float" office:value="0.313464245" calcext:value-type="float">
            <text:p>0.313464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29743964" calcext:value-type="float">
            <text:p>0.3029743964</text:p>
          </table:table-cell>
          <table:table-cell/>
          <table:table-cell office:value-type="float" office:value="0.3081513317" calcext:value-type="float">
            <text:p>0.3081513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81513317" calcext:value-type="float">
            <text:p>0.3081513317</text:p>
          </table:table-cell>
          <table:table-cell/>
          <table:table-cell office:value-type="float" office:value="0.3029743964" calcext:value-type="float">
            <text:p>0.3029743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3464245" calcext:value-type="float">
            <text:p>0.313464245</text:p>
          </table:table-cell>
          <table:table-cell/>
          <table:table-cell office:value-type="float" office:value="0.2979371085" calcext:value-type="float">
            <text:p>0.2979371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89093708" calcext:value-type="float">
            <text:p>0.3189093708</text:p>
          </table:table-cell>
          <table:table-cell/>
          <table:table-cell office:value-type="float" office:value="0.2930430383" calcext:value-type="float">
            <text:p>0.29304303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44828495" calcext:value-type="float">
            <text:p>0.3244828495</text:p>
          </table:table-cell>
          <table:table-cell/>
          <table:table-cell office:value-type="float" office:value="0.2882956546" calcext:value-type="float">
            <text:p>0.2882956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01807309" calcext:value-type="float">
            <text:p>0.3301807309</text:p>
          </table:table-cell>
          <table:table-cell/>
          <table:table-cell office:value-type="float" office:value="0.2836983222" calcext:value-type="float">
            <text:p>0.2836983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59989764" calcext:value-type="float">
            <text:p>0.3359989764</text:p>
          </table:table-cell>
          <table:table-cell/>
          <table:table-cell office:value-type="float" office:value="0.2792542996" calcext:value-type="float">
            <text:p>0.2792542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19334622" calcext:value-type="float">
            <text:p>0.3419334622</text:p>
          </table:table-cell>
          <table:table-cell/>
          <table:table-cell office:value-type="float" office:value="0.2749667366" calcext:value-type="float">
            <text:p>0.2749667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7979982" calcext:value-type="float">
            <text:p>0.347979982</text:p>
          </table:table-cell>
          <table:table-cell/>
          <table:table-cell office:value-type="float" office:value="0.2708386723" calcext:value-type="float">
            <text:p>0.2708386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1342503" calcext:value-type="float">
            <text:p>0.3541342503</text:p>
          </table:table-cell>
          <table:table-cell/>
          <table:table-cell office:value-type="float" office:value="0.2668730323" calcext:value-type="float">
            <text:p>0.2668730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03919049" calcext:value-type="float">
            <text:p>0.3603919049</text:p>
          </table:table-cell>
          <table:table-cell/>
          <table:table-cell office:value-type="float" office:value="0.2630726276" calcext:value-type="float">
            <text:p>0.2630726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67485107" calcext:value-type="float">
            <text:p>0.3667485107</text:p>
          </table:table-cell>
          <table:table-cell/>
          <table:table-cell office:value-type="float" office:value="0.2594401518" calcext:value-type="float">
            <text:p>0.25944015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31995621" calcext:value-type="float">
            <text:p>0.3731995621</text:p>
          </table:table-cell>
          <table:table-cell/>
          <table:table-cell office:value-type="float" office:value="0.2559781794" calcext:value-type="float">
            <text:p>0.2559781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97404869" calcext:value-type="float">
            <text:p>0.3797404869</text:p>
          </table:table-cell>
          <table:table-cell/>
          <table:table-cell office:value-type="float" office:value="0.2526891642" calcext:value-type="float">
            <text:p>0.2526891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63666489" calcext:value-type="float">
            <text:p>0.3863666489</text:p>
          </table:table-cell>
          <table:table-cell/>
          <table:table-cell office:value-type="float" office:value="0.2495754375" calcext:value-type="float">
            <text:p>0.2495754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30733517" calcext:value-type="float">
            <text:p>0.3930733517</text:p>
          </table:table-cell>
          <table:table-cell/>
          <table:table-cell office:value-type="float" office:value="0.2466392061" calcext:value-type="float">
            <text:p>0.2466392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98558418" calcext:value-type="float">
            <text:p>0.3998558418</text:p>
          </table:table-cell>
          <table:table-cell/>
          <table:table-cell office:value-type="float" office:value="0.2438825512" calcext:value-type="float">
            <text:p>0.2438825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67093118" calcext:value-type="float">
            <text:p>0.4067093118</text:p>
          </table:table-cell>
          <table:table-cell/>
          <table:table-cell office:value-type="float" office:value="0.2413074267" calcext:value-type="float">
            <text:p>0.2413074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36289042" calcext:value-type="float">
            <text:p>0.4136289042</text:p>
          </table:table-cell>
          <table:table-cell/>
          <table:table-cell office:value-type="float" office:value="0.2389156577" calcext:value-type="float">
            <text:p>0.23891565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06097145" calcext:value-type="float">
            <text:p>0.4206097145</text:p>
          </table:table-cell>
          <table:table-cell/>
          <table:table-cell office:value-type="float" office:value="0.2367089395" calcext:value-type="float">
            <text:p>0.2367089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76467948" calcext:value-type="float">
            <text:p>0.4276467948</text:p>
          </table:table-cell>
          <table:table-cell/>
          <table:table-cell office:value-type="float" office:value="0.2346888361" calcext:value-type="float">
            <text:p>0.2346888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47351575" calcext:value-type="float">
            <text:p>0.4347351575</text:p>
          </table:table-cell>
          <table:table-cell/>
          <table:table-cell office:value-type="float" office:value="0.2328567794" calcext:value-type="float">
            <text:p>0.2328567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18697785" calcext:value-type="float">
            <text:p>0.4418697785</text:p>
          </table:table-cell>
          <table:table-cell/>
          <table:table-cell office:value-type="float" office:value="0.2312140678" calcext:value-type="float">
            <text:p>0.23121406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90456009" calcext:value-type="float">
            <text:p>0.4490456009</text:p>
          </table:table-cell>
          <table:table-cell/>
          <table:table-cell office:value-type="float" office:value="0.2297618657" calcext:value-type="float">
            <text:p>0.2297618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62575386" calcext:value-type="float">
            <text:p>0.4562575386</text:p>
          </table:table-cell>
          <table:table-cell/>
          <table:table-cell office:value-type="float" office:value="0.2285012025" calcext:value-type="float">
            <text:p>0.2285012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350048" calcext:value-type="float">
            <text:p>0.46350048</text:p>
          </table:table-cell>
          <table:table-cell/>
          <table:table-cell office:value-type="float" office:value="0.2274329715" calcext:value-type="float">
            <text:p>0.2274329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07692914" calcext:value-type="float">
            <text:p>0.4707692914</text:p>
          </table:table-cell>
          <table:table-cell/>
          <table:table-cell office:value-type="float" office:value="0.2265579299" calcext:value-type="float">
            <text:p>0.2265579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8058821" calcext:value-type="float">
            <text:p>0.478058821</text:p>
          </table:table-cell>
          <table:table-cell/>
          <table:table-cell office:value-type="float" office:value="0.2258766981" calcext:value-type="float">
            <text:p>0.2258766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53639019" calcext:value-type="float">
            <text:p>0.4853639019</text:p>
          </table:table-cell>
          <table:table-cell/>
          <table:table-cell office:value-type="float" office:value="0.2253897587" calcext:value-type="float">
            <text:p>0.2253897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26793566" calcext:value-type="float">
            <text:p>0.4926793566</text:p>
          </table:table-cell>
          <table:table-cell/>
          <table:table-cell office:value-type="float" office:value="0.2250974569" calcext:value-type="float">
            <text:p>0.2250974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6018868" calcext:value-type="float">
            <text:p>0.2126018868</text:p>
          </table:table-cell>
          <table:table-cell/>
          <table:table-cell office:value-type="float" office:value="0.4923466001" calcext:value-type="float">
            <text:p>0.4923466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907475" calcext:value-type="float">
            <text:p>0.212907475</text:p>
          </table:table-cell>
          <table:table-cell/>
          <table:table-cell office:value-type="float" office:value="0.4846986247" calcext:value-type="float">
            <text:p>0.4846986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3416548" calcext:value-type="float">
            <text:p>0.213416548</text:p>
          </table:table-cell>
          <table:table-cell/>
          <table:table-cell office:value-type="float" office:value="0.4770614947" calcext:value-type="float">
            <text:p>0.47706149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41287449" calcext:value-type="float">
            <text:p>0.2141287449</text:p>
          </table:table-cell>
          <table:table-cell/>
          <table:table-cell office:value-type="float" office:value="0.4694406229" calcext:value-type="float">
            <text:p>0.4694406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50435611" calcext:value-type="float">
            <text:p>0.2150435611</text:p>
          </table:table-cell>
          <table:table-cell/>
          <table:table-cell office:value-type="float" office:value="0.4618414109" calcext:value-type="float">
            <text:p>0.4618414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6160348" calcext:value-type="float">
            <text:p>0.216160348</text:p>
          </table:table-cell>
          <table:table-cell/>
          <table:table-cell office:value-type="float" office:value="0.4542692449" calcext:value-type="float">
            <text:p>0.4542692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74783142" calcext:value-type="float">
            <text:p>0.2174783142</text:p>
          </table:table-cell>
          <table:table-cell/>
          <table:table-cell office:value-type="float" office:value="0.4467294918" calcext:value-type="float">
            <text:p>0.4467294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89965254" calcext:value-type="float">
            <text:p>0.2189965254</text:p>
          </table:table-cell>
          <table:table-cell/>
          <table:table-cell office:value-type="float" office:value="0.4392274957" calcext:value-type="float">
            <text:p>0.43922749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07139057" calcext:value-type="float">
            <text:p>0.2207139057</text:p>
          </table:table-cell>
          <table:table-cell/>
          <table:table-cell office:value-type="float" office:value="0.4317685738" calcext:value-type="float">
            <text:p>0.4317685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26292377" calcext:value-type="float">
            <text:p>0.2226292377</text:p>
          </table:table-cell>
          <table:table-cell/>
          <table:table-cell office:value-type="float" office:value="0.4243580128" calcext:value-type="float">
            <text:p>0.4243580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4741164" calcext:value-type="float">
            <text:p>0.224741164</text:p>
          </table:table-cell>
          <table:table-cell/>
          <table:table-cell office:value-type="float" office:value="0.4170010651" calcext:value-type="float">
            <text:p>0.41700106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70481876" calcext:value-type="float">
            <text:p>0.2270481876</text:p>
          </table:table-cell>
          <table:table-cell/>
          <table:table-cell office:value-type="float" office:value="0.4097029453" calcext:value-type="float">
            <text:p>0.4097029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95486733" calcext:value-type="float">
            <text:p>0.2295486733</text:p>
          </table:table-cell>
          <table:table-cell/>
          <table:table-cell office:value-type="float" office:value="0.402468826" calcext:value-type="float">
            <text:p>0.4024688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2240849" calcext:value-type="float">
            <text:p>0.232240849</text:p>
          </table:table-cell>
          <table:table-cell/>
          <table:table-cell office:value-type="float" office:value="0.3953038346" calcext:value-type="float">
            <text:p>0.3953038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51228064" calcext:value-type="float">
            <text:p>0.2351228064</text:p>
          </table:table-cell>
          <table:table-cell/>
          <table:table-cell office:value-type="float" office:value="0.3882130496" calcext:value-type="float">
            <text:p>0.3882130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81925028" calcext:value-type="float">
            <text:p>0.2381925028</text:p>
          </table:table-cell>
          <table:table-cell/>
          <table:table-cell office:value-type="float" office:value="0.3812014966" calcext:value-type="float">
            <text:p>0.38120149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14477626" calcext:value-type="float">
            <text:p>0.2414477626</text:p>
          </table:table-cell>
          <table:table-cell/>
          <table:table-cell office:value-type="float" office:value="0.3742741454" calcext:value-type="float">
            <text:p>0.3742741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48862784" calcext:value-type="float">
            <text:p>0.2448862784</text:p>
          </table:table-cell>
          <table:table-cell/>
          <table:table-cell office:value-type="float" office:value="0.3674359058" calcext:value-type="float">
            <text:p>0.3674359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85056132" calcext:value-type="float">
            <text:p>0.2485056132</text:p>
          </table:table-cell>
          <table:table-cell/>
          <table:table-cell office:value-type="float" office:value="0.3606916248" calcext:value-type="float">
            <text:p>0.3606916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23032016" calcext:value-type="float">
            <text:p>0.2523032016</text:p>
          </table:table-cell>
          <table:table-cell/>
          <table:table-cell office:value-type="float" office:value="0.3540460824" calcext:value-type="float">
            <text:p>0.3540460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6276352" calcext:value-type="float">
            <text:p>0.256276352</text:p>
          </table:table-cell>
          <table:table-cell/>
          <table:table-cell office:value-type="float" office:value="0.3475039889" calcext:value-type="float">
            <text:p>0.3475039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04222483" calcext:value-type="float">
            <text:p>0.2604222483</text:p>
          </table:table-cell>
          <table:table-cell/>
          <table:table-cell office:value-type="float" office:value="0.3410699812" calcext:value-type="float">
            <text:p>0.3410699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7379519" calcext:value-type="float">
            <text:p>0.2647379519</text:p>
          </table:table-cell>
          <table:table-cell/>
          <table:table-cell office:value-type="float" office:value="0.3347486196" calcext:value-type="float">
            <text:p>0.3347486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92204041" calcext:value-type="float">
            <text:p>0.2692204041</text:p>
          </table:table-cell>
          <table:table-cell/>
          <table:table-cell office:value-type="float" office:value="0.3285443844" calcext:value-type="float">
            <text:p>0.3285443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38664277" calcext:value-type="float">
            <text:p>0.2738664277</text:p>
          </table:table-cell>
          <table:table-cell/>
          <table:table-cell office:value-type="float" office:value="0.3224616732" calcext:value-type="float">
            <text:p>0.32246167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86727298" calcext:value-type="float">
            <text:p>0.2786727298</text:p>
          </table:table-cell>
          <table:table-cell/>
          <table:table-cell office:value-type="float" office:value="0.3165047972" calcext:value-type="float">
            <text:p>0.3165047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36359037" calcext:value-type="float">
            <text:p>0.2836359037</text:p>
          </table:table-cell>
          <table:table-cell/>
          <table:table-cell office:value-type="float" office:value="0.3106779785" calcext:value-type="float">
            <text:p>0.3106779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87524316" calcext:value-type="float">
            <text:p>0.2887524316</text:p>
          </table:table-cell>
          <table:table-cell/>
          <table:table-cell office:value-type="float" office:value="0.3049853471" calcext:value-type="float">
            <text:p>0.3049853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40186872" calcext:value-type="float">
            <text:p>0.2940186872</text:p>
          </table:table-cell>
          <table:table-cell/>
          <table:table-cell office:value-type="float" office:value="0.2994309377" calcext:value-type="float">
            <text:p>0.2994309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94309377" calcext:value-type="float">
            <text:p>0.2994309377</text:p>
          </table:table-cell>
          <table:table-cell/>
          <table:table-cell office:value-type="float" office:value="0.2940186872" calcext:value-type="float">
            <text:p>0.29401868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49853471" calcext:value-type="float">
            <text:p>0.3049853471</text:p>
          </table:table-cell>
          <table:table-cell/>
          <table:table-cell office:value-type="float" office:value="0.2887524316" calcext:value-type="float">
            <text:p>0.2887524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06779785" calcext:value-type="float">
            <text:p>0.3106779785</text:p>
          </table:table-cell>
          <table:table-cell/>
          <table:table-cell office:value-type="float" office:value="0.2836359037" calcext:value-type="float">
            <text:p>0.28363590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65047972" calcext:value-type="float">
            <text:p>0.3165047972</text:p>
          </table:table-cell>
          <table:table-cell/>
          <table:table-cell office:value-type="float" office:value="0.2786727298" calcext:value-type="float">
            <text:p>0.2786727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24616732" calcext:value-type="float">
            <text:p>0.3224616732</text:p>
          </table:table-cell>
          <table:table-cell/>
          <table:table-cell office:value-type="float" office:value="0.2738664277" calcext:value-type="float">
            <text:p>0.2738664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85443844" calcext:value-type="float">
            <text:p>0.3285443844</text:p>
          </table:table-cell>
          <table:table-cell/>
          <table:table-cell office:value-type="float" office:value="0.2692204041" calcext:value-type="float">
            <text:p>0.2692204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47486196" calcext:value-type="float">
            <text:p>0.3347486196</text:p>
          </table:table-cell>
          <table:table-cell/>
          <table:table-cell office:value-type="float" office:value="0.2647379519" calcext:value-type="float">
            <text:p>0.26473795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10699812" calcext:value-type="float">
            <text:p>0.3410699812</text:p>
          </table:table-cell>
          <table:table-cell/>
          <table:table-cell office:value-type="float" office:value="0.2604222483" calcext:value-type="float">
            <text:p>0.2604222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75039889" calcext:value-type="float">
            <text:p>0.3475039889</text:p>
          </table:table-cell>
          <table:table-cell/>
          <table:table-cell office:value-type="float" office:value="0.256276352" calcext:value-type="float">
            <text:p>0.256276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0460824" calcext:value-type="float">
            <text:p>0.3540460824</text:p>
          </table:table-cell>
          <table:table-cell/>
          <table:table-cell office:value-type="float" office:value="0.2523032016" calcext:value-type="float">
            <text:p>0.2523032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06916248" calcext:value-type="float">
            <text:p>0.3606916248</text:p>
          </table:table-cell>
          <table:table-cell/>
          <table:table-cell office:value-type="float" office:value="0.2485056132" calcext:value-type="float">
            <text:p>0.2485056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74359058" calcext:value-type="float">
            <text:p>0.3674359058</text:p>
          </table:table-cell>
          <table:table-cell/>
          <table:table-cell office:value-type="float" office:value="0.2448862784" calcext:value-type="float">
            <text:p>0.2448862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42741454" calcext:value-type="float">
            <text:p>0.3742741454</text:p>
          </table:table-cell>
          <table:table-cell/>
          <table:table-cell office:value-type="float" office:value="0.2414477626" calcext:value-type="float">
            <text:p>0.2414477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12014966" calcext:value-type="float">
            <text:p>0.3812014966</text:p>
          </table:table-cell>
          <table:table-cell/>
          <table:table-cell office:value-type="float" office:value="0.2381925028" calcext:value-type="float">
            <text:p>0.2381925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82130496" calcext:value-type="float">
            <text:p>0.3882130496</text:p>
          </table:table-cell>
          <table:table-cell/>
          <table:table-cell office:value-type="float" office:value="0.2351228064" calcext:value-type="float">
            <text:p>0.2351228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53038346" calcext:value-type="float">
            <text:p>0.3953038346</text:p>
          </table:table-cell>
          <table:table-cell/>
          <table:table-cell office:value-type="float" office:value="0.232240849" calcext:value-type="float">
            <text:p>0.232240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2468826" calcext:value-type="float">
            <text:p>0.402468826</text:p>
          </table:table-cell>
          <table:table-cell/>
          <table:table-cell office:value-type="float" office:value="0.2295486733" calcext:value-type="float">
            <text:p>0.2295486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97029453" calcext:value-type="float">
            <text:p>0.4097029453</text:p>
          </table:table-cell>
          <table:table-cell/>
          <table:table-cell office:value-type="float" office:value="0.2270481876" calcext:value-type="float">
            <text:p>0.2270481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70010651" calcext:value-type="float">
            <text:p>0.4170010651</text:p>
          </table:table-cell>
          <table:table-cell/>
          <table:table-cell office:value-type="float" office:value="0.224741164" calcext:value-type="float">
            <text:p>0.224741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43580128" calcext:value-type="float">
            <text:p>0.4243580128</text:p>
          </table:table-cell>
          <table:table-cell/>
          <table:table-cell office:value-type="float" office:value="0.2226292377" calcext:value-type="float">
            <text:p>0.2226292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17685738" calcext:value-type="float">
            <text:p>0.4317685738</text:p>
          </table:table-cell>
          <table:table-cell/>
          <table:table-cell office:value-type="float" office:value="0.2207139057" calcext:value-type="float">
            <text:p>0.2207139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92274957" calcext:value-type="float">
            <text:p>0.4392274957</text:p>
          </table:table-cell>
          <table:table-cell/>
          <table:table-cell office:value-type="float" office:value="0.2189965254" calcext:value-type="float">
            <text:p>0.2189965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67294918" calcext:value-type="float">
            <text:p>0.4467294918</text:p>
          </table:table-cell>
          <table:table-cell/>
          <table:table-cell office:value-type="float" office:value="0.2174783142" calcext:value-type="float">
            <text:p>0.2174783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42692449" calcext:value-type="float">
            <text:p>0.4542692449</text:p>
          </table:table-cell>
          <table:table-cell/>
          <table:table-cell office:value-type="float" office:value="0.216160348" calcext:value-type="float">
            <text:p>0.2161603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18414109" calcext:value-type="float">
            <text:p>0.4618414109</text:p>
          </table:table-cell>
          <table:table-cell/>
          <table:table-cell office:value-type="float" office:value="0.2150435611" calcext:value-type="float">
            <text:p>0.2150435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94406229" calcext:value-type="float">
            <text:p>0.4694406229</text:p>
          </table:table-cell>
          <table:table-cell/>
          <table:table-cell office:value-type="float" office:value="0.2141287449" calcext:value-type="float">
            <text:p>0.2141287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70614947" calcext:value-type="float">
            <text:p>0.4770614947</text:p>
          </table:table-cell>
          <table:table-cell/>
          <table:table-cell office:value-type="float" office:value="0.213416548" calcext:value-type="float">
            <text:p>0.213416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46986247" calcext:value-type="float">
            <text:p>0.4846986247</text:p>
          </table:table-cell>
          <table:table-cell/>
          <table:table-cell office:value-type="float" office:value="0.212907475" calcext:value-type="float">
            <text:p>0.212907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23466001" calcext:value-type="float">
            <text:p>0.4923466001</text:p>
          </table:table-cell>
          <table:table-cell/>
          <table:table-cell office:value-type="float" office:value="0.2126018868" calcext:value-type="float">
            <text:p>0.2126018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1063167" calcext:value-type="float">
            <text:p>0.2001063167</text:p>
          </table:table-cell>
          <table:table-cell/>
          <table:table-cell office:value-type="float" office:value="0.4920138436" calcext:value-type="float">
            <text:p>0.49201384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4251913" calcext:value-type="float">
            <text:p>0.2004251913</text:p>
          </table:table-cell>
          <table:table-cell/>
          <table:table-cell office:value-type="float" office:value="0.4840333475" calcext:value-type="float">
            <text:p>0.4840333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09563979" calcext:value-type="float">
            <text:p>0.2009563979</text:p>
          </table:table-cell>
          <table:table-cell/>
          <table:table-cell office:value-type="float" office:value="0.4760641683" calcext:value-type="float">
            <text:p>0.4760641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16995599" calcext:value-type="float">
            <text:p>0.2016995599</text:p>
          </table:table-cell>
          <table:table-cell/>
          <table:table-cell office:value-type="float" office:value="0.4681119543" calcext:value-type="float">
            <text:p>0.46811195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26541507" calcext:value-type="float">
            <text:p>0.2026541507</text:p>
          </table:table-cell>
          <table:table-cell/>
          <table:table-cell office:value-type="float" office:value="0.4601823418" calcext:value-type="float">
            <text:p>0.4601823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38194936" calcext:value-type="float">
            <text:p>0.2038194936</text:p>
          </table:table-cell>
          <table:table-cell/>
          <table:table-cell office:value-type="float" office:value="0.4522809512" calcext:value-type="float">
            <text:p>0.4522809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51947626" calcext:value-type="float">
            <text:p>0.2051947626</text:p>
          </table:table-cell>
          <table:table-cell/>
          <table:table-cell office:value-type="float" office:value="0.4444133828" calcext:value-type="float">
            <text:p>0.4444133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67789831" calcext:value-type="float">
            <text:p>0.2067789831</text:p>
          </table:table-cell>
          <table:table-cell/>
          <table:table-cell office:value-type="float" office:value="0.4365852129" calcext:value-type="float">
            <text:p>0.4365852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08571032" calcext:value-type="float">
            <text:p>0.208571032</text:p>
          </table:table-cell>
          <table:table-cell/>
          <table:table-cell office:value-type="float" office:value="0.42880199" calcext:value-type="float">
            <text:p>0.42880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05696394" calcext:value-type="float">
            <text:p>0.2105696394</text:p>
          </table:table-cell>
          <table:table-cell/>
          <table:table-cell office:value-type="float" office:value="0.4210692307" calcext:value-type="float">
            <text:p>0.4210692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27733885" calcext:value-type="float">
            <text:p>0.2127733885</text:p>
          </table:table-cell>
          <table:table-cell/>
          <table:table-cell office:value-type="float" office:value="0.4133924158" calcext:value-type="float">
            <text:p>0.4133924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51807175" calcext:value-type="float">
            <text:p>0.2151807175</text:p>
          </table:table-cell>
          <table:table-cell/>
          <table:table-cell office:value-type="float" office:value="0.4057769864" calcext:value-type="float">
            <text:p>0.40577698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1778992" calcext:value-type="float">
            <text:p>0.21778992</text:p>
          </table:table-cell>
          <table:table-cell/>
          <table:table-cell office:value-type="float" office:value="0.3982283402" calcext:value-type="float">
            <text:p>0.3982283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05991468" calcext:value-type="float">
            <text:p>0.2205991468</text:p>
          </table:table-cell>
          <table:table-cell/>
          <table:table-cell office:value-type="float" office:value="0.3907518274" calcext:value-type="float">
            <text:p>0.3907518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36064066" calcext:value-type="float">
            <text:p>0.2236064066</text:p>
          </table:table-cell>
          <table:table-cell/>
          <table:table-cell office:value-type="float" office:value="0.3833527474" calcext:value-type="float">
            <text:p>0.3833527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268095681" calcext:value-type="float">
            <text:p>0.2268095681</text:p>
          </table:table-cell>
          <table:table-cell/>
          <table:table-cell office:value-type="float" office:value="0.3760363443" calcext:value-type="float">
            <text:p>0.37603634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02063609" calcext:value-type="float">
            <text:p>0.2302063609</text:p>
          </table:table-cell>
          <table:table-cell/>
          <table:table-cell office:value-type="float" office:value="0.3688078039" calcext:value-type="float">
            <text:p>0.368807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37943775" calcext:value-type="float">
            <text:p>0.2337943775</text:p>
          </table:table-cell>
          <table:table-cell/>
          <table:table-cell office:value-type="float" office:value="0.3616722496" calcext:value-type="float">
            <text:p>0.3616722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375710746" calcext:value-type="float">
            <text:p>0.2375710746</text:p>
          </table:table-cell>
          <table:table-cell/>
          <table:table-cell office:value-type="float" office:value="0.3546347389" calcext:value-type="float">
            <text:p>0.3546347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15337756" calcext:value-type="float">
            <text:p>0.2415337756</text:p>
          </table:table-cell>
          <table:table-cell/>
          <table:table-cell office:value-type="float" office:value="0.3477002599" calcext:value-type="float">
            <text:p>0.3477002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456796716" calcext:value-type="float">
            <text:p>0.2456796716</text:p>
          </table:table-cell>
          <table:table-cell/>
          <table:table-cell office:value-type="float" office:value="0.3408737276" calcext:value-type="float">
            <text:p>0.340873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00058243" calcext:value-type="float">
            <text:p>0.2500058243</text:p>
          </table:table-cell>
          <table:table-cell/>
          <table:table-cell office:value-type="float" office:value="0.3341599804" calcext:value-type="float">
            <text:p>0.334159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45091672" calcext:value-type="float">
            <text:p>0.2545091672</text:p>
          </table:table-cell>
          <table:table-cell/>
          <table:table-cell office:value-type="float" office:value="0.3275637769" calcext:value-type="float">
            <text:p>0.3275637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591865086" calcext:value-type="float">
            <text:p>0.2591865086</text:p>
          </table:table-cell>
          <table:table-cell/>
          <table:table-cell office:value-type="float" office:value="0.3210897924" calcext:value-type="float">
            <text:p>0.3210897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40345333" calcext:value-type="float">
            <text:p>0.2640345333</text:p>
          </table:table-cell>
          <table:table-cell/>
          <table:table-cell office:value-type="float" office:value="0.3147426155" calcext:value-type="float">
            <text:p>0.3147426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69049805" calcext:value-type="float">
            <text:p>0.269049805</text:p>
          </table:table-cell>
          <table:table-cell/>
          <table:table-cell office:value-type="float" office:value="0.3085267449" calcext:value-type="float">
            <text:p>0.3085267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4228769" calcext:value-type="float">
            <text:p>0.274228769</text:p>
          </table:table-cell>
          <table:table-cell/>
          <table:table-cell office:value-type="float" office:value="0.3024465863" calcext:value-type="float">
            <text:p>0.3024465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795677547" calcext:value-type="float">
            <text:p>0.2795677547</text:p>
          </table:table-cell>
          <table:table-cell/>
          <table:table-cell office:value-type="float" office:value="0.2965064491" calcext:value-type="float">
            <text:p>0.29650644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850629779" calcext:value-type="float">
            <text:p>0.2850629779</text:p>
          </table:table-cell>
          <table:table-cell/>
          <table:table-cell office:value-type="float" office:value="0.2907105437" calcext:value-type="float">
            <text:p>0.2907105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07105437" calcext:value-type="float">
            <text:p>0.2907105437</text:p>
          </table:table-cell>
          <table:table-cell/>
          <table:table-cell office:value-type="float" office:value="0.2850629779" calcext:value-type="float">
            <text:p>0.2850629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2965064491" calcext:value-type="float">
            <text:p>0.2965064491</text:p>
          </table:table-cell>
          <table:table-cell/>
          <table:table-cell office:value-type="float" office:value="0.2795677547" calcext:value-type="float">
            <text:p>0.2795677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24465863" calcext:value-type="float">
            <text:p>0.3024465863</text:p>
          </table:table-cell>
          <table:table-cell/>
          <table:table-cell office:value-type="float" office:value="0.274228769" calcext:value-type="float">
            <text:p>0.274228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085267449" calcext:value-type="float">
            <text:p>0.3085267449</text:p>
          </table:table-cell>
          <table:table-cell/>
          <table:table-cell office:value-type="float" office:value="0.269049805" calcext:value-type="float">
            <text:p>0.269049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147426155" calcext:value-type="float">
            <text:p>0.3147426155</text:p>
          </table:table-cell>
          <table:table-cell/>
          <table:table-cell office:value-type="float" office:value="0.2640345333" calcext:value-type="float">
            <text:p>0.2640345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10897924" calcext:value-type="float">
            <text:p>0.3210897924</text:p>
          </table:table-cell>
          <table:table-cell/>
          <table:table-cell office:value-type="float" office:value="0.2591865086" calcext:value-type="float">
            <text:p>0.25918650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275637769" calcext:value-type="float">
            <text:p>0.3275637769</text:p>
          </table:table-cell>
          <table:table-cell/>
          <table:table-cell office:value-type="float" office:value="0.2545091672" calcext:value-type="float">
            <text:p>0.2545091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341599804" calcext:value-type="float">
            <text:p>0.3341599804</text:p>
          </table:table-cell>
          <table:table-cell/>
          <table:table-cell office:value-type="float" office:value="0.2500058243" calcext:value-type="float">
            <text:p>0.2500058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08737276" calcext:value-type="float">
            <text:p>0.3408737276</text:p>
          </table:table-cell>
          <table:table-cell/>
          <table:table-cell office:value-type="float" office:value="0.2456796716" calcext:value-type="float">
            <text:p>0.2456796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477002599" calcext:value-type="float">
            <text:p>0.3477002599</text:p>
          </table:table-cell>
          <table:table-cell/>
          <table:table-cell office:value-type="float" office:value="0.2415337756" calcext:value-type="float">
            <text:p>0.2415337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546347389" calcext:value-type="float">
            <text:p>0.3546347389</text:p>
          </table:table-cell>
          <table:table-cell/>
          <table:table-cell office:value-type="float" office:value="0.2375710746" calcext:value-type="float">
            <text:p>0.2375710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16722496" calcext:value-type="float">
            <text:p>0.3616722496</text:p>
          </table:table-cell>
          <table:table-cell/>
          <table:table-cell office:value-type="float" office:value="0.2337943775" calcext:value-type="float">
            <text:p>0.23379437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688078039" calcext:value-type="float">
            <text:p>0.3688078039</text:p>
          </table:table-cell>
          <table:table-cell/>
          <table:table-cell office:value-type="float" office:value="0.2302063609" calcext:value-type="float">
            <text:p>0.2302063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760363443" calcext:value-type="float">
            <text:p>0.3760363443</text:p>
          </table:table-cell>
          <table:table-cell/>
          <table:table-cell office:value-type="float" office:value="0.2268095681" calcext:value-type="float">
            <text:p>0.2268095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833527474" calcext:value-type="float">
            <text:p>0.3833527474</text:p>
          </table:table-cell>
          <table:table-cell/>
          <table:table-cell office:value-type="float" office:value="0.2236064066" calcext:value-type="float">
            <text:p>0.22360640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07518274" calcext:value-type="float">
            <text:p>0.3907518274</text:p>
          </table:table-cell>
          <table:table-cell/>
          <table:table-cell office:value-type="float" office:value="0.2205991468" calcext:value-type="float">
            <text:p>0.22059914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3982283402" calcext:value-type="float">
            <text:p>0.3982283402</text:p>
          </table:table-cell>
          <table:table-cell/>
          <table:table-cell office:value-type="float" office:value="0.21778992" calcext:value-type="float">
            <text:p>0.21778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057769864" calcext:value-type="float">
            <text:p>0.4057769864</text:p>
          </table:table-cell>
          <table:table-cell/>
          <table:table-cell office:value-type="float" office:value="0.2151807175" calcext:value-type="float">
            <text:p>0.2151807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133924158" calcext:value-type="float">
            <text:p>0.4133924158</text:p>
          </table:table-cell>
          <table:table-cell/>
          <table:table-cell office:value-type="float" office:value="0.2127733885" calcext:value-type="float">
            <text:p>0.2127733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10692307" calcext:value-type="float">
            <text:p>0.4210692307</text:p>
          </table:table-cell>
          <table:table-cell/>
          <table:table-cell office:value-type="float" office:value="0.2105696394" calcext:value-type="float">
            <text:p>0.21056963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2880199" calcext:value-type="float">
            <text:p>0.42880199</text:p>
          </table:table-cell>
          <table:table-cell/>
          <table:table-cell office:value-type="float" office:value="0.208571032" calcext:value-type="float">
            <text:p>0.208571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365852129" calcext:value-type="float">
            <text:p>0.4365852129</text:p>
          </table:table-cell>
          <table:table-cell/>
          <table:table-cell office:value-type="float" office:value="0.2067789831" calcext:value-type="float">
            <text:p>0.20677898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444133828" calcext:value-type="float">
            <text:p>0.4444133828</text:p>
          </table:table-cell>
          <table:table-cell/>
          <table:table-cell office:value-type="float" office:value="0.2051947626" calcext:value-type="float">
            <text:p>0.2051947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522809512" calcext:value-type="float">
            <text:p>0.4522809512</text:p>
          </table:table-cell>
          <table:table-cell/>
          <table:table-cell office:value-type="float" office:value="0.2038194936" calcext:value-type="float">
            <text:p>0.2038194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01823418" calcext:value-type="float">
            <text:p>0.4601823418</text:p>
          </table:table-cell>
          <table:table-cell/>
          <table:table-cell office:value-type="float" office:value="0.2026541507" calcext:value-type="float">
            <text:p>0.20265415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681119543" calcext:value-type="float">
            <text:p>0.4681119543</text:p>
          </table:table-cell>
          <table:table-cell/>
          <table:table-cell office:value-type="float" office:value="0.2016995599" calcext:value-type="float">
            <text:p>0.2016995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760641683" calcext:value-type="float">
            <text:p>0.4760641683</text:p>
          </table:table-cell>
          <table:table-cell/>
          <table:table-cell office:value-type="float" office:value="0.2009563979" calcext:value-type="float">
            <text:p>0.20095639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840333475" calcext:value-type="float">
            <text:p>0.4840333475</text:p>
          </table:table-cell>
          <table:table-cell/>
          <table:table-cell office:value-type="float" office:value="0.2004251913" calcext:value-type="float">
            <text:p>0.2004251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4920138436" calcext:value-type="float">
            <text:p>0.4920138436</text:p>
          </table:table-cell>
          <table:table-cell/>
          <table:table-cell office:value-type="float" office:value="0.2001063167" calcext:value-type="float">
            <text:p>0.2001063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69878869" calcext:value-type="float">
            <text:p>0.5069878869</text:p>
          </table:table-cell>
          <table:table-cell/>
          <table:table-cell office:value-type="float" office:value="0.2375930271" calcext:value-type="float">
            <text:p>0.2375930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39708209" calcext:value-type="float">
            <text:p>0.5139708209</text:p>
          </table:table-cell>
          <table:table-cell/>
          <table:table-cell office:value-type="float" office:value="0.2378720424" calcext:value-type="float">
            <text:p>0.23787204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09438527" calcext:value-type="float">
            <text:p>0.5209438527</text:p>
          </table:table-cell>
          <table:table-cell/>
          <table:table-cell office:value-type="float" office:value="0.2383368482" calcext:value-type="float">
            <text:p>0.2383368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790204" calcext:value-type="float">
            <text:p>0.52790204</text:p>
          </table:table-cell>
          <table:table-cell/>
          <table:table-cell office:value-type="float" office:value="0.2389871149" calcext:value-type="float">
            <text:p>0.2389871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48404509" calcext:value-type="float">
            <text:p>0.5348404509</text:p>
          </table:table-cell>
          <table:table-cell/>
          <table:table-cell office:value-type="float" office:value="0.2398223819" calcext:value-type="float">
            <text:p>0.23982238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7541677" calcext:value-type="float">
            <text:p>0.5417541677</text:p>
          </table:table-cell>
          <table:table-cell/>
          <table:table-cell office:value-type="float" office:value="0.2408420569" calcext:value-type="float">
            <text:p>0.2408420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6382901" calcext:value-type="float">
            <text:p>0.5486382901</text:p>
          </table:table-cell>
          <table:table-cell/>
          <table:table-cell office:value-type="float" office:value="0.2420454173" calcext:value-type="float">
            <text:p>0.24204541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54879387" calcext:value-type="float">
            <text:p>0.5554879387</text:p>
          </table:table-cell>
          <table:table-cell/>
          <table:table-cell office:value-type="float" office:value="0.2434316102" calcext:value-type="float">
            <text:p>0.24343161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22982587" calcext:value-type="float">
            <text:p>0.5622982587</text:p>
          </table:table-cell>
          <table:table-cell/>
          <table:table-cell office:value-type="float" office:value="0.244999653" calcext:value-type="float">
            <text:p>0.2449996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90644231" calcext:value-type="float">
            <text:p>0.5690644231</text:p>
          </table:table-cell>
          <table:table-cell/>
          <table:table-cell office:value-type="float" office:value="0.2467484344" calcext:value-type="float">
            <text:p>0.24674843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57816362" calcext:value-type="float">
            <text:p>0.5757816362</text:p>
          </table:table-cell>
          <table:table-cell/>
          <table:table-cell office:value-type="float" office:value="0.2486767149" calcext:value-type="float">
            <text:p>0.24867671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4451369" calcext:value-type="float">
            <text:p>0.5824451369</text:p>
          </table:table-cell>
          <table:table-cell/>
          <table:table-cell office:value-type="float" office:value="0.2507831278" calcext:value-type="float">
            <text:p>0.25078312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90502024" calcext:value-type="float">
            <text:p>0.5890502024</text:p>
          </table:table-cell>
          <table:table-cell/>
          <table:table-cell office:value-type="float" office:value="0.25306618" calcext:value-type="float">
            <text:p>0.253066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5592151" calcext:value-type="float">
            <text:p>0.595592151</text:p>
          </table:table-cell>
          <table:table-cell/>
          <table:table-cell office:value-type="float" office:value="0.2555242534" calcext:value-type="float">
            <text:p>0.25552425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20663461" calcext:value-type="float">
            <text:p>0.6020663461</text:p>
          </table:table-cell>
          <table:table-cell/>
          <table:table-cell office:value-type="float" office:value="0.2581556058" calcext:value-type="float">
            <text:p>0.2581556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84681988" calcext:value-type="float">
            <text:p>0.6084681988</text:p>
          </table:table-cell>
          <table:table-cell/>
          <table:table-cell office:value-type="float" office:value="0.2609583721" calcext:value-type="float">
            <text:p>0.26095837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47931716" calcext:value-type="float">
            <text:p>0.6147931716</text:p>
          </table:table-cell>
          <table:table-cell/>
          <table:table-cell office:value-type="float" office:value="0.2639305658" calcext:value-type="float">
            <text:p>0.26393056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0367816" calcext:value-type="float">
            <text:p>0.6210367816</text:p>
          </table:table-cell>
          <table:table-cell/>
          <table:table-cell office:value-type="float" office:value="0.2670700803" calcext:value-type="float">
            <text:p>0.26707008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71946035" calcext:value-type="float">
            <text:p>0.6271946035</text:p>
          </table:table-cell>
          <table:table-cell/>
          <table:table-cell office:value-type="float" office:value="0.2703746903" calcext:value-type="float">
            <text:p>0.27037469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32622726" calcext:value-type="float">
            <text:p>0.6332622726</text:p>
          </table:table-cell>
          <table:table-cell/>
          <table:table-cell office:value-type="float" office:value="0.2738420536" calcext:value-type="float">
            <text:p>0.27384205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92354884" calcext:value-type="float">
            <text:p>0.6392354884</text:p>
          </table:table-cell>
          <table:table-cell/>
          <table:table-cell office:value-type="float" office:value="0.2774697127" calcext:value-type="float">
            <text:p>0.27746971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1100172" calcext:value-type="float">
            <text:p>0.6451100172</text:p>
          </table:table-cell>
          <table:table-cell/>
          <table:table-cell office:value-type="float" office:value="0.2812550962" calcext:value-type="float">
            <text:p>0.28125509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08816952" calcext:value-type="float">
            <text:p>0.6508816952</text:p>
          </table:table-cell>
          <table:table-cell/>
          <table:table-cell office:value-type="float" office:value="0.2851955213" calcext:value-type="float">
            <text:p>0.28519552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65464316" calcext:value-type="float">
            <text:p>0.6565464316</text:p>
          </table:table-cell>
          <table:table-cell/>
          <table:table-cell office:value-type="float" office:value="0.289288195" calcext:value-type="float">
            <text:p>0.289288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21002114" calcext:value-type="float">
            <text:p>0.6621002114</text:p>
          </table:table-cell>
          <table:table-cell/>
          <table:table-cell office:value-type="float" office:value="0.2935302166" calcext:value-type="float">
            <text:p>0.29353021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75390982" calcext:value-type="float">
            <text:p>0.6675390982</text:p>
          </table:table-cell>
          <table:table-cell/>
          <table:table-cell office:value-type="float" office:value="0.2979185793" calcext:value-type="float">
            <text:p>0.29791857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2859237" calcext:value-type="float">
            <text:p>0.672859237</text:p>
          </table:table-cell>
          <table:table-cell/>
          <table:table-cell office:value-type="float" office:value="0.3024501729" calcext:value-type="float">
            <text:p>0.3024501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8056857" calcext:value-type="float">
            <text:p>0.678056857</text:p>
          </table:table-cell>
          <table:table-cell/>
          <table:table-cell office:value-type="float" office:value="0.3071217854" calcext:value-type="float">
            <text:p>0.30712178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31282743" calcext:value-type="float">
            <text:p>0.6831282743</text:p>
          </table:table-cell>
          <table:table-cell/>
          <table:table-cell office:value-type="float" office:value="0.3119301057" calcext:value-type="float">
            <text:p>0.3119301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80698943" calcext:value-type="float">
            <text:p>0.6880698943</text:p>
          </table:table-cell>
          <table:table-cell/>
          <table:table-cell office:value-type="float" office:value="0.3168717257" calcext:value-type="float">
            <text:p>0.31687172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28782146" calcext:value-type="float">
            <text:p>0.6928782146</text:p>
          </table:table-cell>
          <table:table-cell/>
          <table:table-cell office:value-type="float" office:value="0.321943143" calcext:value-type="float">
            <text:p>0.3219431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75498271" calcext:value-type="float">
            <text:p>0.6975498271</text:p>
          </table:table-cell>
          <table:table-cell/>
          <table:table-cell office:value-type="float" office:value="0.327140763" calcext:value-type="float">
            <text:p>0.3271407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20814207" calcext:value-type="float">
            <text:p>0.7020814207</text:p>
          </table:table-cell>
          <table:table-cell/>
          <table:table-cell office:value-type="float" office:value="0.3324609018" calcext:value-type="float">
            <text:p>0.3324609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64697834" calcext:value-type="float">
            <text:p>0.7064697834</text:p>
          </table:table-cell>
          <table:table-cell/>
          <table:table-cell office:value-type="float" office:value="0.3378997886" calcext:value-type="float">
            <text:p>0.33789978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0711805" calcext:value-type="float">
            <text:p>0.710711805</text:p>
          </table:table-cell>
          <table:table-cell/>
          <table:table-cell office:value-type="float" office:value="0.3434535684" calcext:value-type="float">
            <text:p>0.3434535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48044787" calcext:value-type="float">
            <text:p>0.7148044787</text:p>
          </table:table-cell>
          <table:table-cell/>
          <table:table-cell office:value-type="float" office:value="0.3491183048" calcext:value-type="float">
            <text:p>0.3491183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87449038" calcext:value-type="float">
            <text:p>0.7187449038</text:p>
          </table:table-cell>
          <table:table-cell/>
          <table:table-cell office:value-type="float" office:value="0.3548899828" calcext:value-type="float">
            <text:p>0.3548899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25302873" calcext:value-type="float">
            <text:p>0.7225302873</text:p>
          </table:table-cell>
          <table:table-cell/>
          <table:table-cell office:value-type="float" office:value="0.3607645116" calcext:value-type="float">
            <text:p>0.36076451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61579464" calcext:value-type="float">
            <text:p>0.7261579464</text:p>
          </table:table-cell>
          <table:table-cell/>
          <table:table-cell office:value-type="float" office:value="0.3667377274" calcext:value-type="float">
            <text:p>0.3667377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6253097" calcext:value-type="float">
            <text:p>0.7296253097</text:p>
          </table:table-cell>
          <table:table-cell/>
          <table:table-cell office:value-type="float" office:value="0.3728053965" calcext:value-type="float">
            <text:p>0.372805396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29299197" calcext:value-type="float">
            <text:p>0.7329299197</text:p>
          </table:table-cell>
          <table:table-cell/>
          <table:table-cell office:value-type="float" office:value="0.3789632184" calcext:value-type="float">
            <text:p>0.37896321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60694342" calcext:value-type="float">
            <text:p>0.7360694342</text:p>
          </table:table-cell>
          <table:table-cell/>
          <table:table-cell office:value-type="float" office:value="0.3852068284" calcext:value-type="float">
            <text:p>0.3852068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90416279" calcext:value-type="float">
            <text:p>0.7390416279</text:p>
          </table:table-cell>
          <table:table-cell/>
          <table:table-cell office:value-type="float" office:value="0.3915318012" calcext:value-type="float">
            <text:p>0.39153180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18443942" calcext:value-type="float">
            <text:p>0.7418443942</text:p>
          </table:table-cell>
          <table:table-cell/>
          <table:table-cell office:value-type="float" office:value="0.3979336539" calcext:value-type="float">
            <text:p>0.39793365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44757466" calcext:value-type="float">
            <text:p>0.7444757466</text:p>
          </table:table-cell>
          <table:table-cell/>
          <table:table-cell office:value-type="float" office:value="0.404407849" calcext:value-type="float">
            <text:p>0.404407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693382" calcext:value-type="float">
            <text:p>0.74693382</text:p>
          </table:table-cell>
          <table:table-cell/>
          <table:table-cell office:value-type="float" office:value="0.4109497976" calcext:value-type="float">
            <text:p>0.41094979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2168722" calcext:value-type="float">
            <text:p>0.7492168722</text:p>
          </table:table-cell>
          <table:table-cell/>
          <table:table-cell office:value-type="float" office:value="0.4175548631" calcext:value-type="float">
            <text:p>0.41755486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13232851" calcext:value-type="float">
            <text:p>0.7513232851</text:p>
          </table:table-cell>
          <table:table-cell/>
          <table:table-cell office:value-type="float" office:value="0.4242183638" calcext:value-type="float">
            <text:p>0.4242183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32515656" calcext:value-type="float">
            <text:p>0.7532515656</text:p>
          </table:table-cell>
          <table:table-cell/>
          <table:table-cell office:value-type="float" office:value="0.4309355769" calcext:value-type="float">
            <text:p>0.4309355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5000347" calcext:value-type="float">
            <text:p>0.755000347</text:p>
          </table:table-cell>
          <table:table-cell/>
          <table:table-cell office:value-type="float" office:value="0.4377017413" calcext:value-type="float">
            <text:p>0.4377017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65683898" calcext:value-type="float">
            <text:p>0.7565683898</text:p>
          </table:table-cell>
          <table:table-cell/>
          <table:table-cell office:value-type="float" office:value="0.4445120613" calcext:value-type="float">
            <text:p>0.44451206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79545827" calcext:value-type="float">
            <text:p>0.7579545827</text:p>
          </table:table-cell>
          <table:table-cell/>
          <table:table-cell office:value-type="float" office:value="0.4513617099" calcext:value-type="float">
            <text:p>0.45136170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91579431" calcext:value-type="float">
            <text:p>0.7591579431</text:p>
          </table:table-cell>
          <table:table-cell/>
          <table:table-cell office:value-type="float" office:value="0.4582458323" calcext:value-type="float">
            <text:p>0.4582458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01776181" calcext:value-type="float">
            <text:p>0.7601776181</text:p>
          </table:table-cell>
          <table:table-cell/>
          <table:table-cell office:value-type="float" office:value="0.4651595491" calcext:value-type="float">
            <text:p>0.46515954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0128851" calcext:value-type="float">
            <text:p>0.7610128851</text:p>
          </table:table-cell>
          <table:table-cell/>
          <table:table-cell office:value-type="float" office:value="0.47209796" calcext:value-type="float">
            <text:p>0.472097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6631518" calcext:value-type="float">
            <text:p>0.7616631518</text:p>
          </table:table-cell>
          <table:table-cell/>
          <table:table-cell office:value-type="float" office:value="0.4790561473" calcext:value-type="float">
            <text:p>0.47905614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1279576" calcext:value-type="float">
            <text:p>0.7621279576</text:p>
          </table:table-cell>
          <table:table-cell/>
          <table:table-cell office:value-type="float" office:value="0.4860291791" calcext:value-type="float">
            <text:p>0.48602917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4069729" calcext:value-type="float">
            <text:p>0.7624069729</text:p>
          </table:table-cell>
          <table:table-cell/>
          <table:table-cell office:value-type="float" office:value="0.4930121131" calcext:value-type="float">
            <text:p>0.4930121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73206434" calcext:value-type="float">
            <text:p>0.5073206434</text:p>
          </table:table-cell>
          <table:table-cell/>
          <table:table-cell office:value-type="float" office:value="0.2250974569" calcext:value-type="float">
            <text:p>0.22509745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46360981" calcext:value-type="float">
            <text:p>0.5146360981</text:p>
          </table:table-cell>
          <table:table-cell/>
          <table:table-cell office:value-type="float" office:value="0.2253897587" calcext:value-type="float">
            <text:p>0.2253897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1941179" calcext:value-type="float">
            <text:p>0.521941179</text:p>
          </table:table-cell>
          <table:table-cell/>
          <table:table-cell office:value-type="float" office:value="0.2258766981" calcext:value-type="float">
            <text:p>0.2258766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92307086" calcext:value-type="float">
            <text:p>0.5292307086</text:p>
          </table:table-cell>
          <table:table-cell/>
          <table:table-cell office:value-type="float" office:value="0.2265579299" calcext:value-type="float">
            <text:p>0.22655792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649952" calcext:value-type="float">
            <text:p>0.53649952</text:p>
          </table:table-cell>
          <table:table-cell/>
          <table:table-cell office:value-type="float" office:value="0.2274329715" calcext:value-type="float">
            <text:p>0.22743297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37424614" calcext:value-type="float">
            <text:p>0.5437424614</text:p>
          </table:table-cell>
          <table:table-cell/>
          <table:table-cell office:value-type="float" office:value="0.2285012025" calcext:value-type="float">
            <text:p>0.22850120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09543991" calcext:value-type="float">
            <text:p>0.5509543991</text:p>
          </table:table-cell>
          <table:table-cell/>
          <table:table-cell office:value-type="float" office:value="0.2297618657" calcext:value-type="float">
            <text:p>0.22976186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81302215" calcext:value-type="float">
            <text:p>0.5581302215</text:p>
          </table:table-cell>
          <table:table-cell/>
          <table:table-cell office:value-type="float" office:value="0.2312140678" calcext:value-type="float">
            <text:p>0.23121406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52648425" calcext:value-type="float">
            <text:p>0.5652648425</text:p>
          </table:table-cell>
          <table:table-cell/>
          <table:table-cell office:value-type="float" office:value="0.2328567794" calcext:value-type="float">
            <text:p>0.2328567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23532052" calcext:value-type="float">
            <text:p>0.5723532052</text:p>
          </table:table-cell>
          <table:table-cell/>
          <table:table-cell office:value-type="float" office:value="0.2346888361" calcext:value-type="float">
            <text:p>0.23468883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93902855" calcext:value-type="float">
            <text:p>0.5793902855</text:p>
          </table:table-cell>
          <table:table-cell/>
          <table:table-cell office:value-type="float" office:value="0.2367089395" calcext:value-type="float">
            <text:p>0.23670893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63710958" calcext:value-type="float">
            <text:p>0.5863710958</text:p>
          </table:table-cell>
          <table:table-cell/>
          <table:table-cell office:value-type="float" office:value="0.2389156577" calcext:value-type="float">
            <text:p>0.23891565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32906882" calcext:value-type="float">
            <text:p>0.5932906882</text:p>
          </table:table-cell>
          <table:table-cell/>
          <table:table-cell office:value-type="float" office:value="0.2413074267" calcext:value-type="float">
            <text:p>0.2413074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01441582" calcext:value-type="float">
            <text:p>0.6001441582</text:p>
          </table:table-cell>
          <table:table-cell/>
          <table:table-cell office:value-type="float" office:value="0.2438825512" calcext:value-type="float">
            <text:p>0.2438825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69266483" calcext:value-type="float">
            <text:p>0.6069266483</text:p>
          </table:table-cell>
          <table:table-cell/>
          <table:table-cell office:value-type="float" office:value="0.2466392061" calcext:value-type="float">
            <text:p>0.24663920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36333511" calcext:value-type="float">
            <text:p>0.6136333511</text:p>
          </table:table-cell>
          <table:table-cell/>
          <table:table-cell office:value-type="float" office:value="0.2495754375" calcext:value-type="float">
            <text:p>0.24957543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02595131" calcext:value-type="float">
            <text:p>0.6202595131</text:p>
          </table:table-cell>
          <table:table-cell/>
          <table:table-cell office:value-type="float" office:value="0.2526891642" calcext:value-type="float">
            <text:p>0.25268916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68004379" calcext:value-type="float">
            <text:p>0.6268004379</text:p>
          </table:table-cell>
          <table:table-cell/>
          <table:table-cell office:value-type="float" office:value="0.2559781794" calcext:value-type="float">
            <text:p>0.25597817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32514893" calcext:value-type="float">
            <text:p>0.6332514893</text:p>
          </table:table-cell>
          <table:table-cell/>
          <table:table-cell office:value-type="float" office:value="0.2594401518" calcext:value-type="float">
            <text:p>0.25944015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96080951" calcext:value-type="float">
            <text:p>0.6396080951</text:p>
          </table:table-cell>
          <table:table-cell/>
          <table:table-cell office:value-type="float" office:value="0.2630726276" calcext:value-type="float">
            <text:p>0.2630726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8657497" calcext:value-type="float">
            <text:p>0.6458657497</text:p>
          </table:table-cell>
          <table:table-cell/>
          <table:table-cell office:value-type="float" office:value="0.2668730323" calcext:value-type="float">
            <text:p>0.26687303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020018" calcext:value-type="float">
            <text:p>0.652020018</text:p>
          </table:table-cell>
          <table:table-cell/>
          <table:table-cell office:value-type="float" office:value="0.2708386723" calcext:value-type="float">
            <text:p>0.2708386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80665378" calcext:value-type="float">
            <text:p>0.6580665378</text:p>
          </table:table-cell>
          <table:table-cell/>
          <table:table-cell office:value-type="float" office:value="0.2749667366" calcext:value-type="float">
            <text:p>0.27496673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40010236" calcext:value-type="float">
            <text:p>0.6640010236</text:p>
          </table:table-cell>
          <table:table-cell/>
          <table:table-cell office:value-type="float" office:value="0.2792542996" calcext:value-type="float">
            <text:p>0.27925429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98192691" calcext:value-type="float">
            <text:p>0.6698192691</text:p>
          </table:table-cell>
          <table:table-cell/>
          <table:table-cell office:value-type="float" office:value="0.2836983222" calcext:value-type="float">
            <text:p>0.28369832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55171505" calcext:value-type="float">
            <text:p>0.6755171505</text:p>
          </table:table-cell>
          <table:table-cell/>
          <table:table-cell office:value-type="float" office:value="0.2882956546" calcext:value-type="float">
            <text:p>0.2882956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10906292" calcext:value-type="float">
            <text:p>0.6810906292</text:p>
          </table:table-cell>
          <table:table-cell/>
          <table:table-cell office:value-type="float" office:value="0.2930430383" calcext:value-type="float">
            <text:p>0.29304303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6535755" calcext:value-type="float">
            <text:p>0.686535755</text:p>
          </table:table-cell>
          <table:table-cell/>
          <table:table-cell office:value-type="float" office:value="0.2979371085" calcext:value-type="float">
            <text:p>0.29793710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18486683" calcext:value-type="float">
            <text:p>0.6918486683</text:p>
          </table:table-cell>
          <table:table-cell/>
          <table:table-cell office:value-type="float" office:value="0.3029743964" calcext:value-type="float">
            <text:p>0.30297439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70256036" calcext:value-type="float">
            <text:p>0.6970256036</text:p>
          </table:table-cell>
          <table:table-cell/>
          <table:table-cell office:value-type="float" office:value="0.3081513317" calcext:value-type="float">
            <text:p>0.3081513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20628915" calcext:value-type="float">
            <text:p>0.7020628915</text:p>
          </table:table-cell>
          <table:table-cell/>
          <table:table-cell office:value-type="float" office:value="0.313464245" calcext:value-type="float">
            <text:p>0.3134642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69569617" calcext:value-type="float">
            <text:p>0.7069569617</text:p>
          </table:table-cell>
          <table:table-cell/>
          <table:table-cell office:value-type="float" office:value="0.3189093708" calcext:value-type="float">
            <text:p>0.31890937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7043454" calcext:value-type="float">
            <text:p>0.7117043454</text:p>
          </table:table-cell>
          <table:table-cell/>
          <table:table-cell office:value-type="float" office:value="0.3244828495" calcext:value-type="float">
            <text:p>0.3244828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63016778" calcext:value-type="float">
            <text:p>0.7163016778</text:p>
          </table:table-cell>
          <table:table-cell/>
          <table:table-cell office:value-type="float" office:value="0.3301807309" calcext:value-type="float">
            <text:p>0.33018073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07457004" calcext:value-type="float">
            <text:p>0.7207457004</text:p>
          </table:table-cell>
          <table:table-cell/>
          <table:table-cell office:value-type="float" office:value="0.3359989764" calcext:value-type="float">
            <text:p>0.33599897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50332634" calcext:value-type="float">
            <text:p>0.7250332634</text:p>
          </table:table-cell>
          <table:table-cell/>
          <table:table-cell office:value-type="float" office:value="0.3419334622" calcext:value-type="float">
            <text:p>0.34193346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1613277" calcext:value-type="float">
            <text:p>0.7291613277</text:p>
          </table:table-cell>
          <table:table-cell/>
          <table:table-cell office:value-type="float" office:value="0.347979982" calcext:value-type="float">
            <text:p>0.347979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31269677" calcext:value-type="float">
            <text:p>0.7331269677</text:p>
          </table:table-cell>
          <table:table-cell/>
          <table:table-cell office:value-type="float" office:value="0.3541342503" calcext:value-type="float">
            <text:p>0.35413425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69273724" calcext:value-type="float">
            <text:p>0.7369273724</text:p>
          </table:table-cell>
          <table:table-cell/>
          <table:table-cell office:value-type="float" office:value="0.3603919049" calcext:value-type="float">
            <text:p>0.36039190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05598482" calcext:value-type="float">
            <text:p>0.7405598482</text:p>
          </table:table-cell>
          <table:table-cell/>
          <table:table-cell office:value-type="float" office:value="0.3667485107" calcext:value-type="float">
            <text:p>0.36674851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40218206" calcext:value-type="float">
            <text:p>0.7440218206</text:p>
          </table:table-cell>
          <table:table-cell/>
          <table:table-cell office:value-type="float" office:value="0.3731995621" calcext:value-type="float">
            <text:p>0.37319956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73108358" calcext:value-type="float">
            <text:p>0.7473108358</text:p>
          </table:table-cell>
          <table:table-cell/>
          <table:table-cell office:value-type="float" office:value="0.3797404869" calcext:value-type="float">
            <text:p>0.3797404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04245625" calcext:value-type="float">
            <text:p>0.7504245625</text:p>
          </table:table-cell>
          <table:table-cell/>
          <table:table-cell office:value-type="float" office:value="0.3863666489" calcext:value-type="float">
            <text:p>0.38636664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33607939" calcext:value-type="float">
            <text:p>0.7533607939</text:p>
          </table:table-cell>
          <table:table-cell/>
          <table:table-cell office:value-type="float" office:value="0.3930733517" calcext:value-type="float">
            <text:p>0.3930733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61174488" calcext:value-type="float">
            <text:p>0.7561174488</text:p>
          </table:table-cell>
          <table:table-cell/>
          <table:table-cell office:value-type="float" office:value="0.3998558418" calcext:value-type="float">
            <text:p>0.3998558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86925733" calcext:value-type="float">
            <text:p>0.7586925733</text:p>
          </table:table-cell>
          <table:table-cell/>
          <table:table-cell office:value-type="float" office:value="0.4067093118" calcext:value-type="float">
            <text:p>0.40670931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0843423" calcext:value-type="float">
            <text:p>0.7610843423</text:p>
          </table:table-cell>
          <table:table-cell/>
          <table:table-cell office:value-type="float" office:value="0.4136289042" calcext:value-type="float">
            <text:p>0.41362890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32910605" calcext:value-type="float">
            <text:p>0.7632910605</text:p>
          </table:table-cell>
          <table:table-cell/>
          <table:table-cell office:value-type="float" office:value="0.4206097145" calcext:value-type="float">
            <text:p>0.42060971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53111639" calcext:value-type="float">
            <text:p>0.7653111639</text:p>
          </table:table-cell>
          <table:table-cell/>
          <table:table-cell office:value-type="float" office:value="0.4276467948" calcext:value-type="float">
            <text:p>0.42764679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71432206" calcext:value-type="float">
            <text:p>0.7671432206</text:p>
          </table:table-cell>
          <table:table-cell/>
          <table:table-cell office:value-type="float" office:value="0.4347351575" calcext:value-type="float">
            <text:p>0.4347351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87859322" calcext:value-type="float">
            <text:p>0.7687859322</text:p>
          </table:table-cell>
          <table:table-cell/>
          <table:table-cell office:value-type="float" office:value="0.4418697785" calcext:value-type="float">
            <text:p>0.4418697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02381343" calcext:value-type="float">
            <text:p>0.7702381343</text:p>
          </table:table-cell>
          <table:table-cell/>
          <table:table-cell office:value-type="float" office:value="0.4490456009" calcext:value-type="float">
            <text:p>0.44904560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14987975" calcext:value-type="float">
            <text:p>0.7714987975</text:p>
          </table:table-cell>
          <table:table-cell/>
          <table:table-cell office:value-type="float" office:value="0.4562575386" calcext:value-type="float">
            <text:p>0.4562575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25670285" calcext:value-type="float">
            <text:p>0.7725670285</text:p>
          </table:table-cell>
          <table:table-cell/>
          <table:table-cell office:value-type="float" office:value="0.46350048" calcext:value-type="float">
            <text:p>0.463500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34420701" calcext:value-type="float">
            <text:p>0.7734420701</text:p>
          </table:table-cell>
          <table:table-cell/>
          <table:table-cell office:value-type="float" office:value="0.4707692914" calcext:value-type="float">
            <text:p>0.4707692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41233019" calcext:value-type="float">
            <text:p>0.7741233019</text:p>
          </table:table-cell>
          <table:table-cell/>
          <table:table-cell office:value-type="float" office:value="0.478058821" calcext:value-type="float">
            <text:p>0.4780588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46102413" calcext:value-type="float">
            <text:p>0.7746102413</text:p>
          </table:table-cell>
          <table:table-cell/>
          <table:table-cell office:value-type="float" office:value="0.4853639019" calcext:value-type="float">
            <text:p>0.4853639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49025431" calcext:value-type="float">
            <text:p>0.7749025431</text:p>
          </table:table-cell>
          <table:table-cell/>
          <table:table-cell office:value-type="float" office:value="0.4926793566" calcext:value-type="float">
            <text:p>0.49267935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76533999" calcext:value-type="float">
            <text:p>0.5076533999</text:p>
          </table:table-cell>
          <table:table-cell/>
          <table:table-cell office:value-type="float" office:value="0.2126018868" calcext:value-type="float">
            <text:p>0.2126018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53013753" calcext:value-type="float">
            <text:p>0.5153013753</text:p>
          </table:table-cell>
          <table:table-cell/>
          <table:table-cell office:value-type="float" office:value="0.212907475" calcext:value-type="float">
            <text:p>0.212907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29385053" calcext:value-type="float">
            <text:p>0.5229385053</text:p>
          </table:table-cell>
          <table:table-cell/>
          <table:table-cell office:value-type="float" office:value="0.213416548" calcext:value-type="float">
            <text:p>0.2134165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05593771" calcext:value-type="float">
            <text:p>0.5305593771</text:p>
          </table:table-cell>
          <table:table-cell/>
          <table:table-cell office:value-type="float" office:value="0.2141287449" calcext:value-type="float">
            <text:p>0.2141287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81585891" calcext:value-type="float">
            <text:p>0.5381585891</text:p>
          </table:table-cell>
          <table:table-cell/>
          <table:table-cell office:value-type="float" office:value="0.2150435611" calcext:value-type="float">
            <text:p>0.2150435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57307551" calcext:value-type="float">
            <text:p>0.5457307551</text:p>
          </table:table-cell>
          <table:table-cell/>
          <table:table-cell office:value-type="float" office:value="0.216160348" calcext:value-type="float">
            <text:p>0.2161603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32705082" calcext:value-type="float">
            <text:p>0.5532705082</text:p>
          </table:table-cell>
          <table:table-cell/>
          <table:table-cell office:value-type="float" office:value="0.2174783142" calcext:value-type="float">
            <text:p>0.21747831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7725043" calcext:value-type="float">
            <text:p>0.5607725043</text:p>
          </table:table-cell>
          <table:table-cell/>
          <table:table-cell office:value-type="float" office:value="0.2189965254" calcext:value-type="float">
            <text:p>0.2189965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82314262" calcext:value-type="float">
            <text:p>0.5682314262</text:p>
          </table:table-cell>
          <table:table-cell/>
          <table:table-cell office:value-type="float" office:value="0.2207139057" calcext:value-type="float">
            <text:p>0.22071390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56419872" calcext:value-type="float">
            <text:p>0.5756419872</text:p>
          </table:table-cell>
          <table:table-cell/>
          <table:table-cell office:value-type="float" office:value="0.2226292377" calcext:value-type="float">
            <text:p>0.2226292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9989349" calcext:value-type="float">
            <text:p>0.5829989349</text:p>
          </table:table-cell>
          <table:table-cell/>
          <table:table-cell office:value-type="float" office:value="0.224741164" calcext:value-type="float">
            <text:p>0.2247411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02970547" calcext:value-type="float">
            <text:p>0.5902970547</text:p>
          </table:table-cell>
          <table:table-cell/>
          <table:table-cell office:value-type="float" office:value="0.2270481876" calcext:value-type="float">
            <text:p>0.22704818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7531174" calcext:value-type="float">
            <text:p>0.597531174</text:p>
          </table:table-cell>
          <table:table-cell/>
          <table:table-cell office:value-type="float" office:value="0.2295486733" calcext:value-type="float">
            <text:p>0.2295486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46961654" calcext:value-type="float">
            <text:p>0.6046961654</text:p>
          </table:table-cell>
          <table:table-cell/>
          <table:table-cell office:value-type="float" office:value="0.232240849" calcext:value-type="float">
            <text:p>0.2322408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17869504" calcext:value-type="float">
            <text:p>0.6117869504</text:p>
          </table:table-cell>
          <table:table-cell/>
          <table:table-cell office:value-type="float" office:value="0.2351228064" calcext:value-type="float">
            <text:p>0.2351228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87985034" calcext:value-type="float">
            <text:p>0.6187985034</text:p>
          </table:table-cell>
          <table:table-cell/>
          <table:table-cell office:value-type="float" office:value="0.2381925028" calcext:value-type="float">
            <text:p>0.2381925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57258546" calcext:value-type="float">
            <text:p>0.6257258546</text:p>
          </table:table-cell>
          <table:table-cell/>
          <table:table-cell office:value-type="float" office:value="0.2414477626" calcext:value-type="float">
            <text:p>0.2414477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25640942" calcext:value-type="float">
            <text:p>0.6325640942</text:p>
          </table:table-cell>
          <table:table-cell/>
          <table:table-cell office:value-type="float" office:value="0.2448862784" calcext:value-type="float">
            <text:p>0.24488627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93083752" calcext:value-type="float">
            <text:p>0.6393083752</text:p>
          </table:table-cell>
          <table:table-cell/>
          <table:table-cell office:value-type="float" office:value="0.2485056132" calcext:value-type="float">
            <text:p>0.2485056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9539176" calcext:value-type="float">
            <text:p>0.6459539176</text:p>
          </table:table-cell>
          <table:table-cell/>
          <table:table-cell office:value-type="float" office:value="0.2523032016" calcext:value-type="float">
            <text:p>0.25230320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4960111" calcext:value-type="float">
            <text:p>0.6524960111</text:p>
          </table:table-cell>
          <table:table-cell/>
          <table:table-cell office:value-type="float" office:value="0.256276352" calcext:value-type="float">
            <text:p>0.2562763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89300188" calcext:value-type="float">
            <text:p>0.6589300188</text:p>
          </table:table-cell>
          <table:table-cell/>
          <table:table-cell office:value-type="float" office:value="0.2604222483" calcext:value-type="float">
            <text:p>0.2604222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52513804" calcext:value-type="float">
            <text:p>0.6652513804</text:p>
          </table:table-cell>
          <table:table-cell/>
          <table:table-cell office:value-type="float" office:value="0.2647379519" calcext:value-type="float">
            <text:p>0.26473795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14556156" calcext:value-type="float">
            <text:p>0.6714556156</text:p>
          </table:table-cell>
          <table:table-cell/>
          <table:table-cell office:value-type="float" office:value="0.2692204041" calcext:value-type="float">
            <text:p>0.26922040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75383268" calcext:value-type="float">
            <text:p>0.6775383268</text:p>
          </table:table-cell>
          <table:table-cell/>
          <table:table-cell office:value-type="float" office:value="0.2738664277" calcext:value-type="float">
            <text:p>0.2738664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34952028" calcext:value-type="float">
            <text:p>0.6834952028</text:p>
          </table:table-cell>
          <table:table-cell/>
          <table:table-cell office:value-type="float" office:value="0.2786727298" calcext:value-type="float">
            <text:p>0.27867272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93220215" calcext:value-type="float">
            <text:p>0.6893220215</text:p>
          </table:table-cell>
          <table:table-cell/>
          <table:table-cell office:value-type="float" office:value="0.2836359037" calcext:value-type="float">
            <text:p>0.28363590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50146529" calcext:value-type="float">
            <text:p>0.6950146529</text:p>
          </table:table-cell>
          <table:table-cell/>
          <table:table-cell office:value-type="float" office:value="0.2887524316" calcext:value-type="float">
            <text:p>0.2887524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05690623" calcext:value-type="float">
            <text:p>0.7005690623</text:p>
          </table:table-cell>
          <table:table-cell/>
          <table:table-cell office:value-type="float" office:value="0.2940186872" calcext:value-type="float">
            <text:p>0.29401868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59813128" calcext:value-type="float">
            <text:p>0.7059813128</text:p>
          </table:table-cell>
          <table:table-cell/>
          <table:table-cell office:value-type="float" office:value="0.2994309377" calcext:value-type="float">
            <text:p>0.29943093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2475684" calcext:value-type="float">
            <text:p>0.7112475684</text:p>
          </table:table-cell>
          <table:table-cell/>
          <table:table-cell office:value-type="float" office:value="0.3049853471" calcext:value-type="float">
            <text:p>0.30498534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63640963" calcext:value-type="float">
            <text:p>0.7163640963</text:p>
          </table:table-cell>
          <table:table-cell/>
          <table:table-cell office:value-type="float" office:value="0.3106779785" calcext:value-type="float">
            <text:p>0.31067797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13272702" calcext:value-type="float">
            <text:p>0.7213272702</text:p>
          </table:table-cell>
          <table:table-cell/>
          <table:table-cell office:value-type="float" office:value="0.3165047972" calcext:value-type="float">
            <text:p>0.3165047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61335723" calcext:value-type="float">
            <text:p>0.7261335723</text:p>
          </table:table-cell>
          <table:table-cell/>
          <table:table-cell office:value-type="float" office:value="0.3224616732" calcext:value-type="float">
            <text:p>0.32246167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07795959" calcext:value-type="float">
            <text:p>0.7307795959</text:p>
          </table:table-cell>
          <table:table-cell/>
          <table:table-cell office:value-type="float" office:value="0.3285443844" calcext:value-type="float">
            <text:p>0.32854438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2620481" calcext:value-type="float">
            <text:p>0.7352620481</text:p>
          </table:table-cell>
          <table:table-cell/>
          <table:table-cell office:value-type="float" office:value="0.3347486196" calcext:value-type="float">
            <text:p>0.3347486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95777517" calcext:value-type="float">
            <text:p>0.7395777517</text:p>
          </table:table-cell>
          <table:table-cell/>
          <table:table-cell office:value-type="float" office:value="0.3410699812" calcext:value-type="float">
            <text:p>0.34106998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3723648" calcext:value-type="float">
            <text:p>0.743723648</text:p>
          </table:table-cell>
          <table:table-cell/>
          <table:table-cell office:value-type="float" office:value="0.3475039889" calcext:value-type="float">
            <text:p>0.34750398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76967984" calcext:value-type="float">
            <text:p>0.7476967984</text:p>
          </table:table-cell>
          <table:table-cell/>
          <table:table-cell office:value-type="float" office:value="0.3540460824" calcext:value-type="float">
            <text:p>0.35404608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14943868" calcext:value-type="float">
            <text:p>0.7514943868</text:p>
          </table:table-cell>
          <table:table-cell/>
          <table:table-cell office:value-type="float" office:value="0.3606916248" calcext:value-type="float">
            <text:p>0.36069162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51137216" calcext:value-type="float">
            <text:p>0.7551137216</text:p>
          </table:table-cell>
          <table:table-cell/>
          <table:table-cell office:value-type="float" office:value="0.3674359058" calcext:value-type="float">
            <text:p>0.36743590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85522374" calcext:value-type="float">
            <text:p>0.7585522374</text:p>
          </table:table-cell>
          <table:table-cell/>
          <table:table-cell office:value-type="float" office:value="0.3742741454" calcext:value-type="float">
            <text:p>0.3742741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8074972" calcext:value-type="float">
            <text:p>0.7618074972</text:p>
          </table:table-cell>
          <table:table-cell/>
          <table:table-cell office:value-type="float" office:value="0.3812014966" calcext:value-type="float">
            <text:p>0.38120149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48771936" calcext:value-type="float">
            <text:p>0.7648771936</text:p>
          </table:table-cell>
          <table:table-cell/>
          <table:table-cell office:value-type="float" office:value="0.3882130496" calcext:value-type="float">
            <text:p>0.3882130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7759151" calcext:value-type="float">
            <text:p>0.767759151</text:p>
          </table:table-cell>
          <table:table-cell/>
          <table:table-cell office:value-type="float" office:value="0.3953038346" calcext:value-type="float">
            <text:p>0.39530383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04513267" calcext:value-type="float">
            <text:p>0.7704513267</text:p>
          </table:table-cell>
          <table:table-cell/>
          <table:table-cell office:value-type="float" office:value="0.402468826" calcext:value-type="float">
            <text:p>0.4024688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29518124" calcext:value-type="float">
            <text:p>0.7729518124</text:p>
          </table:table-cell>
          <table:table-cell/>
          <table:table-cell office:value-type="float" office:value="0.4097029453" calcext:value-type="float">
            <text:p>0.4097029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5258836" calcext:value-type="float">
            <text:p>0.775258836</text:p>
          </table:table-cell>
          <table:table-cell/>
          <table:table-cell office:value-type="float" office:value="0.4170010651" calcext:value-type="float">
            <text:p>0.41700106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73707623" calcext:value-type="float">
            <text:p>0.7773707623</text:p>
          </table:table-cell>
          <table:table-cell/>
          <table:table-cell office:value-type="float" office:value="0.4243580128" calcext:value-type="float">
            <text:p>0.4243580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92860943" calcext:value-type="float">
            <text:p>0.7792860943</text:p>
          </table:table-cell>
          <table:table-cell/>
          <table:table-cell office:value-type="float" office:value="0.4317685738" calcext:value-type="float">
            <text:p>0.43176857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10034746" calcext:value-type="float">
            <text:p>0.7810034746</text:p>
          </table:table-cell>
          <table:table-cell/>
          <table:table-cell office:value-type="float" office:value="0.4392274957" calcext:value-type="float">
            <text:p>0.43922749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25216858" calcext:value-type="float">
            <text:p>0.7825216858</text:p>
          </table:table-cell>
          <table:table-cell/>
          <table:table-cell office:value-type="float" office:value="0.4467294918" calcext:value-type="float">
            <text:p>0.4467294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3839652" calcext:value-type="float">
            <text:p>0.783839652</text:p>
          </table:table-cell>
          <table:table-cell/>
          <table:table-cell office:value-type="float" office:value="0.4542692449" calcext:value-type="float">
            <text:p>0.4542692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49564389" calcext:value-type="float">
            <text:p>0.7849564389</text:p>
          </table:table-cell>
          <table:table-cell/>
          <table:table-cell office:value-type="float" office:value="0.4618414109" calcext:value-type="float">
            <text:p>0.46184141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58712551" calcext:value-type="float">
            <text:p>0.7858712551</text:p>
          </table:table-cell>
          <table:table-cell/>
          <table:table-cell office:value-type="float" office:value="0.4694406229" calcext:value-type="float">
            <text:p>0.46944062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6583452" calcext:value-type="float">
            <text:p>0.786583452</text:p>
          </table:table-cell>
          <table:table-cell/>
          <table:table-cell office:value-type="float" office:value="0.4770614947" calcext:value-type="float">
            <text:p>0.47706149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092525" calcext:value-type="float">
            <text:p>0.787092525</text:p>
          </table:table-cell>
          <table:table-cell/>
          <table:table-cell office:value-type="float" office:value="0.4846986247" calcext:value-type="float">
            <text:p>0.48469862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3981132" calcext:value-type="float">
            <text:p>0.7873981132</text:p>
          </table:table-cell>
          <table:table-cell/>
          <table:table-cell office:value-type="float" office:value="0.4923466001" calcext:value-type="float">
            <text:p>0.49234660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79861564" calcext:value-type="float">
            <text:p>0.5079861564</text:p>
          </table:table-cell>
          <table:table-cell/>
          <table:table-cell office:value-type="float" office:value="0.2001063167" calcext:value-type="float">
            <text:p>0.20010631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59666525" calcext:value-type="float">
            <text:p>0.5159666525</text:p>
          </table:table-cell>
          <table:table-cell/>
          <table:table-cell office:value-type="float" office:value="0.2004251913" calcext:value-type="float">
            <text:p>0.20042519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39358317" calcext:value-type="float">
            <text:p>0.5239358317</text:p>
          </table:table-cell>
          <table:table-cell/>
          <table:table-cell office:value-type="float" office:value="0.2009563979" calcext:value-type="float">
            <text:p>0.20095639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18880457" calcext:value-type="float">
            <text:p>0.5318880457</text:p>
          </table:table-cell>
          <table:table-cell/>
          <table:table-cell office:value-type="float" office:value="0.2016995599" calcext:value-type="float">
            <text:p>0.2016995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98176582" calcext:value-type="float">
            <text:p>0.5398176582</text:p>
          </table:table-cell>
          <table:table-cell/>
          <table:table-cell office:value-type="float" office:value="0.2026541507" calcext:value-type="float">
            <text:p>0.20265415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77190488" calcext:value-type="float">
            <text:p>0.5477190488</text:p>
          </table:table-cell>
          <table:table-cell/>
          <table:table-cell office:value-type="float" office:value="0.2038194936" calcext:value-type="float">
            <text:p>0.2038194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55866172" calcext:value-type="float">
            <text:p>0.5555866172</text:p>
          </table:table-cell>
          <table:table-cell/>
          <table:table-cell office:value-type="float" office:value="0.2051947626" calcext:value-type="float">
            <text:p>0.20519476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34147871" calcext:value-type="float">
            <text:p>0.5634147871</text:p>
          </table:table-cell>
          <table:table-cell/>
          <table:table-cell office:value-type="float" office:value="0.2067789831" calcext:value-type="float">
            <text:p>0.20677898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119801" calcext:value-type="float">
            <text:p>0.57119801</text:p>
          </table:table-cell>
          <table:table-cell/>
          <table:table-cell office:value-type="float" office:value="0.208571032" calcext:value-type="float">
            <text:p>0.2085710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9307693" calcext:value-type="float">
            <text:p>0.5789307693</text:p>
          </table:table-cell>
          <table:table-cell/>
          <table:table-cell office:value-type="float" office:value="0.2105696394" calcext:value-type="float">
            <text:p>0.210569639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66075842" calcext:value-type="float">
            <text:p>0.5866075842</text:p>
          </table:table-cell>
          <table:table-cell/>
          <table:table-cell office:value-type="float" office:value="0.2127733885" calcext:value-type="float">
            <text:p>0.21277338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42230136" calcext:value-type="float">
            <text:p>0.5942230136</text:p>
          </table:table-cell>
          <table:table-cell/>
          <table:table-cell office:value-type="float" office:value="0.2151807175" calcext:value-type="float">
            <text:p>0.21518071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17716598" calcext:value-type="float">
            <text:p>0.6017716598</text:p>
          </table:table-cell>
          <table:table-cell/>
          <table:table-cell office:value-type="float" office:value="0.21778992" calcext:value-type="float">
            <text:p>0.217789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2481726" calcext:value-type="float">
            <text:p>0.6092481726</text:p>
          </table:table-cell>
          <table:table-cell/>
          <table:table-cell office:value-type="float" office:value="0.2205991468" calcext:value-type="float">
            <text:p>0.22059914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66472526" calcext:value-type="float">
            <text:p>0.6166472526</text:p>
          </table:table-cell>
          <table:table-cell/>
          <table:table-cell office:value-type="float" office:value="0.2236064066" calcext:value-type="float">
            <text:p>0.22360640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39636557" calcext:value-type="float">
            <text:p>0.6239636557</text:p>
          </table:table-cell>
          <table:table-cell/>
          <table:table-cell office:value-type="float" office:value="0.2268095681" calcext:value-type="float">
            <text:p>0.22680956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11921961" calcext:value-type="float">
            <text:p>0.6311921961</text:p>
          </table:table-cell>
          <table:table-cell/>
          <table:table-cell office:value-type="float" office:value="0.2302063609" calcext:value-type="float">
            <text:p>0.23020636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83277504" calcext:value-type="float">
            <text:p>0.6383277504</text:p>
          </table:table-cell>
          <table:table-cell/>
          <table:table-cell office:value-type="float" office:value="0.2337943775" calcext:value-type="float">
            <text:p>0.23379437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3652611" calcext:value-type="float">
            <text:p>0.6453652611</text:p>
          </table:table-cell>
          <table:table-cell/>
          <table:table-cell office:value-type="float" office:value="0.2375710746" calcext:value-type="float">
            <text:p>0.2375710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2997401" calcext:value-type="float">
            <text:p>0.6522997401</text:p>
          </table:table-cell>
          <table:table-cell/>
          <table:table-cell office:value-type="float" office:value="0.2415337756" calcext:value-type="float">
            <text:p>0.24153377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91262724" calcext:value-type="float">
            <text:p>0.6591262724</text:p>
          </table:table-cell>
          <table:table-cell/>
          <table:table-cell office:value-type="float" office:value="0.2456796716" calcext:value-type="float">
            <text:p>0.2456796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58400196" calcext:value-type="float">
            <text:p>0.6658400196</text:p>
          </table:table-cell>
          <table:table-cell/>
          <table:table-cell office:value-type="float" office:value="0.2500058243" calcext:value-type="float">
            <text:p>0.25000582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24362231" calcext:value-type="float">
            <text:p>0.6724362231</text:p>
          </table:table-cell>
          <table:table-cell/>
          <table:table-cell office:value-type="float" office:value="0.2545091672" calcext:value-type="float">
            <text:p>0.25450916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89102076" calcext:value-type="float">
            <text:p>0.6789102076</text:p>
          </table:table-cell>
          <table:table-cell/>
          <table:table-cell office:value-type="float" office:value="0.2591865086" calcext:value-type="float">
            <text:p>0.25918650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52573845" calcext:value-type="float">
            <text:p>0.6852573845</text:p>
          </table:table-cell>
          <table:table-cell/>
          <table:table-cell office:value-type="float" office:value="0.2640345333" calcext:value-type="float">
            <text:p>0.26403453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14732551" calcext:value-type="float">
            <text:p>0.6914732551</text:p>
          </table:table-cell>
          <table:table-cell/>
          <table:table-cell office:value-type="float" office:value="0.269049805" calcext:value-type="float">
            <text:p>0.269049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75534137" calcext:value-type="float">
            <text:p>0.6975534137</text:p>
          </table:table-cell>
          <table:table-cell/>
          <table:table-cell office:value-type="float" office:value="0.274228769" calcext:value-type="float">
            <text:p>0.274228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34935509" calcext:value-type="float">
            <text:p>0.7034935509</text:p>
          </table:table-cell>
          <table:table-cell/>
          <table:table-cell office:value-type="float" office:value="0.2795677547" calcext:value-type="float">
            <text:p>0.2795677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92894563" calcext:value-type="float">
            <text:p>0.7092894563</text:p>
          </table:table-cell>
          <table:table-cell/>
          <table:table-cell office:value-type="float" office:value="0.2850629779" calcext:value-type="float">
            <text:p>0.28506297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49370221" calcext:value-type="float">
            <text:p>0.7149370221</text:p>
          </table:table-cell>
          <table:table-cell/>
          <table:table-cell office:value-type="float" office:value="0.2907105437" calcext:value-type="float">
            <text:p>0.29071054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04322453" calcext:value-type="float">
            <text:p>0.7204322453</text:p>
          </table:table-cell>
          <table:table-cell/>
          <table:table-cell office:value-type="float" office:value="0.2965064491" calcext:value-type="float">
            <text:p>0.29650644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5771231" calcext:value-type="float">
            <text:p>0.725771231</text:p>
          </table:table-cell>
          <table:table-cell/>
          <table:table-cell office:value-type="float" office:value="0.3024465863" calcext:value-type="float">
            <text:p>0.30244658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0950195" calcext:value-type="float">
            <text:p>0.730950195</text:p>
          </table:table-cell>
          <table:table-cell/>
          <table:table-cell office:value-type="float" office:value="0.3085267449" calcext:value-type="float">
            <text:p>0.30852674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9654667" calcext:value-type="float">
            <text:p>0.7359654667</text:p>
          </table:table-cell>
          <table:table-cell/>
          <table:table-cell office:value-type="float" office:value="0.3147426155" calcext:value-type="float">
            <text:p>0.31474261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08134914" calcext:value-type="float">
            <text:p>0.7408134914</text:p>
          </table:table-cell>
          <table:table-cell/>
          <table:table-cell office:value-type="float" office:value="0.3210897924" calcext:value-type="float">
            <text:p>0.3210897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54908328" calcext:value-type="float">
            <text:p>0.7454908328</text:p>
          </table:table-cell>
          <table:table-cell/>
          <table:table-cell office:value-type="float" office:value="0.3275637769" calcext:value-type="float">
            <text:p>0.3275637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9941757" calcext:value-type="float">
            <text:p>0.7499941757</text:p>
          </table:table-cell>
          <table:table-cell/>
          <table:table-cell office:value-type="float" office:value="0.3341599804" calcext:value-type="float">
            <text:p>0.3341599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43203284" calcext:value-type="float">
            <text:p>0.7543203284</text:p>
          </table:table-cell>
          <table:table-cell/>
          <table:table-cell office:value-type="float" office:value="0.3408737276" calcext:value-type="float">
            <text:p>0.34087372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84662244" calcext:value-type="float">
            <text:p>0.7584662244</text:p>
          </table:table-cell>
          <table:table-cell/>
          <table:table-cell office:value-type="float" office:value="0.3477002599" calcext:value-type="float">
            <text:p>0.34770025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4289254" calcext:value-type="float">
            <text:p>0.7624289254</text:p>
          </table:table-cell>
          <table:table-cell/>
          <table:table-cell office:value-type="float" office:value="0.3546347389" calcext:value-type="float">
            <text:p>0.3546347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62056225" calcext:value-type="float">
            <text:p>0.7662056225</text:p>
          </table:table-cell>
          <table:table-cell/>
          <table:table-cell office:value-type="float" office:value="0.3616722496" calcext:value-type="float">
            <text:p>0.36167224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97936391" calcext:value-type="float">
            <text:p>0.7697936391</text:p>
          </table:table-cell>
          <table:table-cell/>
          <table:table-cell office:value-type="float" office:value="0.3688078039" calcext:value-type="float">
            <text:p>0.36880780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31904319" calcext:value-type="float">
            <text:p>0.7731904319</text:p>
          </table:table-cell>
          <table:table-cell/>
          <table:table-cell office:value-type="float" office:value="0.3760363443" calcext:value-type="float">
            <text:p>0.37603634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63935934" calcext:value-type="float">
            <text:p>0.7763935934</text:p>
          </table:table-cell>
          <table:table-cell/>
          <table:table-cell office:value-type="float" office:value="0.3833527474" calcext:value-type="float">
            <text:p>0.38335274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94008532" calcext:value-type="float">
            <text:p>0.7794008532</text:p>
          </table:table-cell>
          <table:table-cell/>
          <table:table-cell office:value-type="float" office:value="0.3907518274" calcext:value-type="float">
            <text:p>0.39075182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221008" calcext:value-type="float">
            <text:p>0.78221008</text:p>
          </table:table-cell>
          <table:table-cell/>
          <table:table-cell office:value-type="float" office:value="0.3982283402" calcext:value-type="float">
            <text:p>0.39822834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48192825" calcext:value-type="float">
            <text:p>0.7848192825</text:p>
          </table:table-cell>
          <table:table-cell/>
          <table:table-cell office:value-type="float" office:value="0.4057769864" calcext:value-type="float">
            <text:p>0.40577698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2266115" calcext:value-type="float">
            <text:p>0.7872266115</text:p>
          </table:table-cell>
          <table:table-cell/>
          <table:table-cell office:value-type="float" office:value="0.4133924158" calcext:value-type="float">
            <text:p>0.4133924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94303606" calcext:value-type="float">
            <text:p>0.7894303606</text:p>
          </table:table-cell>
          <table:table-cell/>
          <table:table-cell office:value-type="float" office:value="0.4210692307" calcext:value-type="float">
            <text:p>0.4210692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1428968" calcext:value-type="float">
            <text:p>0.791428968</text:p>
          </table:table-cell>
          <table:table-cell/>
          <table:table-cell office:value-type="float" office:value="0.42880199" calcext:value-type="float">
            <text:p>0.428801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32210169" calcext:value-type="float">
            <text:p>0.7932210169</text:p>
          </table:table-cell>
          <table:table-cell/>
          <table:table-cell office:value-type="float" office:value="0.4365852129" calcext:value-type="float">
            <text:p>0.43658521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48052374" calcext:value-type="float">
            <text:p>0.7948052374</text:p>
          </table:table-cell>
          <table:table-cell/>
          <table:table-cell office:value-type="float" office:value="0.4444133828" calcext:value-type="float">
            <text:p>0.44441338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61805064" calcext:value-type="float">
            <text:p>0.7961805064</text:p>
          </table:table-cell>
          <table:table-cell/>
          <table:table-cell office:value-type="float" office:value="0.4522809512" calcext:value-type="float">
            <text:p>0.4522809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73458493" calcext:value-type="float">
            <text:p>0.7973458493</text:p>
          </table:table-cell>
          <table:table-cell/>
          <table:table-cell office:value-type="float" office:value="0.4601823418" calcext:value-type="float">
            <text:p>0.46018234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83004401" calcext:value-type="float">
            <text:p>0.7983004401</text:p>
          </table:table-cell>
          <table:table-cell/>
          <table:table-cell office:value-type="float" office:value="0.4681119543" calcext:value-type="float">
            <text:p>0.46811195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0436021" calcext:value-type="float">
            <text:p>0.7990436021</text:p>
          </table:table-cell>
          <table:table-cell/>
          <table:table-cell office:value-type="float" office:value="0.4760641683" calcext:value-type="float">
            <text:p>0.4760641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5748087" calcext:value-type="float">
            <text:p>0.7995748087</text:p>
          </table:table-cell>
          <table:table-cell/>
          <table:table-cell office:value-type="float" office:value="0.4840333475" calcext:value-type="float">
            <text:p>0.4840333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8936833" calcext:value-type="float">
            <text:p>0.7998936833</text:p>
          </table:table-cell>
          <table:table-cell/>
          <table:table-cell office:value-type="float" office:value="0.4920138436" calcext:value-type="float">
            <text:p>0.49201384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4069729" calcext:value-type="float">
            <text:p>0.7624069729</text:p>
          </table:table-cell>
          <table:table-cell/>
          <table:table-cell office:value-type="float" office:value="0.5069878869" calcext:value-type="float">
            <text:p>0.50698788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1279576" calcext:value-type="float">
            <text:p>0.7621279576</text:p>
          </table:table-cell>
          <table:table-cell/>
          <table:table-cell office:value-type="float" office:value="0.5139708209" calcext:value-type="float">
            <text:p>0.51397082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6631518" calcext:value-type="float">
            <text:p>0.7616631518</text:p>
          </table:table-cell>
          <table:table-cell/>
          <table:table-cell office:value-type="float" office:value="0.5209438527" calcext:value-type="float">
            <text:p>0.52094385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0128851" calcext:value-type="float">
            <text:p>0.7610128851</text:p>
          </table:table-cell>
          <table:table-cell/>
          <table:table-cell office:value-type="float" office:value="0.52790204" calcext:value-type="float">
            <text:p>0.527902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01776181" calcext:value-type="float">
            <text:p>0.7601776181</text:p>
          </table:table-cell>
          <table:table-cell/>
          <table:table-cell office:value-type="float" office:value="0.5348404509" calcext:value-type="float">
            <text:p>0.53484045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91579431" calcext:value-type="float">
            <text:p>0.7591579431</text:p>
          </table:table-cell>
          <table:table-cell/>
          <table:table-cell office:value-type="float" office:value="0.5417541677" calcext:value-type="float">
            <text:p>0.5417541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79545827" calcext:value-type="float">
            <text:p>0.7579545827</text:p>
          </table:table-cell>
          <table:table-cell/>
          <table:table-cell office:value-type="float" office:value="0.5486382901" calcext:value-type="float">
            <text:p>0.54863829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65683898" calcext:value-type="float">
            <text:p>0.7565683898</text:p>
          </table:table-cell>
          <table:table-cell/>
          <table:table-cell office:value-type="float" office:value="0.5554879387" calcext:value-type="float">
            <text:p>0.5554879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5000347" calcext:value-type="float">
            <text:p>0.755000347</text:p>
          </table:table-cell>
          <table:table-cell/>
          <table:table-cell office:value-type="float" office:value="0.5622982587" calcext:value-type="float">
            <text:p>0.56229825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32515656" calcext:value-type="float">
            <text:p>0.7532515656</text:p>
          </table:table-cell>
          <table:table-cell/>
          <table:table-cell office:value-type="float" office:value="0.5690644231" calcext:value-type="float">
            <text:p>0.5690644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13232851" calcext:value-type="float">
            <text:p>0.7513232851</text:p>
          </table:table-cell>
          <table:table-cell/>
          <table:table-cell office:value-type="float" office:value="0.5757816362" calcext:value-type="float">
            <text:p>0.57578163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2168722" calcext:value-type="float">
            <text:p>0.7492168722</text:p>
          </table:table-cell>
          <table:table-cell/>
          <table:table-cell office:value-type="float" office:value="0.5824451369" calcext:value-type="float">
            <text:p>0.58244513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693382" calcext:value-type="float">
            <text:p>0.74693382</text:p>
          </table:table-cell>
          <table:table-cell/>
          <table:table-cell office:value-type="float" office:value="0.5890502024" calcext:value-type="float">
            <text:p>0.58905020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44757466" calcext:value-type="float">
            <text:p>0.7444757466</text:p>
          </table:table-cell>
          <table:table-cell/>
          <table:table-cell office:value-type="float" office:value="0.595592151" calcext:value-type="float">
            <text:p>0.595592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18443942" calcext:value-type="float">
            <text:p>0.7418443942</text:p>
          </table:table-cell>
          <table:table-cell/>
          <table:table-cell office:value-type="float" office:value="0.6020663461" calcext:value-type="float">
            <text:p>0.60206634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90416279" calcext:value-type="float">
            <text:p>0.7390416279</text:p>
          </table:table-cell>
          <table:table-cell/>
          <table:table-cell office:value-type="float" office:value="0.6084681988" calcext:value-type="float">
            <text:p>0.60846819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60694342" calcext:value-type="float">
            <text:p>0.7360694342</text:p>
          </table:table-cell>
          <table:table-cell/>
          <table:table-cell office:value-type="float" office:value="0.6147931716" calcext:value-type="float">
            <text:p>0.61479317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29299197" calcext:value-type="float">
            <text:p>0.7329299197</text:p>
          </table:table-cell>
          <table:table-cell/>
          <table:table-cell office:value-type="float" office:value="0.6210367816" calcext:value-type="float">
            <text:p>0.62103678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6253097" calcext:value-type="float">
            <text:p>0.7296253097</text:p>
          </table:table-cell>
          <table:table-cell/>
          <table:table-cell office:value-type="float" office:value="0.6271946035" calcext:value-type="float">
            <text:p>0.6271946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61579464" calcext:value-type="float">
            <text:p>0.7261579464</text:p>
          </table:table-cell>
          <table:table-cell/>
          <table:table-cell office:value-type="float" office:value="0.6332622726" calcext:value-type="float">
            <text:p>0.6332622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25302873" calcext:value-type="float">
            <text:p>0.7225302873</text:p>
          </table:table-cell>
          <table:table-cell/>
          <table:table-cell office:value-type="float" office:value="0.6392354884" calcext:value-type="float">
            <text:p>0.63923548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87449038" calcext:value-type="float">
            <text:p>0.7187449038</text:p>
          </table:table-cell>
          <table:table-cell/>
          <table:table-cell office:value-type="float" office:value="0.6451100172" calcext:value-type="float">
            <text:p>0.6451100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48044787" calcext:value-type="float">
            <text:p>0.7148044787</text:p>
          </table:table-cell>
          <table:table-cell/>
          <table:table-cell office:value-type="float" office:value="0.6508816952" calcext:value-type="float">
            <text:p>0.6508816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0711805" calcext:value-type="float">
            <text:p>0.710711805</text:p>
          </table:table-cell>
          <table:table-cell/>
          <table:table-cell office:value-type="float" office:value="0.6565464316" calcext:value-type="float">
            <text:p>0.65654643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64697834" calcext:value-type="float">
            <text:p>0.7064697834</text:p>
          </table:table-cell>
          <table:table-cell/>
          <table:table-cell office:value-type="float" office:value="0.6621002114" calcext:value-type="float">
            <text:p>0.66210021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20814207" calcext:value-type="float">
            <text:p>0.7020814207</text:p>
          </table:table-cell>
          <table:table-cell/>
          <table:table-cell office:value-type="float" office:value="0.6675390982" calcext:value-type="float">
            <text:p>0.66753909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75498271" calcext:value-type="float">
            <text:p>0.6975498271</text:p>
          </table:table-cell>
          <table:table-cell/>
          <table:table-cell office:value-type="float" office:value="0.672859237" calcext:value-type="float">
            <text:p>0.6728592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28782146" calcext:value-type="float">
            <text:p>0.6928782146</text:p>
          </table:table-cell>
          <table:table-cell/>
          <table:table-cell office:value-type="float" office:value="0.678056857" calcext:value-type="float">
            <text:p>0.6780568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80698943" calcext:value-type="float">
            <text:p>0.6880698943</text:p>
          </table:table-cell>
          <table:table-cell/>
          <table:table-cell office:value-type="float" office:value="0.6831282743" calcext:value-type="float">
            <text:p>0.68312827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31282743" calcext:value-type="float">
            <text:p>0.6831282743</text:p>
          </table:table-cell>
          <table:table-cell/>
          <table:table-cell office:value-type="float" office:value="0.6880698943" calcext:value-type="float">
            <text:p>0.68806989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8056857" calcext:value-type="float">
            <text:p>0.678056857</text:p>
          </table:table-cell>
          <table:table-cell/>
          <table:table-cell office:value-type="float" office:value="0.6928782146" calcext:value-type="float">
            <text:p>0.6928782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2859237" calcext:value-type="float">
            <text:p>0.672859237</text:p>
          </table:table-cell>
          <table:table-cell/>
          <table:table-cell office:value-type="float" office:value="0.6975498271" calcext:value-type="float">
            <text:p>0.69754982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75390982" calcext:value-type="float">
            <text:p>0.6675390982</text:p>
          </table:table-cell>
          <table:table-cell/>
          <table:table-cell office:value-type="float" office:value="0.7020814207" calcext:value-type="float">
            <text:p>0.702081420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21002114" calcext:value-type="float">
            <text:p>0.6621002114</text:p>
          </table:table-cell>
          <table:table-cell/>
          <table:table-cell office:value-type="float" office:value="0.7064697834" calcext:value-type="float">
            <text:p>0.70646978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65464316" calcext:value-type="float">
            <text:p>0.6565464316</text:p>
          </table:table-cell>
          <table:table-cell/>
          <table:table-cell office:value-type="float" office:value="0.710711805" calcext:value-type="float">
            <text:p>0.7107118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08816952" calcext:value-type="float">
            <text:p>0.6508816952</text:p>
          </table:table-cell>
          <table:table-cell/>
          <table:table-cell office:value-type="float" office:value="0.7148044787" calcext:value-type="float">
            <text:p>0.71480447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1100172" calcext:value-type="float">
            <text:p>0.6451100172</text:p>
          </table:table-cell>
          <table:table-cell/>
          <table:table-cell office:value-type="float" office:value="0.7187449038" calcext:value-type="float">
            <text:p>0.71874490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92354884" calcext:value-type="float">
            <text:p>0.6392354884</text:p>
          </table:table-cell>
          <table:table-cell/>
          <table:table-cell office:value-type="float" office:value="0.7225302873" calcext:value-type="float">
            <text:p>0.72253028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32622726" calcext:value-type="float">
            <text:p>0.6332622726</text:p>
          </table:table-cell>
          <table:table-cell/>
          <table:table-cell office:value-type="float" office:value="0.7261579464" calcext:value-type="float">
            <text:p>0.72615794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71946035" calcext:value-type="float">
            <text:p>0.6271946035</text:p>
          </table:table-cell>
          <table:table-cell/>
          <table:table-cell office:value-type="float" office:value="0.7296253097" calcext:value-type="float">
            <text:p>0.72962530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10367816" calcext:value-type="float">
            <text:p>0.6210367816</text:p>
          </table:table-cell>
          <table:table-cell/>
          <table:table-cell office:value-type="float" office:value="0.7329299197" calcext:value-type="float">
            <text:p>0.73292991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47931716" calcext:value-type="float">
            <text:p>0.6147931716</text:p>
          </table:table-cell>
          <table:table-cell/>
          <table:table-cell office:value-type="float" office:value="0.7360694342" calcext:value-type="float">
            <text:p>0.73606943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84681988" calcext:value-type="float">
            <text:p>0.6084681988</text:p>
          </table:table-cell>
          <table:table-cell/>
          <table:table-cell office:value-type="float" office:value="0.7390416279" calcext:value-type="float">
            <text:p>0.73904162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20663461" calcext:value-type="float">
            <text:p>0.6020663461</text:p>
          </table:table-cell>
          <table:table-cell/>
          <table:table-cell office:value-type="float" office:value="0.7418443942" calcext:value-type="float">
            <text:p>0.7418443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5592151" calcext:value-type="float">
            <text:p>0.595592151</text:p>
          </table:table-cell>
          <table:table-cell/>
          <table:table-cell office:value-type="float" office:value="0.7444757466" calcext:value-type="float">
            <text:p>0.74447574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90502024" calcext:value-type="float">
            <text:p>0.5890502024</text:p>
          </table:table-cell>
          <table:table-cell/>
          <table:table-cell office:value-type="float" office:value="0.74693382" calcext:value-type="float">
            <text:p>0.746933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4451369" calcext:value-type="float">
            <text:p>0.5824451369</text:p>
          </table:table-cell>
          <table:table-cell/>
          <table:table-cell office:value-type="float" office:value="0.7492168722" calcext:value-type="float">
            <text:p>0.74921687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57816362" calcext:value-type="float">
            <text:p>0.5757816362</text:p>
          </table:table-cell>
          <table:table-cell/>
          <table:table-cell office:value-type="float" office:value="0.7513232851" calcext:value-type="float">
            <text:p>0.7513232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90644231" calcext:value-type="float">
            <text:p>0.5690644231</text:p>
          </table:table-cell>
          <table:table-cell/>
          <table:table-cell office:value-type="float" office:value="0.7532515656" calcext:value-type="float">
            <text:p>0.75325156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22982587" calcext:value-type="float">
            <text:p>0.5622982587</text:p>
          </table:table-cell>
          <table:table-cell/>
          <table:table-cell office:value-type="float" office:value="0.755000347" calcext:value-type="float">
            <text:p>0.7550003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54879387" calcext:value-type="float">
            <text:p>0.5554879387</text:p>
          </table:table-cell>
          <table:table-cell/>
          <table:table-cell office:value-type="float" office:value="0.7565683898" calcext:value-type="float">
            <text:p>0.75656838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86382901" calcext:value-type="float">
            <text:p>0.5486382901</text:p>
          </table:table-cell>
          <table:table-cell/>
          <table:table-cell office:value-type="float" office:value="0.7579545827" calcext:value-type="float">
            <text:p>0.757954582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17541677" calcext:value-type="float">
            <text:p>0.5417541677</text:p>
          </table:table-cell>
          <table:table-cell/>
          <table:table-cell office:value-type="float" office:value="0.7591579431" calcext:value-type="float">
            <text:p>0.7591579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48404509" calcext:value-type="float">
            <text:p>0.5348404509</text:p>
          </table:table-cell>
          <table:table-cell/>
          <table:table-cell office:value-type="float" office:value="0.7601776181" calcext:value-type="float">
            <text:p>0.7601776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790204" calcext:value-type="float">
            <text:p>0.52790204</text:p>
          </table:table-cell>
          <table:table-cell/>
          <table:table-cell office:value-type="float" office:value="0.7610128851" calcext:value-type="float">
            <text:p>0.76101288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09438527" calcext:value-type="float">
            <text:p>0.5209438527</text:p>
          </table:table-cell>
          <table:table-cell/>
          <table:table-cell office:value-type="float" office:value="0.7616631518" calcext:value-type="float">
            <text:p>0.76166315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39708209" calcext:value-type="float">
            <text:p>0.5139708209</text:p>
          </table:table-cell>
          <table:table-cell/>
          <table:table-cell office:value-type="float" office:value="0.7621279576" calcext:value-type="float">
            <text:p>0.76212795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69878869" calcext:value-type="float">
            <text:p>0.5069878869</text:p>
          </table:table-cell>
          <table:table-cell/>
          <table:table-cell office:value-type="float" office:value="0.7624069729" calcext:value-type="float">
            <text:p>0.76240697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49025431" calcext:value-type="float">
            <text:p>0.7749025431</text:p>
          </table:table-cell>
          <table:table-cell/>
          <table:table-cell office:value-type="float" office:value="0.5073206434" calcext:value-type="float">
            <text:p>0.50732064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46102413" calcext:value-type="float">
            <text:p>0.7746102413</text:p>
          </table:table-cell>
          <table:table-cell/>
          <table:table-cell office:value-type="float" office:value="0.5146360981" calcext:value-type="float">
            <text:p>0.51463609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41233019" calcext:value-type="float">
            <text:p>0.7741233019</text:p>
          </table:table-cell>
          <table:table-cell/>
          <table:table-cell office:value-type="float" office:value="0.521941179" calcext:value-type="float">
            <text:p>0.5219411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34420701" calcext:value-type="float">
            <text:p>0.7734420701</text:p>
          </table:table-cell>
          <table:table-cell/>
          <table:table-cell office:value-type="float" office:value="0.5292307086" calcext:value-type="float">
            <text:p>0.529230708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25670285" calcext:value-type="float">
            <text:p>0.7725670285</text:p>
          </table:table-cell>
          <table:table-cell/>
          <table:table-cell office:value-type="float" office:value="0.53649952" calcext:value-type="float">
            <text:p>0.536499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14987975" calcext:value-type="float">
            <text:p>0.7714987975</text:p>
          </table:table-cell>
          <table:table-cell/>
          <table:table-cell office:value-type="float" office:value="0.5437424614" calcext:value-type="float">
            <text:p>0.54374246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02381343" calcext:value-type="float">
            <text:p>0.7702381343</text:p>
          </table:table-cell>
          <table:table-cell/>
          <table:table-cell office:value-type="float" office:value="0.5509543991" calcext:value-type="float">
            <text:p>0.55095439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87859322" calcext:value-type="float">
            <text:p>0.7687859322</text:p>
          </table:table-cell>
          <table:table-cell/>
          <table:table-cell office:value-type="float" office:value="0.5581302215" calcext:value-type="float">
            <text:p>0.5581302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71432206" calcext:value-type="float">
            <text:p>0.7671432206</text:p>
          </table:table-cell>
          <table:table-cell/>
          <table:table-cell office:value-type="float" office:value="0.5652648425" calcext:value-type="float">
            <text:p>0.56526484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53111639" calcext:value-type="float">
            <text:p>0.7653111639</text:p>
          </table:table-cell>
          <table:table-cell/>
          <table:table-cell office:value-type="float" office:value="0.5723532052" calcext:value-type="float">
            <text:p>0.57235320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32910605" calcext:value-type="float">
            <text:p>0.7632910605</text:p>
          </table:table-cell>
          <table:table-cell/>
          <table:table-cell office:value-type="float" office:value="0.5793902855" calcext:value-type="float">
            <text:p>0.57939028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0843423" calcext:value-type="float">
            <text:p>0.7610843423</text:p>
          </table:table-cell>
          <table:table-cell/>
          <table:table-cell office:value-type="float" office:value="0.5863710958" calcext:value-type="float">
            <text:p>0.58637109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86925733" calcext:value-type="float">
            <text:p>0.7586925733</text:p>
          </table:table-cell>
          <table:table-cell/>
          <table:table-cell office:value-type="float" office:value="0.5932906882" calcext:value-type="float">
            <text:p>0.59329068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61174488" calcext:value-type="float">
            <text:p>0.7561174488</text:p>
          </table:table-cell>
          <table:table-cell/>
          <table:table-cell office:value-type="float" office:value="0.6001441582" calcext:value-type="float">
            <text:p>0.6001441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33607939" calcext:value-type="float">
            <text:p>0.7533607939</text:p>
          </table:table-cell>
          <table:table-cell/>
          <table:table-cell office:value-type="float" office:value="0.6069266483" calcext:value-type="float">
            <text:p>0.60692664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04245625" calcext:value-type="float">
            <text:p>0.7504245625</text:p>
          </table:table-cell>
          <table:table-cell/>
          <table:table-cell office:value-type="float" office:value="0.6136333511" calcext:value-type="float">
            <text:p>0.61363335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73108358" calcext:value-type="float">
            <text:p>0.7473108358</text:p>
          </table:table-cell>
          <table:table-cell/>
          <table:table-cell office:value-type="float" office:value="0.6202595131" calcext:value-type="float">
            <text:p>0.62025951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40218206" calcext:value-type="float">
            <text:p>0.7440218206</text:p>
          </table:table-cell>
          <table:table-cell/>
          <table:table-cell office:value-type="float" office:value="0.6268004379" calcext:value-type="float">
            <text:p>0.626800437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05598482" calcext:value-type="float">
            <text:p>0.7405598482</text:p>
          </table:table-cell>
          <table:table-cell/>
          <table:table-cell office:value-type="float" office:value="0.6332514893" calcext:value-type="float">
            <text:p>0.63325148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69273724" calcext:value-type="float">
            <text:p>0.7369273724</text:p>
          </table:table-cell>
          <table:table-cell/>
          <table:table-cell office:value-type="float" office:value="0.6396080951" calcext:value-type="float">
            <text:p>0.63960809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31269677" calcext:value-type="float">
            <text:p>0.7331269677</text:p>
          </table:table-cell>
          <table:table-cell/>
          <table:table-cell office:value-type="float" office:value="0.6458657497" calcext:value-type="float">
            <text:p>0.64586574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91613277" calcext:value-type="float">
            <text:p>0.7291613277</text:p>
          </table:table-cell>
          <table:table-cell/>
          <table:table-cell office:value-type="float" office:value="0.652020018" calcext:value-type="float">
            <text:p>0.6520200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50332634" calcext:value-type="float">
            <text:p>0.7250332634</text:p>
          </table:table-cell>
          <table:table-cell/>
          <table:table-cell office:value-type="float" office:value="0.6580665378" calcext:value-type="float">
            <text:p>0.65806653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07457004" calcext:value-type="float">
            <text:p>0.7207457004</text:p>
          </table:table-cell>
          <table:table-cell/>
          <table:table-cell office:value-type="float" office:value="0.6640010236" calcext:value-type="float">
            <text:p>0.66400102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63016778" calcext:value-type="float">
            <text:p>0.7163016778</text:p>
          </table:table-cell>
          <table:table-cell/>
          <table:table-cell office:value-type="float" office:value="0.6698192691" calcext:value-type="float">
            <text:p>0.66981926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7043454" calcext:value-type="float">
            <text:p>0.7117043454</text:p>
          </table:table-cell>
          <table:table-cell/>
          <table:table-cell office:value-type="float" office:value="0.6755171505" calcext:value-type="float">
            <text:p>0.6755171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69569617" calcext:value-type="float">
            <text:p>0.7069569617</text:p>
          </table:table-cell>
          <table:table-cell/>
          <table:table-cell office:value-type="float" office:value="0.6810906292" calcext:value-type="float">
            <text:p>0.68109062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20628915" calcext:value-type="float">
            <text:p>0.7020628915</text:p>
          </table:table-cell>
          <table:table-cell/>
          <table:table-cell office:value-type="float" office:value="0.686535755" calcext:value-type="float">
            <text:p>0.6865357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70256036" calcext:value-type="float">
            <text:p>0.6970256036</text:p>
          </table:table-cell>
          <table:table-cell/>
          <table:table-cell office:value-type="float" office:value="0.6918486683" calcext:value-type="float">
            <text:p>0.691848668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18486683" calcext:value-type="float">
            <text:p>0.6918486683</text:p>
          </table:table-cell>
          <table:table-cell/>
          <table:table-cell office:value-type="float" office:value="0.6970256036" calcext:value-type="float">
            <text:p>0.69702560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6535755" calcext:value-type="float">
            <text:p>0.686535755</text:p>
          </table:table-cell>
          <table:table-cell/>
          <table:table-cell office:value-type="float" office:value="0.7020628915" calcext:value-type="float">
            <text:p>0.70206289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10906292" calcext:value-type="float">
            <text:p>0.6810906292</text:p>
          </table:table-cell>
          <table:table-cell/>
          <table:table-cell office:value-type="float" office:value="0.7069569617" calcext:value-type="float">
            <text:p>0.70695696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55171505" calcext:value-type="float">
            <text:p>0.6755171505</text:p>
          </table:table-cell>
          <table:table-cell/>
          <table:table-cell office:value-type="float" office:value="0.7117043454" calcext:value-type="float">
            <text:p>0.71170434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98192691" calcext:value-type="float">
            <text:p>0.6698192691</text:p>
          </table:table-cell>
          <table:table-cell/>
          <table:table-cell office:value-type="float" office:value="0.7163016778" calcext:value-type="float">
            <text:p>0.716301677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40010236" calcext:value-type="float">
            <text:p>0.6640010236</text:p>
          </table:table-cell>
          <table:table-cell/>
          <table:table-cell office:value-type="float" office:value="0.7207457004" calcext:value-type="float">
            <text:p>0.72074570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80665378" calcext:value-type="float">
            <text:p>0.6580665378</text:p>
          </table:table-cell>
          <table:table-cell/>
          <table:table-cell office:value-type="float" office:value="0.7250332634" calcext:value-type="float">
            <text:p>0.72503326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020018" calcext:value-type="float">
            <text:p>0.652020018</text:p>
          </table:table-cell>
          <table:table-cell/>
          <table:table-cell office:value-type="float" office:value="0.7291613277" calcext:value-type="float">
            <text:p>0.72916132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8657497" calcext:value-type="float">
            <text:p>0.6458657497</text:p>
          </table:table-cell>
          <table:table-cell/>
          <table:table-cell office:value-type="float" office:value="0.7331269677" calcext:value-type="float">
            <text:p>0.733126967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96080951" calcext:value-type="float">
            <text:p>0.6396080951</text:p>
          </table:table-cell>
          <table:table-cell/>
          <table:table-cell office:value-type="float" office:value="0.7369273724" calcext:value-type="float">
            <text:p>0.7369273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32514893" calcext:value-type="float">
            <text:p>0.6332514893</text:p>
          </table:table-cell>
          <table:table-cell/>
          <table:table-cell office:value-type="float" office:value="0.7405598482" calcext:value-type="float">
            <text:p>0.74055984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68004379" calcext:value-type="float">
            <text:p>0.6268004379</text:p>
          </table:table-cell>
          <table:table-cell/>
          <table:table-cell office:value-type="float" office:value="0.7440218206" calcext:value-type="float">
            <text:p>0.7440218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02595131" calcext:value-type="float">
            <text:p>0.6202595131</text:p>
          </table:table-cell>
          <table:table-cell/>
          <table:table-cell office:value-type="float" office:value="0.7473108358" calcext:value-type="float">
            <text:p>0.74731083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36333511" calcext:value-type="float">
            <text:p>0.6136333511</text:p>
          </table:table-cell>
          <table:table-cell/>
          <table:table-cell office:value-type="float" office:value="0.7504245625" calcext:value-type="float">
            <text:p>0.75042456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69266483" calcext:value-type="float">
            <text:p>0.6069266483</text:p>
          </table:table-cell>
          <table:table-cell/>
          <table:table-cell office:value-type="float" office:value="0.7533607939" calcext:value-type="float">
            <text:p>0.75336079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01441582" calcext:value-type="float">
            <text:p>0.6001441582</text:p>
          </table:table-cell>
          <table:table-cell/>
          <table:table-cell office:value-type="float" office:value="0.7561174488" calcext:value-type="float">
            <text:p>0.7561174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32906882" calcext:value-type="float">
            <text:p>0.5932906882</text:p>
          </table:table-cell>
          <table:table-cell/>
          <table:table-cell office:value-type="float" office:value="0.7586925733" calcext:value-type="float">
            <text:p>0.75869257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63710958" calcext:value-type="float">
            <text:p>0.5863710958</text:p>
          </table:table-cell>
          <table:table-cell/>
          <table:table-cell office:value-type="float" office:value="0.7610843423" calcext:value-type="float">
            <text:p>0.76108434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93902855" calcext:value-type="float">
            <text:p>0.5793902855</text:p>
          </table:table-cell>
          <table:table-cell/>
          <table:table-cell office:value-type="float" office:value="0.7632910605" calcext:value-type="float">
            <text:p>0.76329106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23532052" calcext:value-type="float">
            <text:p>0.5723532052</text:p>
          </table:table-cell>
          <table:table-cell/>
          <table:table-cell office:value-type="float" office:value="0.7653111639" calcext:value-type="float">
            <text:p>0.765311163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52648425" calcext:value-type="float">
            <text:p>0.5652648425</text:p>
          </table:table-cell>
          <table:table-cell/>
          <table:table-cell office:value-type="float" office:value="0.7671432206" calcext:value-type="float">
            <text:p>0.76714322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81302215" calcext:value-type="float">
            <text:p>0.5581302215</text:p>
          </table:table-cell>
          <table:table-cell/>
          <table:table-cell office:value-type="float" office:value="0.7687859322" calcext:value-type="float">
            <text:p>0.76878593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09543991" calcext:value-type="float">
            <text:p>0.5509543991</text:p>
          </table:table-cell>
          <table:table-cell/>
          <table:table-cell office:value-type="float" office:value="0.7702381343" calcext:value-type="float">
            <text:p>0.77023813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37424614" calcext:value-type="float">
            <text:p>0.5437424614</text:p>
          </table:table-cell>
          <table:table-cell/>
          <table:table-cell office:value-type="float" office:value="0.7714987975" calcext:value-type="float">
            <text:p>0.7714987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649952" calcext:value-type="float">
            <text:p>0.53649952</text:p>
          </table:table-cell>
          <table:table-cell/>
          <table:table-cell office:value-type="float" office:value="0.7725670285" calcext:value-type="float">
            <text:p>0.77256702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92307086" calcext:value-type="float">
            <text:p>0.5292307086</text:p>
          </table:table-cell>
          <table:table-cell/>
          <table:table-cell office:value-type="float" office:value="0.7734420701" calcext:value-type="float">
            <text:p>0.77344207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1941179" calcext:value-type="float">
            <text:p>0.521941179</text:p>
          </table:table-cell>
          <table:table-cell/>
          <table:table-cell office:value-type="float" office:value="0.7741233019" calcext:value-type="float">
            <text:p>0.77412330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46360981" calcext:value-type="float">
            <text:p>0.5146360981</text:p>
          </table:table-cell>
          <table:table-cell/>
          <table:table-cell office:value-type="float" office:value="0.7746102413" calcext:value-type="float">
            <text:p>0.77461024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73206434" calcext:value-type="float">
            <text:p>0.5073206434</text:p>
          </table:table-cell>
          <table:table-cell/>
          <table:table-cell office:value-type="float" office:value="0.7749025431" calcext:value-type="float">
            <text:p>0.77490254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3981132" calcext:value-type="float">
            <text:p>0.7873981132</text:p>
          </table:table-cell>
          <table:table-cell/>
          <table:table-cell office:value-type="float" office:value="0.5076533999" calcext:value-type="float">
            <text:p>0.5076533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092525" calcext:value-type="float">
            <text:p>0.787092525</text:p>
          </table:table-cell>
          <table:table-cell/>
          <table:table-cell office:value-type="float" office:value="0.5153013753" calcext:value-type="float">
            <text:p>0.51530137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6583452" calcext:value-type="float">
            <text:p>0.786583452</text:p>
          </table:table-cell>
          <table:table-cell/>
          <table:table-cell office:value-type="float" office:value="0.5229385053" calcext:value-type="float">
            <text:p>0.52293850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58712551" calcext:value-type="float">
            <text:p>0.7858712551</text:p>
          </table:table-cell>
          <table:table-cell/>
          <table:table-cell office:value-type="float" office:value="0.5305593771" calcext:value-type="float">
            <text:p>0.53055937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49564389" calcext:value-type="float">
            <text:p>0.7849564389</text:p>
          </table:table-cell>
          <table:table-cell/>
          <table:table-cell office:value-type="float" office:value="0.5381585891" calcext:value-type="float">
            <text:p>0.53815858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3839652" calcext:value-type="float">
            <text:p>0.783839652</text:p>
          </table:table-cell>
          <table:table-cell/>
          <table:table-cell office:value-type="float" office:value="0.5457307551" calcext:value-type="float">
            <text:p>0.5457307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25216858" calcext:value-type="float">
            <text:p>0.7825216858</text:p>
          </table:table-cell>
          <table:table-cell/>
          <table:table-cell office:value-type="float" office:value="0.5532705082" calcext:value-type="float">
            <text:p>0.55327050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10034746" calcext:value-type="float">
            <text:p>0.7810034746</text:p>
          </table:table-cell>
          <table:table-cell/>
          <table:table-cell office:value-type="float" office:value="0.5607725043" calcext:value-type="float">
            <text:p>0.56077250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92860943" calcext:value-type="float">
            <text:p>0.7792860943</text:p>
          </table:table-cell>
          <table:table-cell/>
          <table:table-cell office:value-type="float" office:value="0.5682314262" calcext:value-type="float">
            <text:p>0.56823142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73707623" calcext:value-type="float">
            <text:p>0.7773707623</text:p>
          </table:table-cell>
          <table:table-cell/>
          <table:table-cell office:value-type="float" office:value="0.5756419872" calcext:value-type="float">
            <text:p>0.57564198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5258836" calcext:value-type="float">
            <text:p>0.775258836</text:p>
          </table:table-cell>
          <table:table-cell/>
          <table:table-cell office:value-type="float" office:value="0.5829989349" calcext:value-type="float">
            <text:p>0.582998934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29518124" calcext:value-type="float">
            <text:p>0.7729518124</text:p>
          </table:table-cell>
          <table:table-cell/>
          <table:table-cell office:value-type="float" office:value="0.5902970547" calcext:value-type="float">
            <text:p>0.590297054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04513267" calcext:value-type="float">
            <text:p>0.7704513267</text:p>
          </table:table-cell>
          <table:table-cell/>
          <table:table-cell office:value-type="float" office:value="0.597531174" calcext:value-type="float">
            <text:p>0.597531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7759151" calcext:value-type="float">
            <text:p>0.767759151</text:p>
          </table:table-cell>
          <table:table-cell/>
          <table:table-cell office:value-type="float" office:value="0.6046961654" calcext:value-type="float">
            <text:p>0.60469616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48771936" calcext:value-type="float">
            <text:p>0.7648771936</text:p>
          </table:table-cell>
          <table:table-cell/>
          <table:table-cell office:value-type="float" office:value="0.6117869504" calcext:value-type="float">
            <text:p>0.6117869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18074972" calcext:value-type="float">
            <text:p>0.7618074972</text:p>
          </table:table-cell>
          <table:table-cell/>
          <table:table-cell office:value-type="float" office:value="0.6187985034" calcext:value-type="float">
            <text:p>0.61879850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85522374" calcext:value-type="float">
            <text:p>0.7585522374</text:p>
          </table:table-cell>
          <table:table-cell/>
          <table:table-cell office:value-type="float" office:value="0.6257258546" calcext:value-type="float">
            <text:p>0.62572585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51137216" calcext:value-type="float">
            <text:p>0.7551137216</text:p>
          </table:table-cell>
          <table:table-cell/>
          <table:table-cell office:value-type="float" office:value="0.6325640942" calcext:value-type="float">
            <text:p>0.63256409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14943868" calcext:value-type="float">
            <text:p>0.7514943868</text:p>
          </table:table-cell>
          <table:table-cell/>
          <table:table-cell office:value-type="float" office:value="0.6393083752" calcext:value-type="float">
            <text:p>0.6393083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76967984" calcext:value-type="float">
            <text:p>0.7476967984</text:p>
          </table:table-cell>
          <table:table-cell/>
          <table:table-cell office:value-type="float" office:value="0.6459539176" calcext:value-type="float">
            <text:p>0.64595391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3723648" calcext:value-type="float">
            <text:p>0.743723648</text:p>
          </table:table-cell>
          <table:table-cell/>
          <table:table-cell office:value-type="float" office:value="0.6524960111" calcext:value-type="float">
            <text:p>0.65249601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95777517" calcext:value-type="float">
            <text:p>0.7395777517</text:p>
          </table:table-cell>
          <table:table-cell/>
          <table:table-cell office:value-type="float" office:value="0.6589300188" calcext:value-type="float">
            <text:p>0.65893001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2620481" calcext:value-type="float">
            <text:p>0.7352620481</text:p>
          </table:table-cell>
          <table:table-cell/>
          <table:table-cell office:value-type="float" office:value="0.6652513804" calcext:value-type="float">
            <text:p>0.66525138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07795959" calcext:value-type="float">
            <text:p>0.7307795959</text:p>
          </table:table-cell>
          <table:table-cell/>
          <table:table-cell office:value-type="float" office:value="0.6714556156" calcext:value-type="float">
            <text:p>0.67145561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61335723" calcext:value-type="float">
            <text:p>0.7261335723</text:p>
          </table:table-cell>
          <table:table-cell/>
          <table:table-cell office:value-type="float" office:value="0.6775383268" calcext:value-type="float">
            <text:p>0.67753832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13272702" calcext:value-type="float">
            <text:p>0.7213272702</text:p>
          </table:table-cell>
          <table:table-cell/>
          <table:table-cell office:value-type="float" office:value="0.6834952028" calcext:value-type="float">
            <text:p>0.68349520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63640963" calcext:value-type="float">
            <text:p>0.7163640963</text:p>
          </table:table-cell>
          <table:table-cell/>
          <table:table-cell office:value-type="float" office:value="0.6893220215" calcext:value-type="float">
            <text:p>0.68932202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12475684" calcext:value-type="float">
            <text:p>0.7112475684</text:p>
          </table:table-cell>
          <table:table-cell/>
          <table:table-cell office:value-type="float" office:value="0.6950146529" calcext:value-type="float">
            <text:p>0.69501465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59813128" calcext:value-type="float">
            <text:p>0.7059813128</text:p>
          </table:table-cell>
          <table:table-cell/>
          <table:table-cell office:value-type="float" office:value="0.7005690623" calcext:value-type="float">
            <text:p>0.7005690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05690623" calcext:value-type="float">
            <text:p>0.7005690623</text:p>
          </table:table-cell>
          <table:table-cell/>
          <table:table-cell office:value-type="float" office:value="0.7059813128" calcext:value-type="float">
            <text:p>0.7059813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50146529" calcext:value-type="float">
            <text:p>0.6950146529</text:p>
          </table:table-cell>
          <table:table-cell/>
          <table:table-cell office:value-type="float" office:value="0.7112475684" calcext:value-type="float">
            <text:p>0.71124756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93220215" calcext:value-type="float">
            <text:p>0.6893220215</text:p>
          </table:table-cell>
          <table:table-cell/>
          <table:table-cell office:value-type="float" office:value="0.7163640963" calcext:value-type="float">
            <text:p>0.7163640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34952028" calcext:value-type="float">
            <text:p>0.6834952028</text:p>
          </table:table-cell>
          <table:table-cell/>
          <table:table-cell office:value-type="float" office:value="0.7213272702" calcext:value-type="float">
            <text:p>0.72132727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75383268" calcext:value-type="float">
            <text:p>0.6775383268</text:p>
          </table:table-cell>
          <table:table-cell/>
          <table:table-cell office:value-type="float" office:value="0.7261335723" calcext:value-type="float">
            <text:p>0.72613357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14556156" calcext:value-type="float">
            <text:p>0.6714556156</text:p>
          </table:table-cell>
          <table:table-cell/>
          <table:table-cell office:value-type="float" office:value="0.7307795959" calcext:value-type="float">
            <text:p>0.730779595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52513804" calcext:value-type="float">
            <text:p>0.6652513804</text:p>
          </table:table-cell>
          <table:table-cell/>
          <table:table-cell office:value-type="float" office:value="0.7352620481" calcext:value-type="float">
            <text:p>0.73526204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89300188" calcext:value-type="float">
            <text:p>0.6589300188</text:p>
          </table:table-cell>
          <table:table-cell/>
          <table:table-cell office:value-type="float" office:value="0.7395777517" calcext:value-type="float">
            <text:p>0.73957775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4960111" calcext:value-type="float">
            <text:p>0.6524960111</text:p>
          </table:table-cell>
          <table:table-cell/>
          <table:table-cell office:value-type="float" office:value="0.743723648" calcext:value-type="float">
            <text:p>0.7437236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9539176" calcext:value-type="float">
            <text:p>0.6459539176</text:p>
          </table:table-cell>
          <table:table-cell/>
          <table:table-cell office:value-type="float" office:value="0.7476967984" calcext:value-type="float">
            <text:p>0.74769679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93083752" calcext:value-type="float">
            <text:p>0.6393083752</text:p>
          </table:table-cell>
          <table:table-cell/>
          <table:table-cell office:value-type="float" office:value="0.7514943868" calcext:value-type="float">
            <text:p>0.75149438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25640942" calcext:value-type="float">
            <text:p>0.6325640942</text:p>
          </table:table-cell>
          <table:table-cell/>
          <table:table-cell office:value-type="float" office:value="0.7551137216" calcext:value-type="float">
            <text:p>0.75511372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57258546" calcext:value-type="float">
            <text:p>0.6257258546</text:p>
          </table:table-cell>
          <table:table-cell/>
          <table:table-cell office:value-type="float" office:value="0.7585522374" calcext:value-type="float">
            <text:p>0.7585522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87985034" calcext:value-type="float">
            <text:p>0.6187985034</text:p>
          </table:table-cell>
          <table:table-cell/>
          <table:table-cell office:value-type="float" office:value="0.7618074972" calcext:value-type="float">
            <text:p>0.76180749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17869504" calcext:value-type="float">
            <text:p>0.6117869504</text:p>
          </table:table-cell>
          <table:table-cell/>
          <table:table-cell office:value-type="float" office:value="0.7648771936" calcext:value-type="float">
            <text:p>0.76487719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46961654" calcext:value-type="float">
            <text:p>0.6046961654</text:p>
          </table:table-cell>
          <table:table-cell/>
          <table:table-cell office:value-type="float" office:value="0.767759151" calcext:value-type="float">
            <text:p>0.7677591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7531174" calcext:value-type="float">
            <text:p>0.597531174</text:p>
          </table:table-cell>
          <table:table-cell/>
          <table:table-cell office:value-type="float" office:value="0.7704513267" calcext:value-type="float">
            <text:p>0.77045132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02970547" calcext:value-type="float">
            <text:p>0.5902970547</text:p>
          </table:table-cell>
          <table:table-cell/>
          <table:table-cell office:value-type="float" office:value="0.7729518124" calcext:value-type="float">
            <text:p>0.77295181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29989349" calcext:value-type="float">
            <text:p>0.5829989349</text:p>
          </table:table-cell>
          <table:table-cell/>
          <table:table-cell office:value-type="float" office:value="0.775258836" calcext:value-type="float">
            <text:p>0.7752588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56419872" calcext:value-type="float">
            <text:p>0.5756419872</text:p>
          </table:table-cell>
          <table:table-cell/>
          <table:table-cell office:value-type="float" office:value="0.7773707623" calcext:value-type="float">
            <text:p>0.77737076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82314262" calcext:value-type="float">
            <text:p>0.5682314262</text:p>
          </table:table-cell>
          <table:table-cell/>
          <table:table-cell office:value-type="float" office:value="0.7792860943" calcext:value-type="float">
            <text:p>0.77928609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07725043" calcext:value-type="float">
            <text:p>0.5607725043</text:p>
          </table:table-cell>
          <table:table-cell/>
          <table:table-cell office:value-type="float" office:value="0.7810034746" calcext:value-type="float">
            <text:p>0.78100347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32705082" calcext:value-type="float">
            <text:p>0.5532705082</text:p>
          </table:table-cell>
          <table:table-cell/>
          <table:table-cell office:value-type="float" office:value="0.7825216858" calcext:value-type="float">
            <text:p>0.782521685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57307551" calcext:value-type="float">
            <text:p>0.5457307551</text:p>
          </table:table-cell>
          <table:table-cell/>
          <table:table-cell office:value-type="float" office:value="0.783839652" calcext:value-type="float">
            <text:p>0.7838396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81585891" calcext:value-type="float">
            <text:p>0.5381585891</text:p>
          </table:table-cell>
          <table:table-cell/>
          <table:table-cell office:value-type="float" office:value="0.7849564389" calcext:value-type="float">
            <text:p>0.784956438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05593771" calcext:value-type="float">
            <text:p>0.5305593771</text:p>
          </table:table-cell>
          <table:table-cell/>
          <table:table-cell office:value-type="float" office:value="0.7858712551" calcext:value-type="float">
            <text:p>0.7858712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29385053" calcext:value-type="float">
            <text:p>0.5229385053</text:p>
          </table:table-cell>
          <table:table-cell/>
          <table:table-cell office:value-type="float" office:value="0.786583452" calcext:value-type="float">
            <text:p>0.78658345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53013753" calcext:value-type="float">
            <text:p>0.5153013753</text:p>
          </table:table-cell>
          <table:table-cell/>
          <table:table-cell office:value-type="float" office:value="0.787092525" calcext:value-type="float">
            <text:p>0.787092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76533999" calcext:value-type="float">
            <text:p>0.5076533999</text:p>
          </table:table-cell>
          <table:table-cell/>
          <table:table-cell office:value-type="float" office:value="0.7873981132" calcext:value-type="float">
            <text:p>0.78739811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8936833" calcext:value-type="float">
            <text:p>0.7998936833</text:p>
          </table:table-cell>
          <table:table-cell/>
          <table:table-cell office:value-type="float" office:value="0.5079861564" calcext:value-type="float">
            <text:p>0.50798615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5748087" calcext:value-type="float">
            <text:p>0.7995748087</text:p>
          </table:table-cell>
          <table:table-cell/>
          <table:table-cell office:value-type="float" office:value="0.5159666525" calcext:value-type="float">
            <text:p>0.51596665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90436021" calcext:value-type="float">
            <text:p>0.7990436021</text:p>
          </table:table-cell>
          <table:table-cell/>
          <table:table-cell office:value-type="float" office:value="0.5239358317" calcext:value-type="float">
            <text:p>0.52393583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83004401" calcext:value-type="float">
            <text:p>0.7983004401</text:p>
          </table:table-cell>
          <table:table-cell/>
          <table:table-cell office:value-type="float" office:value="0.5318880457" calcext:value-type="float">
            <text:p>0.5318880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73458493" calcext:value-type="float">
            <text:p>0.7973458493</text:p>
          </table:table-cell>
          <table:table-cell/>
          <table:table-cell office:value-type="float" office:value="0.5398176582" calcext:value-type="float">
            <text:p>0.539817658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61805064" calcext:value-type="float">
            <text:p>0.7961805064</text:p>
          </table:table-cell>
          <table:table-cell/>
          <table:table-cell office:value-type="float" office:value="0.5477190488" calcext:value-type="float">
            <text:p>0.54771904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48052374" calcext:value-type="float">
            <text:p>0.7948052374</text:p>
          </table:table-cell>
          <table:table-cell/>
          <table:table-cell office:value-type="float" office:value="0.5555866172" calcext:value-type="float">
            <text:p>0.55558661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32210169" calcext:value-type="float">
            <text:p>0.7932210169</text:p>
          </table:table-cell>
          <table:table-cell/>
          <table:table-cell office:value-type="float" office:value="0.5634147871" calcext:value-type="float">
            <text:p>0.56341478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91428968" calcext:value-type="float">
            <text:p>0.791428968</text:p>
          </table:table-cell>
          <table:table-cell/>
          <table:table-cell office:value-type="float" office:value="0.57119801" calcext:value-type="float">
            <text:p>0.571198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94303606" calcext:value-type="float">
            <text:p>0.7894303606</text:p>
          </table:table-cell>
          <table:table-cell/>
          <table:table-cell office:value-type="float" office:value="0.5789307693" calcext:value-type="float">
            <text:p>0.57893076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72266115" calcext:value-type="float">
            <text:p>0.7872266115</text:p>
          </table:table-cell>
          <table:table-cell/>
          <table:table-cell office:value-type="float" office:value="0.5866075842" calcext:value-type="float">
            <text:p>0.586607584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48192825" calcext:value-type="float">
            <text:p>0.7848192825</text:p>
          </table:table-cell>
          <table:table-cell/>
          <table:table-cell office:value-type="float" office:value="0.5942230136" calcext:value-type="float">
            <text:p>0.59422301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8221008" calcext:value-type="float">
            <text:p>0.78221008</text:p>
          </table:table-cell>
          <table:table-cell/>
          <table:table-cell office:value-type="float" office:value="0.6017716598" calcext:value-type="float">
            <text:p>0.60177165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94008532" calcext:value-type="float">
            <text:p>0.7794008532</text:p>
          </table:table-cell>
          <table:table-cell/>
          <table:table-cell office:value-type="float" office:value="0.6092481726" calcext:value-type="float">
            <text:p>0.60924817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63935934" calcext:value-type="float">
            <text:p>0.7763935934</text:p>
          </table:table-cell>
          <table:table-cell/>
          <table:table-cell office:value-type="float" office:value="0.6166472526" calcext:value-type="float">
            <text:p>0.61664725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731904319" calcext:value-type="float">
            <text:p>0.7731904319</text:p>
          </table:table-cell>
          <table:table-cell/>
          <table:table-cell office:value-type="float" office:value="0.6239636557" calcext:value-type="float">
            <text:p>0.62396365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97936391" calcext:value-type="float">
            <text:p>0.7697936391</text:p>
          </table:table-cell>
          <table:table-cell/>
          <table:table-cell office:value-type="float" office:value="0.6311921961" calcext:value-type="float">
            <text:p>0.631192196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62056225" calcext:value-type="float">
            <text:p>0.7662056225</text:p>
          </table:table-cell>
          <table:table-cell/>
          <table:table-cell office:value-type="float" office:value="0.6383277504" calcext:value-type="float">
            <text:p>0.63832775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624289254" calcext:value-type="float">
            <text:p>0.7624289254</text:p>
          </table:table-cell>
          <table:table-cell/>
          <table:table-cell office:value-type="float" office:value="0.6453652611" calcext:value-type="float">
            <text:p>0.64536526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84662244" calcext:value-type="float">
            <text:p>0.7584662244</text:p>
          </table:table-cell>
          <table:table-cell/>
          <table:table-cell office:value-type="float" office:value="0.6522997401" calcext:value-type="float">
            <text:p>0.6522997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543203284" calcext:value-type="float">
            <text:p>0.7543203284</text:p>
          </table:table-cell>
          <table:table-cell/>
          <table:table-cell office:value-type="float" office:value="0.6591262724" calcext:value-type="float">
            <text:p>0.65912627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99941757" calcext:value-type="float">
            <text:p>0.7499941757</text:p>
          </table:table-cell>
          <table:table-cell/>
          <table:table-cell office:value-type="float" office:value="0.6658400196" calcext:value-type="float">
            <text:p>0.665840019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54908328" calcext:value-type="float">
            <text:p>0.7454908328</text:p>
          </table:table-cell>
          <table:table-cell/>
          <table:table-cell office:value-type="float" office:value="0.6724362231" calcext:value-type="float">
            <text:p>0.6724362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408134914" calcext:value-type="float">
            <text:p>0.7408134914</text:p>
          </table:table-cell>
          <table:table-cell/>
          <table:table-cell office:value-type="float" office:value="0.6789102076" calcext:value-type="float">
            <text:p>0.678910207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59654667" calcext:value-type="float">
            <text:p>0.7359654667</text:p>
          </table:table-cell>
          <table:table-cell/>
          <table:table-cell office:value-type="float" office:value="0.6852573845" calcext:value-type="float">
            <text:p>0.68525738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30950195" calcext:value-type="float">
            <text:p>0.730950195</text:p>
          </table:table-cell>
          <table:table-cell/>
          <table:table-cell office:value-type="float" office:value="0.6914732551" calcext:value-type="float">
            <text:p>0.691473255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5771231" calcext:value-type="float">
            <text:p>0.725771231</text:p>
          </table:table-cell>
          <table:table-cell/>
          <table:table-cell office:value-type="float" office:value="0.6975534137" calcext:value-type="float">
            <text:p>0.697553413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204322453" calcext:value-type="float">
            <text:p>0.7204322453</text:p>
          </table:table-cell>
          <table:table-cell/>
          <table:table-cell office:value-type="float" office:value="0.7034935509" calcext:value-type="float">
            <text:p>0.703493550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149370221" calcext:value-type="float">
            <text:p>0.7149370221</text:p>
          </table:table-cell>
          <table:table-cell/>
          <table:table-cell office:value-type="float" office:value="0.7092894563" calcext:value-type="float">
            <text:p>0.70928945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92894563" calcext:value-type="float">
            <text:p>0.7092894563</text:p>
          </table:table-cell>
          <table:table-cell/>
          <table:table-cell office:value-type="float" office:value="0.7149370221" calcext:value-type="float">
            <text:p>0.71493702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7034935509" calcext:value-type="float">
            <text:p>0.7034935509</text:p>
          </table:table-cell>
          <table:table-cell/>
          <table:table-cell office:value-type="float" office:value="0.7204322453" calcext:value-type="float">
            <text:p>0.7204322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75534137" calcext:value-type="float">
            <text:p>0.6975534137</text:p>
          </table:table-cell>
          <table:table-cell/>
          <table:table-cell office:value-type="float" office:value="0.725771231" calcext:value-type="float">
            <text:p>0.7257712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914732551" calcext:value-type="float">
            <text:p>0.6914732551</text:p>
          </table:table-cell>
          <table:table-cell/>
          <table:table-cell office:value-type="float" office:value="0.730950195" calcext:value-type="float">
            <text:p>0.7309501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852573845" calcext:value-type="float">
            <text:p>0.6852573845</text:p>
          </table:table-cell>
          <table:table-cell/>
          <table:table-cell office:value-type="float" office:value="0.7359654667" calcext:value-type="float">
            <text:p>0.735965466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89102076" calcext:value-type="float">
            <text:p>0.6789102076</text:p>
          </table:table-cell>
          <table:table-cell/>
          <table:table-cell office:value-type="float" office:value="0.7408134914" calcext:value-type="float">
            <text:p>0.74081349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724362231" calcext:value-type="float">
            <text:p>0.6724362231</text:p>
          </table:table-cell>
          <table:table-cell/>
          <table:table-cell office:value-type="float" office:value="0.7454908328" calcext:value-type="float">
            <text:p>0.74549083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658400196" calcext:value-type="float">
            <text:p>0.6658400196</text:p>
          </table:table-cell>
          <table:table-cell/>
          <table:table-cell office:value-type="float" office:value="0.7499941757" calcext:value-type="float">
            <text:p>0.74999417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91262724" calcext:value-type="float">
            <text:p>0.6591262724</text:p>
          </table:table-cell>
          <table:table-cell/>
          <table:table-cell office:value-type="float" office:value="0.7543203284" calcext:value-type="float">
            <text:p>0.75432032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522997401" calcext:value-type="float">
            <text:p>0.6522997401</text:p>
          </table:table-cell>
          <table:table-cell/>
          <table:table-cell office:value-type="float" office:value="0.7584662244" calcext:value-type="float">
            <text:p>0.75846622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453652611" calcext:value-type="float">
            <text:p>0.6453652611</text:p>
          </table:table-cell>
          <table:table-cell/>
          <table:table-cell office:value-type="float" office:value="0.7624289254" calcext:value-type="float">
            <text:p>0.76242892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83277504" calcext:value-type="float">
            <text:p>0.6383277504</text:p>
          </table:table-cell>
          <table:table-cell/>
          <table:table-cell office:value-type="float" office:value="0.7662056225" calcext:value-type="float">
            <text:p>0.76620562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311921961" calcext:value-type="float">
            <text:p>0.6311921961</text:p>
          </table:table-cell>
          <table:table-cell/>
          <table:table-cell office:value-type="float" office:value="0.7697936391" calcext:value-type="float">
            <text:p>0.769793639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239636557" calcext:value-type="float">
            <text:p>0.6239636557</text:p>
          </table:table-cell>
          <table:table-cell/>
          <table:table-cell office:value-type="float" office:value="0.7731904319" calcext:value-type="float">
            <text:p>0.773190431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166472526" calcext:value-type="float">
            <text:p>0.6166472526</text:p>
          </table:table-cell>
          <table:table-cell/>
          <table:table-cell office:value-type="float" office:value="0.7763935934" calcext:value-type="float">
            <text:p>0.776393593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92481726" calcext:value-type="float">
            <text:p>0.6092481726</text:p>
          </table:table-cell>
          <table:table-cell/>
          <table:table-cell office:value-type="float" office:value="0.7794008532" calcext:value-type="float">
            <text:p>0.77940085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6017716598" calcext:value-type="float">
            <text:p>0.6017716598</text:p>
          </table:table-cell>
          <table:table-cell/>
          <table:table-cell office:value-type="float" office:value="0.78221008" calcext:value-type="float">
            <text:p>0.7822100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942230136" calcext:value-type="float">
            <text:p>0.5942230136</text:p>
          </table:table-cell>
          <table:table-cell/>
          <table:table-cell office:value-type="float" office:value="0.7848192825" calcext:value-type="float">
            <text:p>0.78481928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866075842" calcext:value-type="float">
            <text:p>0.5866075842</text:p>
          </table:table-cell>
          <table:table-cell/>
          <table:table-cell office:value-type="float" office:value="0.7872266115" calcext:value-type="float">
            <text:p>0.78722661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89307693" calcext:value-type="float">
            <text:p>0.5789307693</text:p>
          </table:table-cell>
          <table:table-cell/>
          <table:table-cell office:value-type="float" office:value="0.7894303606" calcext:value-type="float">
            <text:p>0.789430360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7119801" calcext:value-type="float">
            <text:p>0.57119801</text:p>
          </table:table-cell>
          <table:table-cell/>
          <table:table-cell office:value-type="float" office:value="0.791428968" calcext:value-type="float">
            <text:p>0.7914289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634147871" calcext:value-type="float">
            <text:p>0.5634147871</text:p>
          </table:table-cell>
          <table:table-cell/>
          <table:table-cell office:value-type="float" office:value="0.7932210169" calcext:value-type="float">
            <text:p>0.79322101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555866172" calcext:value-type="float">
            <text:p>0.5555866172</text:p>
          </table:table-cell>
          <table:table-cell/>
          <table:table-cell office:value-type="float" office:value="0.7948052374" calcext:value-type="float">
            <text:p>0.79480523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477190488" calcext:value-type="float">
            <text:p>0.5477190488</text:p>
          </table:table-cell>
          <table:table-cell/>
          <table:table-cell office:value-type="float" office:value="0.7961805064" calcext:value-type="float">
            <text:p>0.79618050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98176582" calcext:value-type="float">
            <text:p>0.5398176582</text:p>
          </table:table-cell>
          <table:table-cell/>
          <table:table-cell office:value-type="float" office:value="0.7973458493" calcext:value-type="float">
            <text:p>0.797345849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318880457" calcext:value-type="float">
            <text:p>0.5318880457</text:p>
          </table:table-cell>
          <table:table-cell/>
          <table:table-cell office:value-type="float" office:value="0.7983004401" calcext:value-type="float">
            <text:p>0.79830044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239358317" calcext:value-type="float">
            <text:p>0.5239358317</text:p>
          </table:table-cell>
          <table:table-cell/>
          <table:table-cell office:value-type="float" office:value="0.7990436021" calcext:value-type="float">
            <text:p>0.79904360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159666525" calcext:value-type="float">
            <text:p>0.5159666525</text:p>
          </table:table-cell>
          <table:table-cell/>
          <table:table-cell office:value-type="float" office:value="0.7995748087" calcext:value-type="float">
            <text:p>0.799574808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float" office:value="0.5079861564" calcext:value-type="float">
            <text:p>0.5079861564</text:p>
          </table:table-cell>
          <table:table-cell/>
          <table:table-cell office:value-type="float" office:value="0.7998936833" calcext:value-type="float">
            <text:p>0.79989368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4:07:58.767531922</meta:creation-date>
    <dc:date>2018-10-30T14:10:06.215427093</dc:date>
    <meta:editing-duration>PT2M8S</meta:editing-duration>
    <meta:editing-cycles>1</meta:editing-cycles>
    <meta:document-statistic meta:table-count="1" meta:cell-count="7080" meta:object-count="0"/>
    <meta:generator>LibreOffice/5.1.6.2$Linux_X86_64 LibreOffice_project/10m0$Build-2</meta:generator>
  </office:meta>
</office:document-meta>
</file>